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automatic-styles>
    <style:style style:name="co1" style:family="table-column">
      <style:table-column-properties fo:break-before="auto" style:column-width="2.3839in"/>
    </style:style>
    <style:style style:name="co2" style:family="table-column">
      <style:table-column-properties fo:break-before="auto" style:column-width="4.456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47in"/>
    </style:style>
    <style:style style:name="co5" style:family="table-column">
      <style:table-column-properties fo:break-before="auto" style:column-width="0.7791in"/>
    </style:style>
    <style:style style:name="co6" style:family="table-column">
      <style:table-column-properties fo:break-before="auto" style:column-width="2.1543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3.8484in"/>
    </style:style>
    <style:style style:name="co9" style:family="table-column">
      <style:table-column-properties fo:break-before="auto" style:column-width="0.8098in"/>
    </style:style>
    <style:style style:name="co10" style:family="table-column">
      <style:table-column-properties fo:break-before="auto" style:column-width="1.6917in"/>
    </style:style>
    <style:style style:name="co11" style:family="table-column">
      <style:table-column-properties fo:break-before="auto" style:column-width="3.7193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8764in"/>
    </style:style>
    <style:style style:name="co14" style:family="table-column">
      <style:table-column-properties fo:break-before="auto" style:column-width="4.5256in"/>
    </style:style>
    <style:style style:name="co15" style:family="table-column">
      <style:table-column-properties fo:break-before="auto" style:column-width="1.15in"/>
    </style:style>
    <style:style style:name="co16" style:family="table-column">
      <style:table-column-properties fo:break-before="auto" style:column-width="1.1217in"/>
    </style:style>
    <style:style style:name="co17" style:family="table-column">
      <style:table-column-properties fo:break-before="auto" style:column-width="1.1409in"/>
    </style:style>
    <style:style style:name="co18" style:family="table-column">
      <style:table-column-properties fo:break-before="auto" style:column-width="1.3945in"/>
    </style:style>
    <style:style style:name="co19" style:family="table-column">
      <style:table-column-properties fo:break-before="auto" style:column-width="1.1311in"/>
    </style:style>
    <style:style style:name="co20" style:family="table-column">
      <style:table-column-properties fo:break-before="auto" style:column-width="1.3846in"/>
    </style:style>
    <style:style style:name="co21" style:family="table-column">
      <style:table-column-properties fo:break-before="auto" style:column-width="1.7374in"/>
    </style:style>
    <style:style style:name="co22" style:family="table-column">
      <style:table-column-properties fo:break-before="auto" style:column-width="3.1193in"/>
    </style:style>
    <style:style style:name="co23" style:family="table-column">
      <style:table-column-properties fo:break-before="auto" style:column-width="0.6146in"/>
    </style:style>
    <style:style style:name="co24" style:family="table-column">
      <style:table-column-properties fo:break-before="auto" style:column-width="0.8681in"/>
    </style:style>
    <style:style style:name="co25" style:family="table-column">
      <style:table-column-properties fo:break-before="auto" style:column-width="1.9492in"/>
    </style:style>
    <style:style style:name="co26" style:family="table-column">
      <style:table-column-properties fo:break-before="auto" style:column-width="6.9902in"/>
    </style:style>
    <style:style style:name="co27" style:family="table-column">
      <style:table-column-properties fo:break-before="auto" style:column-width="3.9791in"/>
    </style:style>
    <style:style style:name="ro1" style:family="table-row">
      <style:table-row-properties style:row-height="0.2689in" fo:break-before="auto" style:use-optimal-row-height="true"/>
    </style:style>
    <style:style style:name="ro2" style:family="table-row">
      <style:table-row-properties style:row-height="0.3575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2193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354in" fo:break-before="auto" style:use-optimal-row-height="false"/>
    </style:style>
    <style:style style:name="ro8" style:family="table-row">
      <style:table-row-properties style:row-height="0.3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1.76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Default" style:data-style-name="N166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05" style:apply-style-name="Excel_5f_CondFormat_5f_1_5f_1_5f_1" style:base-cell-address="Sheet6.D3"/>
    </style:style>
    <style:style style:name="ce1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05" style:apply-style-name="Excel_5f_CondFormat_5f_1_5f_1_5f_1" style:base-cell-address="Sheet6.D3"/>
    </style:style>
    <style:style style:name="ce19" style:family="table-cell" style:parent-style-name="Default" style:data-style-name="N11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05" style:apply-style-name="Excel_5f_CondFormat_5f_1_5f_1_5f_1" style:base-cell-address="Sheet6.D3"/>
    </style:style>
    <style:style style:name="ce2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1" style:apply-style-name="Excel_5f_CondFormat_5f_1_5f_2_5f_1" style:base-cell-address="Sheet6.D33"/>
    </style:style>
    <style:style style:name="ce2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1" style:apply-style-name="Excel_5f_CondFormat_5f_1_5f_2_5f_1" style:base-cell-address="Sheet6.D33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05" style:apply-style-name="Excel_5f_CondFormat_5f_1_5f_1_5f_1" style:base-cell-address="Sheet6.D3"/>
    </style:style>
    <style:style style:name="ce2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05" style:apply-style-name="Excel_5f_CondFormat_5f_1_5f_1_5f_1" style:base-cell-address="Sheet6.D3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1" style:apply-style-name="Excel_5f_CondFormat_5f_1_5f_2_5f_1" style:base-cell-address="Sheet6.D33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&gt;1.1" style:apply-style-name="Excel_5f_CondFormat_5f_1_5f_2_5f_1" style:base-cell-address="Sheet6.D33"/>
    </style:style>
    <style:style style:name="ce2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none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74pt solid #000000" style:direction="ltr" fo:padding="0.028in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028in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padding="0.028in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ASPECTOS IMPORTANTES PARA INDICADORES</text:p>
          </table:table-cell>
          <table:covered-table-cell table:number-columns-repeated="9" table:style-name="ce10"/>
          <table:covered-table-cell table:style-name="ce26"/>
        </table:table-row>
        <table:table-row table:style-name="ro2">
          <table:table-cell table:style-name="ce6" office:value-type="string" calcext:value-type="string">
            <text:p>Agrupador</text:p>
          </table:table-cell>
          <table:table-cell table:style-name="ce11" office:value-type="string" calcext:value-type="string">
            <text:p>Indicador</text:p>
          </table:table-cell>
          <table:table-cell table:style-name="ce11" office:value-type="string" calcext:value-type="string">
            <text:p>Mes</text:p>
          </table:table-cell>
          <table:table-cell table:style-name="ce16" office:value-type="string" calcext:value-type="string">
            <text:p>Minimo baja</text:p>
          </table:table-cell>
          <table:table-cell table:style-name="ce16" office:value-type="string" calcext:value-type="string">
            <text:p>Máximo baja</text:p>
          </table:table-cell>
          <table:table-cell table:style-name="ce16" office:value-type="string" calcext:value-type="string">
            <text:p>Minimo vulnerable</text:p>
          </table:table-cell>
          <table:table-cell table:style-name="ce16" office:value-type="string" calcext:value-type="string">
            <text:p>Máximo vulnerable</text:p>
          </table:table-cell>
          <table:table-cell table:style-name="ce16" office:value-type="string" calcext:value-type="string">
            <text:p>Minimo Buena</text:p>
          </table:table-cell>
          <table:table-cell table:style-name="ce16" office:value-type="string" calcext:value-type="string">
            <text:p>Maximo buena</text:p>
          </table:table-cell>
          <table:table-cell table:style-name="ce16" office:value-type="string" calcext:value-type="string">
            <text:p>Superior al</text:p>
          </table:table-cell>
          <table:table-cell table:style-name="ce27" office:value-type="string" calcext:value-type="string">
            <text:p>Observación</text:p>
          </table:table-cell>
        </table:table-row>
        <table:table-row table:style-name="ro3">
          <table:table-cell table:style-name="ce7" office:value-type="string" calcext:value-type="string">
            <text:p>9. Formación Continua Especializada</text:p>
          </table:table-cell>
          <table:table-cell table:style-name="ce12" office:value-type="string" calcext:value-type="string">
            <text:p>Formación Continua Especializada FCE</text:p>
          </table:table-cell>
          <table:table-cell table:style-name="ce12" office:value-type="string" calcext:value-type="string">
            <text:p>Agosto</text:p>
          </table:table-cell>
          <table:table-cell table:style-name="ce17" office:value-type="string" calcext:value-type="string">
            <text:p>Aplica desde agosto</text:p>
          </table:table-cell>
          <table:table-cell table:style-name="ce17"/>
          <table:table-cell table:style-name="ce12" table:number-columns-repeated="2"/>
          <table:table-cell table:style-name="ce17" table:number-columns-repeated="2"/>
          <table:table-cell table:style-name="ce22"/>
          <table:table-cell table:style-name="ce28" office:value-type="string" calcext:value-type="string">
            <text:p>Aplica desde agosto</text:p>
          </table:table-cell>
        </table:table-row>
        <table:table-row table:style-name="ro3">
          <table:table-cell table:style-name="ce8" office:value-type="string" calcext:value-type="string">
            <text:p>9. Formación Continua Especializada</text:p>
          </table:table-cell>
          <table:table-cell table:style-name="ce13" office:value-type="string" calcext:value-type="string">
            <text:p>Formación Especializada Economía CampeSENA</text:p>
          </table:table-cell>
          <table:table-cell table:style-name="ce13" office:value-type="string" calcext:value-type="string">
            <text:p>Agosto</text:p>
          </table:table-cell>
          <table:table-cell table:style-name="ce18" office:value-type="string" calcext:value-type="string">
            <text:p>Aplica desde agost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agosto</text:p>
          </table:table-cell>
        </table:table-row>
        <table:table-row table:style-name="ro3">
          <table:table-cell table:style-name="ce8" office:value-type="string" calcext:value-type="string">
            <text:p>9. Formación Continua Especializada</text:p>
          </table:table-cell>
          <table:table-cell table:style-name="ce13" office:value-type="string" calcext:value-type="string">
            <text:p>Formación Especializada Economía Popular</text:p>
          </table:table-cell>
          <table:table-cell table:style-name="ce13" office:value-type="string" calcext:value-type="string">
            <text:p>Agosto</text:p>
          </table:table-cell>
          <table:table-cell table:style-name="ce18" office:value-type="string" calcext:value-type="string">
            <text:p>Aplica desde agost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agosto</text:p>
          </table:table-cell>
        </table:table-row>
        <table:table-row table:style-name="ro3">
          <table:table-cell table:style-name="ce8" office:value-type="string" calcext:value-type="string">
            <text:p>4. Fondo Emprender</text:p>
          </table:table-cell>
          <table:table-cell table:style-name="ce13" office:value-type="string" calcext:value-type="string">
            <text:p>Iniciativas empresariales financiadas con recursos del Fondo Emprender</text:p>
          </table:table-cell>
          <table:table-cell table:style-name="ce13" office:value-type="string" calcext:value-type="string">
            <text:p>Junio</text:p>
          </table:table-cell>
          <table:table-cell table:style-name="ce18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Junio</text:p>
          </table:table-cell>
        </table:table-row>
        <table:table-row table:style-name="ro3">
          <table:table-cell table:style-name="ce8" office:value-type="string" calcext:value-type="string">
            <text:p>4. Fondo Emprender</text:p>
          </table:table-cell>
          <table:table-cell table:style-name="ce13" office:value-type="string" calcext:value-type="string">
            <text:p>Empleos potenciales directos Fondo Emprender</text:p>
          </table:table-cell>
          <table:table-cell table:style-name="ce13" office:value-type="string" calcext:value-type="string">
            <text:p>Junio</text:p>
          </table:table-cell>
          <table:table-cell table:style-name="ce18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Junio</text:p>
          </table:table-cell>
        </table:table-row>
        <table:table-row table:style-name="ro3">
          <table:table-cell table:style-name="ce8" office:value-type="string" calcext:value-type="string">
            <text:p>4. Fondo Emprender</text:p>
          </table:table-cell>
          <table:table-cell table:style-name="ce13" office:value-type="string" calcext:value-type="string">
            <text:p>Empresas Creadas en Full <text:s/>popular a través del Fondo Emprender</text:p>
          </table:table-cell>
          <table:table-cell table:style-name="ce13" office:value-type="string" calcext:value-type="string">
            <text:p>Julio</text:p>
          </table:table-cell>
          <table:table-cell table:style-name="ce18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Junio</text:p>
          </table:table-cell>
        </table:table-row>
        <table:table-row table:style-name="ro3">
          <table:table-cell table:style-name="ce8" office:value-type="string" calcext:value-type="string">
            <text:p>4. Fondo Emprender</text:p>
          </table:table-cell>
          <table:table-cell table:style-name="ce13" office:value-type="string" calcext:value-type="string">
            <text:p>Empleos potenciales directos de full popular a través del Fondo Emprender</text:p>
          </table:table-cell>
          <table:table-cell table:style-name="ce13" office:value-type="string" calcext:value-type="string">
            <text:p>Junio</text:p>
          </table:table-cell>
          <table:table-cell table:style-name="ce18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Junio</text:p>
          </table:table-cell>
        </table:table-row>
        <table:table-row table:style-name="ro3">
          <table:table-cell table:style-name="ce8" office:value-type="string" calcext:value-type="string">
            <text:p>7. Certificaciones</text:p>
          </table:table-cell>
          <table:table-cell table:style-name="ce13" office:value-type="string" calcext:value-type="string">
            <text:p>ARTICULACION CON LA MEDIA - (Incluidas en Formación laboral)</text:p>
          </table:table-cell>
          <table:table-cell table:style-name="ce13" office:value-type="string" calcext:value-type="string">
            <text:p>Junio</text:p>
          </table:table-cell>
          <table:table-cell table:style-name="ce18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Junio</text:p>
          </table:table-cell>
        </table:table-row>
        <table:table-row table:style-name="ro3">
          <table:table-cell table:style-name="ce8" office:value-type="string" calcext:value-type="string">
            <text:p>10. CampeSENA Emprendimiento</text:p>
          </table:table-cell>
          <table:table-cell table:style-name="ce13" office:value-type="string" calcext:value-type="string">
            <text:p>Unidades productivas creadas para la estrategia CampeSENA</text:p>
          </table:table-cell>
          <table:table-cell table:style-name="ce15" office:value-type="string" calcext:value-type="string">
            <text:p>Junio</text:p>
          </table:table-cell>
          <table:table-cell table:style-name="ce18" office:value-type="string" calcext:value-type="string">
            <text:p>Aplica desde juni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junio</text:p>
          </table:table-cell>
        </table:table-row>
        <table:table-row table:style-name="ro3">
          <table:table-cell table:style-name="ce8" office:value-type="string" calcext:value-type="string">
            <text:p>10. CampeSENA Emprendimiento</text:p>
          </table:table-cell>
          <table:table-cell table:style-name="ce13" office:value-type="string" calcext:value-type="string">
            <text:p>Proyectos productivos formulados para la estrategia CampeSENA</text:p>
          </table:table-cell>
          <table:table-cell table:style-name="ce15" office:value-type="string" calcext:value-type="string">
            <text:p>Junio</text:p>
          </table:table-cell>
          <table:table-cell table:style-name="ce18" office:value-type="string" calcext:value-type="string">
            <text:p>Aplica desde Juni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Junio</text:p>
          </table:table-cell>
        </table:table-row>
        <table:table-row table:style-name="ro3">
          <table:table-cell table:style-name="ce8" office:value-type="string" calcext:value-type="string">
            <text:p>5. Promoción y Relaciones Corporativas</text:p>
          </table:table-cell>
          <table:table-cell table:style-name="ce13" office:value-type="string" calcext:value-type="string">
            <text:p>Movilidad Internacional (Entrante y saliente)</text:p>
          </table:table-cell>
          <table:table-cell table:style-name="ce13" office:value-type="string" calcext:value-type="string">
            <text:p>Mayo</text:p>
          </table:table-cell>
          <table:table-cell table:style-name="ce18"/>
          <table:table-cell table:style-name="ce19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mayo</text:p>
          </table:table-cell>
        </table:table-row>
        <table:table-row table:style-name="ro2">
          <table:table-cell table:style-name="ce8" office:value-type="string" calcext:value-type="string">
            <text:p>5. Promoción y Relaciones Corporativas</text:p>
          </table:table-cell>
          <table:table-cell table:style-name="ce13" office:value-type="string" calcext:value-type="string">
            <text:p>Personas formadas y entrenadas en el marco de alianzas con cooperantes internacionales</text:p>
          </table:table-cell>
          <table:table-cell table:style-name="ce13" office:value-type="string" calcext:value-type="string">
            <text:p>Mayo</text:p>
          </table:table-cell>
          <table:table-cell table:style-name="ce18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mayo</text:p>
          </table:table-cell>
        </table:table-row>
        <table:table-row table:style-name="ro3">
          <table:table-cell table:style-name="ce8" office:value-type="string" calcext:value-type="string">
            <text:p>7. Certificaciones</text:p>
          </table:table-cell>
          <table:table-cell table:style-name="ce13" office:value-type="string" calcext:value-type="string">
            <text:p>CampeSENA (Incluidas en Formación Profesional Integral)</text:p>
          </table:table-cell>
          <table:table-cell table:style-name="ce15" office:value-type="string" calcext:value-type="string">
            <text:p>Mayo</text:p>
          </table:table-cell>
          <table:table-cell table:style-name="ce18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mayo</text:p>
          </table:table-cell>
        </table:table-row>
        <table:table-row table:style-name="ro3">
          <table:table-cell table:style-name="ce8" office:value-type="string" calcext:value-type="string">
            <text:p>7. Certificaciones</text:p>
          </table:table-cell>
          <table:table-cell table:style-name="ce13" office:value-type="string" calcext:value-type="string">
            <text:p>Full <text:s/>Popular (Incluidas en Formación Profesional Integral)</text:p>
          </table:table-cell>
          <table:table-cell table:style-name="ce15" office:value-type="string" calcext:value-type="string">
            <text:p>Mayo</text:p>
          </table:table-cell>
          <table:table-cell table:style-name="ce18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mayo</text:p>
          </table:table-cell>
        </table:table-row>
        <table:table-row table:style-name="ro3">
          <table:table-cell table:style-name="ce8" office:value-type="string" calcext:value-type="string">
            <text:p>10. CampeSENA Emprendimiento</text:p>
          </table:table-cell>
          <table:table-cell table:style-name="ce13" office:value-type="string" calcext:value-type="string">
            <text:p>Unidades productivas fortalecidas para la estrategia CampeSENA</text:p>
          </table:table-cell>
          <table:table-cell table:style-name="ce15" office:value-type="string" calcext:value-type="string">
            <text:p>Mayo</text:p>
          </table:table-cell>
          <table:table-cell table:style-name="ce18" office:value-type="string" calcext:value-type="string">
            <text:p>Aplica desde may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mayo</text:p>
          </table:table-cell>
        </table:table-row>
        <table:table-row table:style-name="ro3">
          <table:table-cell table:style-name="ce8" office:value-type="string" calcext:value-type="string">
            <text:p>10. CampeSENA Emprendimiento</text:p>
          </table:table-cell>
          <table:table-cell table:style-name="ce13" office:value-type="string" calcext:value-type="string">
            <text:p>Proyectos productivos beneficiados para la estrategia CampeSENA</text:p>
          </table:table-cell>
          <table:table-cell table:style-name="ce15" office:value-type="string" calcext:value-type="string">
            <text:p>Octubre</text:p>
          </table:table-cell>
          <table:table-cell table:style-name="ce18" office:value-type="string" calcext:value-type="string">
            <text:p>Aplica desde octubre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octubre</text:p>
          </table:table-cell>
        </table:table-row>
        <table:table-row table:style-name="ro2">
          <table:table-cell table:style-name="ce8" office:value-type="string" calcext:value-type="string">
            <text:p>6. Contrato de Aprendizaje</text:p>
          </table:table-cell>
          <table:table-cell table:style-name="ce13" office:value-type="string" calcext:value-type="string">
            <text:p>Aprendices Con Contrato De Aprendizaje - NO SENA</text:p>
          </table:table-cell>
          <table:table-cell table:style-name="ce13"/>
          <table:table-cell table:style-name="ce19" table:number-columns-repeated="2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No aplica semáforo porque depende de tercero</text:p>
          </table:table-cell>
        </table:table-row>
        <table:table-row table:style-name="ro4">
          <table:table-cell table:style-name="ce8" office:value-type="string" calcext:value-type="string">
            <text:p>8. Sistema Nacional de Formación para el trabajo - Certificación de Competencias Laborales</text:p>
          </table:table-cell>
          <table:table-cell table:style-name="ce13" office:value-type="string" calcext:value-type="string">
            <text:p>No. Instrumentos de evaluación construidos </text:p>
          </table:table-cell>
          <table:table-cell table:style-name="ce13" office:value-type="string" calcext:value-type="string">
            <text:p>Julio</text:p>
          </table:table-cell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Aplica desde julio</text:p>
          </table:table-cell>
        </table:table-row>
        <table:table-row table:style-name="ro4">
          <table:table-cell table:style-name="ce8" office:value-type="string" calcext:value-type="string">
            <text:p>8. Sistema Nacional de Formación para el trabajo - Certificación de Competencias Laborales</text:p>
          </table:table-cell>
          <table:table-cell table:style-name="ce13" office:value-type="string" calcext:value-type="string">
            <text:p>Estándares para el desempeño laboral elaborados y/o actualizados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4">
          <table:table-cell table:style-name="ce8" office:value-type="string" calcext:value-type="string">
            <text:p>8. Sistema Nacional de Formación para el trabajo - Certificación de Competencias Laborales</text:p>
          </table:table-cell>
          <table:table-cell table:style-name="ce13" office:value-type="string" calcext:value-type="string">
            <text:p>Reuniones de consejos ejecutivos realizadas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 office:value-type="string" calcext:value-type="string">
            <text:p>2. Agencia Publica de Empleo</text:p>
          </table:table-cell>
          <table:table-cell table:style-name="ce13" office:value-type="string" calcext:value-type="string">
            <text:p>TASA DE COLOCACION (%)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Empresas Fortalecidas Poblaciones NARP (Incluidas en Empresas en Fortalecimiento)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2">
          <table:table-cell table:style-name="ce8"/>
          <table:table-cell table:style-name="ce13" office:value-type="string" calcext:value-type="string">
            <text:p>Empresas Creadas Poblaciones NARP (Incluidas en Empresas creadas a partir del asesoramiento )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Planes de negocios formulados de Full Popular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Número de Campesinos atendidos en el programa de emprendimiento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No. Unidades Productivas Desplazados por la Violencia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Cupos autorizados FIC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TECNOLOGOS FIC (Cupos incluidos en meta regular Tecnólogos)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OPERARIOS FIC (Cupos incluidos en meta regular Operarios)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TECNICO LABORAL FIC (Cupos incluidos en meta regular Técnico Laboral)</text:p>
          </table:table-cell>
          <table:table-cell table:style-name="ce13"/>
          <table:table-cell table:style-name="ce18" office:value-type="string" calcext:value-type="string">
            <text:p>No existe semáforo</text:p>
          </table:table-cell>
          <table:table-cell table:style-name="ce18"/>
          <table:table-cell table:style-name="ce13" table:number-columns-repeated="2"/>
          <table:table-cell table:style-name="ce18" table:number-columns-repeated="2"/>
          <table:table-cell table:style-name="ce23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FORMACION TITULADA FIC (Cupos incluidos en meta regular Formación Titulada)</text:p>
          </table:table-cell>
          <table:table-cell table:style-name="ce13"/>
          <table:table-cell table:style-name="ce20" office:value-type="string" calcext:value-type="string">
            <text:p>No existe semáforo</text:p>
          </table:table-cell>
          <table:table-cell table:style-name="ce20"/>
          <table:table-cell table:style-name="ce13" table:number-columns-repeated="2"/>
          <table:table-cell table:style-name="ce20" table:number-columns-repeated="2"/>
          <table:table-cell table:style-name="ce24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2">
          <table:table-cell table:style-name="ce8"/>
          <table:table-cell table:style-name="ce13" office:value-type="string" calcext:value-type="string">
            <text:p>FORMACION COMPLEMENTARIA FIC (Cupos incluidos en meta regular Formación Complementaria)</text:p>
          </table:table-cell>
          <table:table-cell table:style-name="ce13"/>
          <table:table-cell table:style-name="ce20" office:value-type="string" calcext:value-type="string">
            <text:p>No existe semáforo</text:p>
          </table:table-cell>
          <table:table-cell table:style-name="ce20"/>
          <table:table-cell table:style-name="ce13" table:number-columns-repeated="2"/>
          <table:table-cell table:style-name="ce20" table:number-columns-repeated="2"/>
          <table:table-cell table:style-name="ce24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2">
          <table:table-cell table:style-name="ce8"/>
          <table:table-cell table:style-name="ce13" office:value-type="string" calcext:value-type="string">
            <text:p>TOTAL FORMACION PROFESIONAL INTEGRAL FIC (Cupos incluidos en meta regular Formación Profesional Integral)</text:p>
          </table:table-cell>
          <table:table-cell table:style-name="ce13"/>
          <table:table-cell table:style-name="ce20" office:value-type="string" calcext:value-type="string">
            <text:p>No existe semáforo</text:p>
          </table:table-cell>
          <table:table-cell table:style-name="ce20"/>
          <table:table-cell table:style-name="ce13" table:number-columns-repeated="2"/>
          <table:table-cell table:style-name="ce20" table:number-columns-repeated="2"/>
          <table:table-cell table:style-name="ce24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8"/>
          <table:table-cell table:style-name="ce13" office:value-type="string" calcext:value-type="string">
            <text:p>Poblaciones vulnerables</text:p>
          </table:table-cell>
          <table:table-cell table:style-name="ce13"/>
          <table:table-cell table:style-name="ce20" table:number-columns-repeated="2"/>
          <table:table-cell table:style-name="ce13" table:number-columns-repeated="2"/>
          <table:table-cell table:style-name="ce20" table:number-columns-repeated="2"/>
          <table:table-cell table:style-name="ce24"/>
          <table:table-cell table:style-name="ce29" office:value-type="string" calcext:value-type="string">
            <text:p>Este indicador no presenta semáforo</text:p>
          </table:table-cell>
        </table:table-row>
        <table:table-row table:style-name="ro3">
          <table:table-cell table:style-name="ce9"/>
          <table:table-cell table:style-name="ce14" office:value-type="string" calcext:value-type="string">
            <text:p>Retención</text:p>
          </table:table-cell>
          <table:table-cell table:style-name="ce14"/>
          <table:table-cell table:style-name="ce21" table:number-columns-repeated="2"/>
          <table:table-cell table:style-name="ce14" table:number-columns-repeated="2"/>
          <table:table-cell table:style-name="ce21" table:number-columns-repeated="2"/>
          <table:table-cell table:style-name="ce25"/>
          <table:table-cell table:style-name="ce30" office:value-type="string" calcext:value-type="string">
            <text:p>Este indicador no presenta semáforo</text:p>
          </table:table-cell>
        </table:table-row>
        <table:table-row table:style-name="ro5" table:number-rows-repeated="1048538">
          <table:table-cell table:number-columns-repeated="11"/>
        </table:table-row>
        <table:table-row table:style-name="ro5">
          <table:table-cell table:number-columns-repeated="11"/>
        </table:table-row>
        <calcext:conditional-formats>
          <calcext:conditional-format calcext:target-range-address="Sheet6.D3:Sheet6.E32 Sheet6.H3:Sheet6.J32">
            <calcext:condition calcext:apply-style-name="Excel_CondFormat_1_1_1" calcext:value="&gt;1.05" calcext:base-cell-address="Sheet6.D3"/>
          </calcext:conditional-format>
          <calcext:conditional-format calcext:target-range-address="Sheet6.D33:Sheet6.E37 Sheet6.H33:Sheet6.J37">
            <calcext:condition calcext:apply-style-name="Excel_CondFormat_1_2_1" calcext:value="&gt;1.1" calcext:base-cell-address="Sheet6.D33"/>
          </calcext:conditional-format>
          <calcext:conditional-format calcext:target-range-address="Sheet6.J3:Sheet6.J32">
            <calcext:condition calcext:apply-style-name="Excel_CondFormat_1_3_1" calcext:value="&gt;0" calcext:base-cell-address="Sheet6.J3"/>
          </calcext:conditional-format>
          <calcext:conditional-format calcext:target-range-address="Sheet6.J33:Sheet6.J37">
            <calcext:condition calcext:apply-style-name="Excel_CondFormat_1_4_1" calcext:value="&gt;0" calcext:base-cell-address="Sheet6.J33"/>
          </calcext:conditional-format>
        </calcext:conditional-formats>
      </table:table>
      <table:table table:name="semaforo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6" table:default-cell-style-name="ce2"/>
        <table:table-column table:style-name="co10" table:default-cell-style-name="ce2"/>
        <table:table-row table:style-name="ro5">
          <table:table-cell table:style-name="ce31" office:value-type="string" calcext:value-type="string">
            <text:p>agrupador</text:p>
          </table:table-cell>
          <table:table-cell table:style-name="ce31" office:value-type="string" calcext:value-type="string">
            <text:p>nombre_de_indicador</text:p>
          </table:table-cell>
          <table:table-cell table:style-name="ce31" office:value-type="string" calcext:value-type="string">
            <text:p>mes</text:p>
          </table:table-cell>
          <table:table-cell table:style-name="ce31" office:value-type="string" calcext:value-type="string">
            <text:p>min_baja</text:p>
          </table:table-cell>
          <table:table-cell table:style-name="ce31" office:value-type="string" calcext:value-type="string">
            <text:p>max_baja</text:p>
          </table:table-cell>
          <table:table-cell table:style-name="ce31" office:value-type="string" calcext:value-type="string">
            <text:p>min_vulnerable</text:p>
          </table:table-cell>
          <table:table-cell table:style-name="ce31" office:value-type="string" calcext:value-type="string">
            <text:p>max_vulnerable</text:p>
          </table:table-cell>
          <table:table-cell table:style-name="ce31" office:value-type="string" calcext:value-type="string">
            <text:p>min_buena</text:p>
          </table:table-cell>
          <table:table-cell table:style-name="ce31" office:value-type="string" calcext:value-type="string">
            <text:p>max_buena</text:p>
          </table:table-cell>
          <table:table-cell table:style-name="ce31" office:value-type="string" calcext:value-type="string">
            <text:p>sobreejecucion_superior_a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ecnólogos Regular - Presencial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ecnólogos Regular - Virtual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ecnólogos Regular - A Distanci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ecnólogos CampeSEN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ecnólogos Full Popular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SubTotal Tecnólogos ( E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EDUCACION SUPERIOR (=E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Operarios Regular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Operarios CampeSEN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Operarios Full Popular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SubTotal Operarios (B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Auxiliares Regular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Auxiliares CampeSEN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Auxiliares Full Popular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SubTotal Auxiliares (A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écnico Laboral Regular - Presencial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écnico Laboral Regular - Virtual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écnico Laboral CampeSEN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écnico Laboral Full Popular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écnico Laboral Articulación con la Medi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9599" calcext:value-type="float">
            <text:p>0.9599</text:p>
          </table:table-cell>
          <table:table-cell office:value-type="float" office:value="0.96" calcext:value-type="float">
            <text:p>0.96</text:p>
          </table:table-cell>
          <table:table-cell office:value-type="float" office:value="0.9799" calcext:value-type="float">
            <text:p>0.979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SubTotal Técnico Laboral (C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Profundización Técnica (T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OTAL FORMACIÓN LABORAL (D=A+B+C+T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OTAL FORMACION TITULADA (F = D+E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Formación Complementaria - Virtual <text:s/>(Sin Bilingüismo) (G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Formación Complementaria - Presencial (Sin Bilingüismo) (H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Programa de Bilingüismo - Virtual (I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Programa de Bilingüismo - Presencial (J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SubTotal Programa de Bilinguïsmo (K = I + J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Formación Complementaria CampeSENA (L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7" calcext:value-type="float">
            <text:p>0.7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Formación Complementaria Full Popular (M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7" calcext:value-type="float">
            <text:p>0.7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OTAL FORMACION COMPLEMENTARIA (N = G+H+K+L+M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OTAL FORMACION PROFESIONAL INTEGRAL (O=N+F)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9" calcext:value-type="float">
            <text:p>0.79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otal Formación Profesional CampeSEN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7" calcext:value-type="float">
            <text:p>0.7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otal Formación Profesional Full Popular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7" calcext:value-type="float">
            <text:p>0.7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. Formación Profesional Integral</text:p>
          </table:table-cell>
          <table:table-cell office:value-type="string" calcext:value-type="string">
            <text:p>Total Formación Profesional Integral - Virtual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899" calcext:value-type="float">
            <text:p>0.7899</text:p>
          </table:table-cell>
          <table:table-cell office:value-type="float" office:value="0.79" calcext:value-type="float">
            <text:p>0.79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85" calcext:value-type="float">
            <text:p>0.85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2. Agencia Publica de Empleo</text:p>
          </table:table-cell>
          <table:table-cell office:value-type="string" calcext:value-type="string">
            <text:p>INSCRITO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4044" calcext:value-type="float">
            <text:p>0.4044</text:p>
          </table:table-cell>
          <table:table-cell office:value-type="float" office:value="0.8088" calcext:value-type="float">
            <text:p>0.8088</text:p>
          </table:table-cell>
          <table:table-cell office:value-type="float" office:value="0.8089" calcext:value-type="float">
            <text:p>0.808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. Agencia Publica de Empleo</text:p>
          </table:table-cell>
          <table:table-cell office:value-type="string" calcext:value-type="string">
            <text:p>VACANTE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3927" calcext:value-type="float">
            <text:p>0.3927</text:p>
          </table:table-cell>
          <table:table-cell office:value-type="float" office:value="0.3928" calcext:value-type="float">
            <text:p>0.3928</text:p>
          </table:table-cell>
          <table:table-cell office:value-type="float" office:value="0.7855" calcext:value-type="float">
            <text:p>0.7855</text:p>
          </table:table-cell>
          <table:table-cell office:value-type="float" office:value="0.7856" calcext:value-type="float">
            <text:p>0.785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. Agencia Publica de Empleo</text:p>
          </table:table-cell>
          <table:table-cell office:value-type="string" calcext:value-type="string">
            <text:p>COLOCACIONES EGRESADOS SENA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3949" calcext:value-type="float">
            <text:p>0.3949</text:p>
          </table:table-cell>
          <table:table-cell office:value-type="float" office:value="0.395" calcext:value-type="float">
            <text:p>0.395</text:p>
          </table:table-cell>
          <table:table-cell office:value-type="float" office:value="0.7898" calcext:value-type="float">
            <text:p>0.7898</text:p>
          </table:table-cell>
          <table:table-cell office:value-type="float" office:value="0.7899" calcext:value-type="float">
            <text:p>0.789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. Agencia Publica de Empleo</text:p>
          </table:table-cell>
          <table:table-cell office:value-type="string" calcext:value-type="string">
            <text:p>COLOCACIONES NO SENA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168" calcext:value-type="float">
            <text:p>0.4168</text:p>
          </table:table-cell>
          <table:table-cell office:value-type="float" office:value="0.8336" calcext:value-type="float">
            <text:p>0.8336</text:p>
          </table:table-cell>
          <table:table-cell office:value-type="float" office:value="0.8337" calcext:value-type="float">
            <text:p>0.83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. Agencia Publica de Empleo</text:p>
          </table:table-cell>
          <table:table-cell office:value-type="string" calcext:value-type="string">
            <text:p>TOTAL COLOCACIONE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404" calcext:value-type="float">
            <text:p>0.404</text:p>
          </table:table-cell>
          <table:table-cell office:value-type="float" office:value="0.4041" calcext:value-type="float">
            <text:p>0.4041</text:p>
          </table:table-cell>
          <table:table-cell office:value-type="float" office:value="0.8081" calcext:value-type="float">
            <text:p>0.8081</text:p>
          </table:table-cell>
          <table:table-cell office:value-type="float" office:value="0.8082" calcext:value-type="float">
            <text:p>0.808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. Agencia Publica de Empleo</text:p>
          </table:table-cell>
          <table:table-cell office:value-type="string" calcext:value-type="string">
            <text:p>ORIENTADOS DESEMPLEADO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4156" calcext:value-type="float">
            <text:p>0.4156</text:p>
          </table:table-cell>
          <table:table-cell office:value-type="float" office:value="0.4157" calcext:value-type="float">
            <text:p>0.4157</text:p>
          </table:table-cell>
          <table:table-cell office:value-type="float" office:value="0.8313" calcext:value-type="float">
            <text:p>0.8313</text:p>
          </table:table-cell>
          <table:table-cell office:value-type="float" office:value="0.8314" calcext:value-type="float">
            <text:p>0.83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. Agencia Publica de Empleo</text:p>
          </table:table-cell>
          <table:table-cell office:value-type="string" calcext:value-type="string">
            <text:p>ORIENTADOS DESPLAZADO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7599" calcext:value-type="float">
            <text:p>0.7599</text:p>
          </table:table-cell>
          <table:table-cell office:value-type="float" office:value="0.76" calcext:value-type="float">
            <text:p>0.76</text:p>
          </table:table-cell>
          <table:table-cell office:value-type="float" office:value="0.8699" calcext:value-type="float">
            <text:p>0.8699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2. Agencia Publica de Empleo</text:p>
          </table:table-cell>
          <table:table-cell office:value-type="string" calcext:value-type="string">
            <text:p>TOTAL ORIENTADO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4075" calcext:value-type="float">
            <text:p>0.4075</text:p>
          </table:table-cell>
          <table:table-cell office:value-type="float" office:value="0.8149" calcext:value-type="float">
            <text:p>0.8149</text:p>
          </table:table-cell>
          <table:table-cell office:value-type="float" office:value="0.815" calcext:value-type="float">
            <text:p>0.8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. Emprendimiento y fortalecimiento</text:p>
          </table:table-cell>
          <table:table-cell office:value-type="string" calcext:value-type="string">
            <text:p>Empresas en fortalecimiento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7" calcext:value-type="float">
            <text:p>0.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. Emprendimiento y fortalecimiento</text:p>
          </table:table-cell>
          <table:table-cell office:value-type="string" calcext:value-type="string">
            <text:p>Empleos en Fortalecimiento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7" calcext:value-type="float">
            <text:p>0.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. Emprendimiento y fortalecimiento</text:p>
          </table:table-cell>
          <table:table-cell office:value-type="string" calcext:value-type="string">
            <text:p>Emprendedores orientado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7" calcext:value-type="float">
            <text:p>0.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. Emprendimiento y fortalecimiento</text:p>
          </table:table-cell>
          <table:table-cell office:value-type="string" calcext:value-type="string">
            <text:p>Planes de Negocio Formulados 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7" calcext:value-type="float">
            <text:p>0.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. Emprendimiento y fortalecimiento</text:p>
          </table:table-cell>
          <table:table-cell office:value-type="string" calcext:value-type="string">
            <text:p>Número de Personas de Full Popular atendidos en el Programa de Emprendimiento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7" calcext:value-type="float">
            <text:p>0.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. Emprendimiento y fortalecimiento</text:p>
          </table:table-cell>
          <table:table-cell office:value-type="string" calcext:value-type="string">
            <text:p>Número de Campesinos atendidos en el Programa de Emprendimiento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7" calcext:value-type="float">
            <text:p>0.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3. Emprendimiento y fortalecimiento</text:p>
          </table:table-cell>
          <table:table-cell office:value-type="string" calcext:value-type="string">
            <text:p>Emprendimientos asesorado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7" calcext:value-type="float">
            <text:p>0.67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Fondo Emprender</text:p>
          </table:table-cell>
          <table:table-cell office:value-type="string" calcext:value-type="string">
            <text:p>Iniciativas empresariales financiadas con recursos del Fondo Emprender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4" calcext:value-type="float">
            <text:p>0.4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Fondo Emprender</text:p>
          </table:table-cell>
          <table:table-cell office:value-type="string" calcext:value-type="string">
            <text:p>Empleos potenciales directos Fondo Emprender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4" calcext:value-type="float">
            <text:p>0.4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Fondo Emprender</text:p>
          </table:table-cell>
          <table:table-cell office:value-type="string" calcext:value-type="string">
            <text:p>Empresas Creadas en Full <text:s/>popular a través del Fondo Emprender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4" calcext:value-type="float">
            <text:p>0.4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4. Fondo Emprender</text:p>
          </table:table-cell>
          <table:table-cell office:value-type="string" calcext:value-type="string">
            <text:p>Empleos potenciales directos de full popular a través del Fondo Emprender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4" calcext:value-type="float">
            <text:p>0.4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5. Promoción y Relaciones Corporativas</text:p>
          </table:table-cell>
          <table:table-cell office:value-type="string" calcext:value-type="string">
            <text:p>Alianzas estratégicas, convenios y/o proyectos nacionales e internacionales suscritos y/o fortalecidos por el SENA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6" calcext:value-type="float">
            <text:p>0.6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7" calcext:value-type="float">
            <text:p>0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5. Promoción y Relaciones Corporativas</text:p>
          </table:table-cell>
          <table:table-cell office:value-type="string" calcext:value-type="string">
            <text:p>Movilidad Internacional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3699" calcext:value-type="float">
            <text:p>0.3699</text:p>
          </table:table-cell>
          <table:table-cell office:value-type="float" office:value="0.37" calcext:value-type="float">
            <text:p>0.37</text:p>
          </table:table-cell>
          <table:table-cell office:value-type="float" office:value="0.5199" calcext:value-type="float">
            <text:p>0.5199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5. Promoción y Relaciones Corporativas</text:p>
          </table:table-cell>
          <table:table-cell office:value-type="string" calcext:value-type="string">
            <text:p>Personas formadas y entrenadas en el marco de alianzas con cooperantes internacionale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3709" calcext:value-type="float">
            <text:p>0.3709</text:p>
          </table:table-cell>
          <table:table-cell office:value-type="float" office:value="0.371" calcext:value-type="float">
            <text:p>0.371</text:p>
          </table:table-cell>
          <table:table-cell office:value-type="float" office:value="0.5209" calcext:value-type="float">
            <text:p>0.5209</text:p>
          </table:table-cell>
          <table:table-cell office:value-type="float" office:value="0.521" calcext:value-type="float">
            <text:p>0.5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6. Contrato de Aprendizaje</text:p>
          </table:table-cell>
          <table:table-cell office:value-type="string" calcext:value-type="string">
            <text:p>Contrato de Aprendizaje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6. Contrato de Aprendizaje</text:p>
          </table:table-cell>
          <table:table-cell office:value-type="string" calcext:value-type="string">
            <text:p>Contrato de Aprendizaje Voluntario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7129" calcext:value-type="float">
            <text:p>0.7129</text:p>
          </table:table-cell>
          <table:table-cell office:value-type="float" office:value="0.713" calcext:value-type="float">
            <text:p>0.713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784" calcext:value-type="float">
            <text:p>0.7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6. Contrato de Aprendizaje</text:p>
          </table:table-cell>
          <table:table-cell office:value-type="string" calcext:value-type="string">
            <text:p>Número de Empresas con Cuotas Reguladas 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7999" calcext:value-type="float">
            <text:p>0.7999</text:p>
          </table:table-cell>
          <table:table-cell office:value-type="float" office:value="0.8" calcext:value-type="float">
            <text:p>0.8</text:p>
          </table:table-cell>
          <table:table-cell office:value-type="float" office:value="0.8999" calcext:value-type="float">
            <text:p>0.8999</text:p>
          </table:table-cell>
          <table:table-cell office:value-type="float" office:value="0.9" calcext:value-type="float">
            <text:p>0.9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6. Contrato de Aprendizaje</text:p>
          </table:table-cell>
          <table:table-cell office:value-type="string" calcext:value-type="string">
            <text:p>Número de Empresas con Cuota Voluntaria 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7409" calcext:value-type="float">
            <text:p>0.7409</text:p>
          </table:table-cell>
          <table:table-cell office:value-type="float" office:value="0.741" calcext:value-type="float">
            <text:p>0.741</text:p>
          </table:table-cell>
          <table:table-cell office:value-type="float" office:value="0.8119" calcext:value-type="float">
            <text:p>0.8119</text:p>
          </table:table-cell>
          <table:table-cell office:value-type="float" office:value="0.812" calcext:value-type="float">
            <text:p>0.8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6. Contrato de Aprendizaje</text:p>
          </table:table-cell>
          <table:table-cell office:value-type="string" calcext:value-type="string">
            <text:p>Total Aprendices Con Contrato De Aprendizaje </text:p>
          </table:table-cell>
          <table:table-cell/>
          <table:table-cell table:style-name="Default" table:number-columns-repeated="7"/>
        </table:table-row>
        <table:table-row table:style-name="ro5">
          <table:table-cell office:value-type="string" calcext:value-type="string">
            <text:p>6. Contrato de Aprendizaje</text:p>
          </table:table-cell>
          <table:table-cell office:value-type="string" calcext:value-type="string">
            <text:p>Aprendices Con Contrato De Aprendizaje Voluntario </text:p>
          </table:table-cell>
          <table:table-cell/>
          <table:table-cell table:style-name="Default" table:number-columns-repeated="7"/>
        </table:table-row>
        <table:table-row table:style-name="ro5">
          <table:table-cell office:value-type="string" calcext:value-type="string">
            <text:p>7. Certificaciones</text:p>
          </table:table-cell>
          <table:table-cell office:value-type="string" calcext:value-type="string">
            <text:p>Certificación Técnico laboral y otros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3999" calcext:value-type="float">
            <text:p>0.3999</text:p>
          </table:table-cell>
          <table:table-cell office:value-type="float" office:value="0.4" calcext:value-type="float">
            <text:p>0.4</text:p>
          </table:table-cell>
          <table:table-cell office:value-type="float" office:value="0.4599" calcext:value-type="float">
            <text:p>0.4599</text:p>
          </table:table-cell>
          <table:table-cell office:value-type="float" office:value="0.46" calcext:value-type="float">
            <text:p>0.46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7. Certificaciones</text:p>
          </table:table-cell>
          <table:table-cell office:value-type="string" calcext:value-type="string">
            <text:p>Certificación Educación Superior 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7. Certificaciones</text:p>
          </table:table-cell>
          <table:table-cell office:value-type="string" calcext:value-type="string">
            <text:p>Total certificación <text:s/>formación titulad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5799" calcext:value-type="float">
            <text:p>0.5799</text:p>
          </table:table-cell>
          <table:table-cell office:value-type="float" office:value="0.58" calcext:value-type="float">
            <text:p>0.58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65" calcext:value-type="float">
            <text:p>0.65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7. Certificaciones</text:p>
          </table:table-cell>
          <table:table-cell office:value-type="string" calcext:value-type="string">
            <text:p>Certificación Formación Complementari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7499" calcext:value-type="float">
            <text:p>0.7499</text:p>
          </table:table-cell>
          <table:table-cell office:value-type="float" office:value="0.75" calcext:value-type="float">
            <text:p>0.75</text:p>
          </table:table-cell>
          <table:table-cell office:value-type="float" office:value="0.8299" calcext:value-type="float">
            <text:p>0.8299</text:p>
          </table:table-cell>
          <table:table-cell office:value-type="float" office:value="0.83" calcext:value-type="float">
            <text:p>0.83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7. Certificaciones</text:p>
          </table:table-cell>
          <table:table-cell office:value-type="string" calcext:value-type="string">
            <text:p>Total Certificaciones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6699" calcext:value-type="float">
            <text:p>0.6699</text:p>
          </table:table-cell>
          <table:table-cell office:value-type="float" office:value="0.67" calcext:value-type="float">
            <text:p>0.67</text:p>
          </table:table-cell>
          <table:table-cell office:value-type="float" office:value="0.7399" calcext:value-type="float">
            <text:p>0.7399</text:p>
          </table:table-cell>
          <table:table-cell office:value-type="float" office:value="0.74" calcext:value-type="float">
            <text:p>0.74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7. Certificaciones</text:p>
          </table:table-cell>
          <table:table-cell office:value-type="string" calcext:value-type="string">
            <text:p>Certificaciones expedidas programa de Articulación con la Media</text:p>
          </table:table-cell>
          <table:table-cell office:value-type="string" calcext:value-type="string">
            <text:p>Octubre</text:p>
          </table:table-cell>
          <table:table-cell office:value-type="float" office:value="0" calcext:value-type="float">
            <text:p>0</text:p>
          </table:table-cell>
          <table:table-cell office:value-type="float" office:value="0.0199" calcext:value-type="float">
            <text:p>0.0199</text:p>
          </table:table-cell>
          <table:table-cell office:value-type="float" office:value="0.02" calcext:value-type="float">
            <text:p>0.02</text:p>
          </table:table-cell>
          <table:table-cell office:value-type="float" office:value="0.0499" calcext:value-type="float">
            <text:p>0.049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.0059" calcext:value-type="float">
            <text:p>1.0059</text:p>
          </table:table-cell>
        </table:table-row>
        <table:table-row table:style-name="ro5">
          <table:table-cell office:value-type="string" calcext:value-type="string">
            <text:p>8. SNFT-ECCL</text:p>
          </table:table-cell>
          <table:table-cell office:value-type="string" calcext:value-type="string">
            <text:p>Número en Evaluaciones en Competencias Laborale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2" calcext:value-type="float">
            <text:p>0.62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SNFT-ECCL</text:p>
          </table:table-cell>
          <table:table-cell office:value-type="string" calcext:value-type="string">
            <text:p>Personas Evaluadas en Competencias <text:s/>Laborale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2" calcext:value-type="float">
            <text:p>0.62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SNFT-ECCL</text:p>
          </table:table-cell>
          <table:table-cell office:value-type="string" calcext:value-type="string">
            <text:p>Número de Certificaciones expedidas en Competencias Laborales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2" calcext:value-type="float">
            <text:p>0.62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SNFT-ECCL</text:p>
          </table:table-cell>
          <table:table-cell office:value-type="string" calcext:value-type="string">
            <text:p>Personas Certificadas en Competencias Laborales 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2" calcext:value-type="float">
            <text:p>0.62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SNFT-ECCL</text:p>
          </table:table-cell>
          <table:table-cell office:value-type="string" calcext:value-type="string">
            <text:p>Certificaciones de comptenecias laborales expedidas para la estrategia campesena 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2" calcext:value-type="float">
            <text:p>0.62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8. SNFT-ECCL</text:p>
          </table:table-cell>
          <table:table-cell office:value-type="string" calcext:value-type="string">
            <text:p>Certificaciones de comptenecias laborales expedidas para Economía Popular 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6199" calcext:value-type="float">
            <text:p>0.6199</text:p>
          </table:table-cell>
          <table:table-cell office:value-type="float" office:value="0.62" calcext:value-type="float">
            <text:p>0.62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69" calcext:value-type="float">
            <text:p>0.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1. CampeSENA Emprendimiento</text:p>
          </table:table-cell>
          <table:table-cell office:value-type="string" calcext:value-type="string">
            <text:p>Unidades productivas creadas para la estrategia CampeSENA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5" calcext:value-type="float">
            <text:p>0.5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6" calcext:value-type="float">
            <text:p>0.6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office:value-type="string" calcext:value-type="string">
            <text:p>11. CampeSENA Emprendimiento</text:p>
          </table:table-cell>
          <table:table-cell office:value-type="string" calcext:value-type="string">
            <text:p>Unidades productivas fortalecidas con formación para la estrategia CampeSENA </text:p>
          </table:table-cell>
          <table:table-cell office:value-type="string" calcext:value-type="string">
            <text:p>Septiembre</text:p>
          </table:table-cell>
          <table:table-cell office:value-type="float" office:value="0" calcext:value-type="float">
            <text:p>0</text:p>
          </table:table-cell>
          <table:table-cell office:value-type="float" office:value="0.5999" calcext:value-type="float">
            <text:p>0.5999</text:p>
          </table:table-cell>
          <table:table-cell office:value-type="float" office:value="0.6" calcext:value-type="float">
            <text:p>0.6</text:p>
          </table:table-cell>
          <table:table-cell office:value-type="float" office:value="0.6999" calcext:value-type="float">
            <text:p>0.6999</text:p>
          </table:table-cell>
          <table:table-cell office:value-type="float" office:value="0.7" calcext:value-type="float">
            <text:p>0.7</text:p>
          </table:table-cell>
          <table:table-cell office:value-type="float" office:value="0.9999" calcext:value-type="float">
            <text:p>0.9999</text:p>
          </table:table-cell>
          <table:table-cell office:value-type="float" office:value="1" calcext:value-type="float">
            <text:p>1</text:p>
          </table:table-cell>
        </table:table-row>
        <table:table-row table:style-name="ro5">
          <table:table-cell table:number-columns-repeated="3"/>
          <table:table-cell table:style-name="Default" table:number-columns-repeated="7"/>
        </table:table-row>
      </table:table>
      <table:table table:name="nacional_seguimiento_metas_formacion_profesional_integral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5">
          <table:table-cell table:style-name="ce31" office:value-type="string" calcext:value-type="string">
            <text:p>Metas Formación Profesional Integral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on</text:p>
          </table:table-cell>
        </table:table-row>
        <table:table-row table:style-name="ro5">
          <table:table-cell office:value-type="string" calcext:value-type="string">
            <text:p>Tecnólogos Regular - Presencial</text:p>
          </table:table-cell>
          <table:table-cell office:value-type="float" office:value="277973" calcext:value-type="float">
            <text:p>277973</text:p>
          </table:table-cell>
          <table:table-cell office:value-type="float" office:value="246323" calcext:value-type="float">
            <text:p>246323</text:p>
          </table:table-cell>
        </table:table-row>
        <table:table-row table:style-name="ro5">
          <table:table-cell office:value-type="string" calcext:value-type="string">
            <text:p>Tecnólogos Regular - Virtual</text:p>
          </table:table-cell>
          <table:table-cell office:value-type="float" office:value="165919" calcext:value-type="float">
            <text:p>165919</text:p>
          </table:table-cell>
          <table:table-cell office:value-type="float" office:value="166326" calcext:value-type="float">
            <text:p>166326</text:p>
          </table:table-cell>
        </table:table-row>
        <table:table-row table:style-name="ro5">
          <table:table-cell office:value-type="string" calcext:value-type="string">
            <text:p>Tecnólogos Regular - A Distancia</text:p>
          </table:table-cell>
          <table:table-cell office:value-type="float" office:value="14650" calcext:value-type="float">
            <text:p>14650</text:p>
          </table:table-cell>
          <table:table-cell office:value-type="float" office:value="7848" calcext:value-type="float">
            <text:p>7848</text:p>
          </table:table-cell>
        </table:table-row>
        <table:table-row table:style-name="ro5">
          <table:table-cell office:value-type="string" calcext:value-type="string">
            <text:p>Tecnólogos CampeSENA</text:p>
          </table:table-cell>
          <table:table-cell office:value-type="float" office:value="2399" calcext:value-type="float">
            <text:p>2399</text:p>
          </table:table-cell>
          <table:table-cell office:value-type="float" office:value="2650" calcext:value-type="float">
            <text:p>2650</text:p>
          </table:table-cell>
        </table:table-row>
        <table:table-row table:style-name="ro5">
          <table:table-cell office:value-type="string" calcext:value-type="string">
            <text:p>Tecnólogos Full Popular</text:p>
          </table:table-cell>
          <table:table-cell office:value-type="float" office:value="678" calcext:value-type="float">
            <text:p>678</text:p>
          </table:table-cell>
          <table:table-cell office:value-type="float" office:value="641" calcext:value-type="float">
            <text:p>641</text:p>
          </table:table-cell>
        </table:table-row>
        <table:table-row table:style-name="ro5">
          <table:table-cell table:style-name="ce31" office:value-type="string" calcext:value-type="string">
            <text:p>SubTotal Tecnólogos ( E)</text:p>
          </table:table-cell>
          <table:table-cell table:style-name="ce31" office:value-type="float" office:value="461619" calcext:value-type="float">
            <text:p>461619</text:p>
          </table:table-cell>
          <table:table-cell table:style-name="ce31" office:value-type="float" office:value="423788" calcext:value-type="float">
            <text:p>423788</text:p>
          </table:table-cell>
        </table:table-row>
        <table:table-row table:style-name="ro5">
          <table:table-cell table:style-name="ce31" office:value-type="string" calcext:value-type="string">
            <text:p>EDUCACION SUPERIOR (=E)</text:p>
          </table:table-cell>
          <table:table-cell table:style-name="ce31" office:value-type="float" office:value="461619" calcext:value-type="float">
            <text:p>461619</text:p>
          </table:table-cell>
          <table:table-cell table:style-name="ce31" office:value-type="float" office:value="423788" calcext:value-type="float">
            <text:p>423788</text:p>
          </table:table-cell>
        </table:table-row>
        <table:table-row table:style-name="ro5">
          <table:table-cell office:value-type="string" calcext:value-type="string">
            <text:p>Operarios Regular</text:p>
          </table:table-cell>
          <table:table-cell office:value-type="float" office:value="18889" calcext:value-type="float">
            <text:p>18889</text:p>
          </table:table-cell>
          <table:table-cell office:value-type="float" office:value="14971" calcext:value-type="float">
            <text:p>14971</text:p>
          </table:table-cell>
        </table:table-row>
        <table:table-row table:style-name="ro5">
          <table:table-cell office:value-type="string" calcext:value-type="string">
            <text:p>Operarios CampeSENA</text:p>
          </table:table-cell>
          <table:table-cell office:value-type="float" office:value="1920" calcext:value-type="float">
            <text:p>1920</text:p>
          </table:table-cell>
          <table:table-cell office:value-type="float" office:value="2340" calcext:value-type="float">
            <text:p>2340</text:p>
          </table:table-cell>
        </table:table-row>
        <table:table-row table:style-name="ro5">
          <table:table-cell office:value-type="string" calcext:value-type="string">
            <text:p>Operarios Full Popular</text:p>
          </table:table-cell>
          <table:table-cell office:value-type="float" office:value="1504" calcext:value-type="float">
            <text:p>1504</text:p>
          </table:table-cell>
          <table:table-cell office:value-type="float" office:value="1823" calcext:value-type="float">
            <text:p>1823</text:p>
          </table:table-cell>
        </table:table-row>
        <table:table-row table:style-name="ro5">
          <table:table-cell table:style-name="ce31" office:value-type="string" calcext:value-type="string">
            <text:p>SubTotal Operarios (B)</text:p>
          </table:table-cell>
          <table:table-cell table:style-name="ce31" office:value-type="float" office:value="22313" calcext:value-type="float">
            <text:p>22313</text:p>
          </table:table-cell>
          <table:table-cell table:style-name="ce31" office:value-type="float" office:value="19134" calcext:value-type="float">
            <text:p>19134</text:p>
          </table:table-cell>
        </table:table-row>
        <table:table-row table:style-name="ro5">
          <table:table-cell office:value-type="string" calcext:value-type="string">
            <text:p>Auxiliares Regular</text:p>
          </table:table-cell>
          <table:table-cell office:value-type="float" office:value="7067" calcext:value-type="float">
            <text:p>7067</text:p>
          </table:table-cell>
          <table:table-cell office:value-type="float" office:value="4599" calcext:value-type="float">
            <text:p>4599</text:p>
          </table:table-cell>
        </table:table-row>
        <table:table-row table:style-name="ro5">
          <table:table-cell office:value-type="string" calcext:value-type="string">
            <text:p>Auxiliares CampeSENA</text:p>
          </table:table-cell>
          <table:table-cell office:value-type="float" office:value="945" calcext:value-type="float">
            <text:p>945</text:p>
          </table:table-cell>
          <table:table-cell office:value-type="float" office:value="848" calcext:value-type="float">
            <text:p>848</text:p>
          </table:table-cell>
        </table:table-row>
        <table:table-row table:style-name="ro5">
          <table:table-cell office:value-type="string" calcext:value-type="string">
            <text:p>Auxiliares Full Popular</text:p>
          </table:table-cell>
          <table:table-cell office:value-type="float" office:value="1091" calcext:value-type="float">
            <text:p>1091</text:p>
          </table:table-cell>
          <table:table-cell office:value-type="float" office:value="913" calcext:value-type="float">
            <text:p>913</text:p>
          </table:table-cell>
        </table:table-row>
        <table:table-row table:style-name="ro5">
          <table:table-cell table:style-name="ce31" office:value-type="string" calcext:value-type="string">
            <text:p>SubTotal Auxiliares (A)</text:p>
          </table:table-cell>
          <table:table-cell table:style-name="ce31" office:value-type="float" office:value="9103" calcext:value-type="float">
            <text:p>9103</text:p>
          </table:table-cell>
          <table:table-cell table:style-name="ce31" office:value-type="float" office:value="6360" calcext:value-type="float">
            <text:p>6360</text:p>
          </table:table-cell>
        </table:table-row>
        <table:table-row table:style-name="ro5">
          <table:table-cell office:value-type="string" calcext:value-type="string">
            <text:p>Técnico Laboral Regular - Presencial</text:p>
          </table:table-cell>
          <table:table-cell office:value-type="float" office:value="260961" calcext:value-type="float">
            <text:p>260961</text:p>
          </table:table-cell>
          <table:table-cell office:value-type="float" office:value="221679" calcext:value-type="float">
            <text:p>221679</text:p>
          </table:table-cell>
        </table:table-row>
        <table:table-row table:style-name="ro5">
          <table:table-cell office:value-type="string" calcext:value-type="string">
            <text:p>Técnico Laboral Regular - Virtual</text:p>
          </table:table-cell>
          <table:table-cell office:value-type="float" office:value="57855" calcext:value-type="float">
            <text:p>57855</text:p>
          </table:table-cell>
          <table:table-cell office:value-type="float" office:value="52027" calcext:value-type="float">
            <text:p>52027</text:p>
          </table:table-cell>
        </table:table-row>
        <table:table-row table:style-name="ro5">
          <table:table-cell office:value-type="string" calcext:value-type="string">
            <text:p>Técnico Laboral CampeSENA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6" calcext:value-type="float">
            <text:p>24856</text:p>
          </table:table-cell>
        </table:table-row>
        <table:table-row table:style-name="ro5">
          <table:table-cell office:value-type="string" calcext:value-type="string">
            <text:p>Técnico Laboral Full Popular</text:p>
          </table:table-cell>
          <table:table-cell office:value-type="float" office:value="3881" calcext:value-type="float">
            <text:p>3881</text:p>
          </table:table-cell>
          <table:table-cell office:value-type="float" office:value="4537" calcext:value-type="float">
            <text:p>4537</text:p>
          </table:table-cell>
        </table:table-row>
        <table:table-row table:style-name="ro5">
          <table:table-cell office:value-type="string" calcext:value-type="string">
            <text:p>Técnico Laboral Articulación con la Media</text:p>
          </table:table-cell>
          <table:table-cell office:value-type="float" office:value="475067" calcext:value-type="float">
            <text:p>475067</text:p>
          </table:table-cell>
          <table:table-cell office:value-type="float" office:value="477553" calcext:value-type="float">
            <text:p>477553</text:p>
          </table:table-cell>
        </table:table-row>
        <table:table-row table:style-name="ro5">
          <table:table-cell table:style-name="ce31" office:value-type="string" calcext:value-type="string">
            <text:p>SubTotal Técnico Laboral (C)</text:p>
          </table:table-cell>
          <table:table-cell table:style-name="ce31" office:value-type="float" office:value="822559" calcext:value-type="float">
            <text:p>822559</text:p>
          </table:table-cell>
          <table:table-cell table:style-name="ce31" office:value-type="float" office:value="780652" calcext:value-type="float">
            <text:p>780652</text:p>
          </table:table-cell>
        </table:table-row>
        <table:table-row table:style-name="ro5">
          <table:table-cell office:value-type="string" calcext:value-type="string">
            <text:p>Profundización Técnica (T)</text:p>
          </table:table-cell>
          <table:table-cell office:value-type="float" office:value="1320" calcext:value-type="float">
            <text:p>1320</text:p>
          </table:table-cell>
          <table:table-cell office:value-type="float" office:value="826" calcext:value-type="float">
            <text:p>826</text:p>
          </table:table-cell>
        </table:table-row>
        <table:table-row table:style-name="ro5">
          <table:table-cell table:style-name="ce31" office:value-type="string" calcext:value-type="string">
            <text:p>TOTAL FORMACIÓN LABORAL (D=A+B+C+T)</text:p>
          </table:table-cell>
          <table:table-cell table:style-name="ce31" office:value-type="float" office:value="855295" calcext:value-type="float">
            <text:p>855295</text:p>
          </table:table-cell>
          <table:table-cell table:style-name="ce31" office:value-type="float" office:value="806972" calcext:value-type="float">
            <text:p>806972</text:p>
          </table:table-cell>
        </table:table-row>
        <table:table-row table:style-name="ro5">
          <table:table-cell table:style-name="ce31" office:value-type="string" calcext:value-type="string">
            <text:p>TOTAL FORMACION TITULADA (F = D+E)</text:p>
          </table:table-cell>
          <table:table-cell table:style-name="ce31" office:value-type="float" office:value="1316914" calcext:value-type="float">
            <text:p>1316914</text:p>
          </table:table-cell>
          <table:table-cell table:style-name="ce31" office:value-type="float" office:value="1230760" calcext:value-type="float">
            <text:p>1230760</text:p>
          </table:table-cell>
        </table:table-row>
        <table:table-row table:style-name="ro5">
          <table:table-cell office:value-type="string" calcext:value-type="string">
            <text:p>Formación Complementaria - Virtual <text:s/>(Sin Bilingüismo) (G)</text:p>
          </table:table-cell>
          <table:table-cell office:value-type="float" office:value="2420160" calcext:value-type="float">
            <text:p>2420160</text:p>
          </table:table-cell>
          <table:table-cell office:value-type="float" office:value="1667522" calcext:value-type="float">
            <text:p>1667522</text:p>
          </table:table-cell>
        </table:table-row>
        <table:table-row table:style-name="ro5">
          <table:table-cell office:value-type="string" calcext:value-type="string">
            <text:p>Formación Complementaria - Presencial (Sin Bilingüismo) (H)</text:p>
          </table:table-cell>
          <table:table-cell office:value-type="float" office:value="2864984" calcext:value-type="float">
            <text:p>2864984</text:p>
          </table:table-cell>
          <table:table-cell office:value-type="float" office:value="2285812" calcext:value-type="float">
            <text:p>2285812</text:p>
          </table:table-cell>
        </table:table-row>
        <table:table-row table:style-name="ro5">
          <table:table-cell office:value-type="string" calcext:value-type="string">
            <text:p>Programa de Bilingüismo - Virtual (I)</text:p>
          </table:table-cell>
          <table:table-cell office:value-type="float" office:value="917760" calcext:value-type="float">
            <text:p>917760</text:p>
          </table:table-cell>
          <table:table-cell office:value-type="float" office:value="671661" calcext:value-type="float">
            <text:p>671661</text:p>
          </table:table-cell>
        </table:table-row>
        <table:table-row table:style-name="ro5">
          <table:table-cell office:value-type="string" calcext:value-type="string">
            <text:p>Programa de Bilingüismo - Presencial (J)</text:p>
          </table:table-cell>
          <table:table-cell office:value-type="float" office:value="111822" calcext:value-type="float">
            <text:p>111822</text:p>
          </table:table-cell>
          <table:table-cell office:value-type="float" office:value="96247" calcext:value-type="float">
            <text:p>96247</text:p>
          </table:table-cell>
        </table:table-row>
        <table:table-row table:style-name="ro5">
          <table:table-cell table:style-name="ce31" office:value-type="string" calcext:value-type="string">
            <text:p>SubTotal Programa de Bilinguïsmo (K = I + J)</text:p>
          </table:table-cell>
          <table:table-cell table:style-name="ce31" office:value-type="float" office:value="1029582" calcext:value-type="float">
            <text:p>1029582</text:p>
          </table:table-cell>
          <table:table-cell table:style-name="ce31" office:value-type="float" office:value="767908" calcext:value-type="float">
            <text:p>767908</text:p>
          </table:table-cell>
        </table:table-row>
        <table:table-row table:style-name="ro5">
          <table:table-cell office:value-type="string" calcext:value-type="string">
            <text:p>Formación Complementaria CampeSENA (L)</text:p>
          </table:table-cell>
          <table:table-cell office:value-type="float" office:value="619134" calcext:value-type="float">
            <text:p>619134</text:p>
          </table:table-cell>
          <table:table-cell office:value-type="float" office:value="559024" calcext:value-type="float">
            <text:p>559024</text:p>
          </table:table-cell>
        </table:table-row>
        <table:table-row table:style-name="ro5">
          <table:table-cell office:value-type="string" calcext:value-type="string">
            <text:p>Formación Complementaria Full Popular (M)</text:p>
          </table:table-cell>
          <table:table-cell office:value-type="float" office:value="94200" calcext:value-type="float">
            <text:p>94200</text:p>
          </table:table-cell>
          <table:table-cell office:value-type="float" office:value="120795" calcext:value-type="float">
            <text:p>120795</text:p>
          </table:table-cell>
        </table:table-row>
        <table:table-row table:style-name="ro5">
          <table:table-cell table:style-name="ce31" office:value-type="string" calcext:value-type="string">
            <text:p>TOTAL FORMACION COMPLEMENTARIA (N = G+H+K+L+M)</text:p>
          </table:table-cell>
          <table:table-cell table:style-name="ce31" office:value-type="float" office:value="7028060" calcext:value-type="float">
            <text:p>7028060</text:p>
          </table:table-cell>
          <table:table-cell table:style-name="ce31" office:value-type="float" office:value="5401061" calcext:value-type="float">
            <text:p>5401061</text:p>
          </table:table-cell>
        </table:table-row>
        <table:table-row table:style-name="ro5">
          <table:table-cell table:style-name="ce31" office:value-type="string" calcext:value-type="string">
            <text:p>TOTAL FORMACION PROFESIONAL INTEGRAL (O=N+F)</text:p>
          </table:table-cell>
          <table:table-cell table:style-name="ce31" office:value-type="float" office:value="8344974" calcext:value-type="float">
            <text:p>8344974</text:p>
          </table:table-cell>
          <table:table-cell table:style-name="ce31" office:value-type="float" office:value="6631821" calcext:value-type="float">
            <text:p>6631821</text:p>
          </table:table-cell>
        </table:table-row>
        <table:table-row table:style-name="ro5" table:number-rows-repeated="1048541">
          <table:table-cell table:number-columns-repeated="3"/>
        </table:table-row>
        <table:table-row table:style-name="ro5">
          <table:table-cell table:number-columns-repeated="3"/>
        </table:table-row>
      </table:table>
      <table:table table:name="nacional_seguimiento_metas_formacion_profesional_integral_x_programa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16374" table:default-cell-style-name="Default"/>
        <table:table-row table:style-name="ro5">
          <table:table-cell table:style-name="ce3" office:value-type="string" calcext:value-type="string">
            <text:p>nivel_formacion</text:p>
          </table:table-cell>
          <table:table-cell table:style-name="ce3" office:value-type="string" calcext:value-type="string">
            <text:p>regular_meta</text:p>
          </table:table-cell>
          <table:table-cell table:style-name="ce3" office:value-type="string" calcext:value-type="string">
            <text:p>regular_ejecucion</text:p>
          </table:table-cell>
          <table:table-cell table:style-name="ce3" office:value-type="string" calcext:value-type="string">
            <text:p>campesena_meta</text:p>
          </table:table-cell>
          <table:table-cell table:style-name="ce3" office:value-type="string" calcext:value-type="string">
            <text:p>campesena_ejecucion</text:p>
          </table:table-cell>
          <table:table-cell table:style-name="ce3" office:value-type="string" calcext:value-type="string">
            <text:p>full_popular_meta</text:p>
          </table:table-cell>
          <table:table-cell table:style-name="ce3" office:value-type="string" calcext:value-type="string">
            <text:p>full_popular_ejecucion</text:p>
          </table:table-cell>
          <table:table-cell table:style-name="ce3" office:value-type="string" calcext:value-type="string">
            <text:p>total_meta_formacion_profesional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AUXILIAR</text:p>
          </table:table-cell>
          <table:table-cell table:style-name="ce4" office:value-type="float" office:value="7067" calcext:value-type="float">
            <text:p>7067</text:p>
          </table:table-cell>
          <table:table-cell table:style-name="ce4" office:value-type="float" office:value="4599" calcext:value-type="float">
            <text:p>4599</text:p>
          </table:table-cell>
          <table:table-cell table:style-name="ce4" office:value-type="float" office:value="945" calcext:value-type="float">
            <text:p>945</text:p>
          </table:table-cell>
          <table:table-cell table:style-name="ce4" office:value-type="float" office:value="848" calcext:value-type="float">
            <text:p>848</text:p>
          </table:table-cell>
          <table:table-cell table:style-name="ce4" office:value-type="float" office:value="1091" calcext:value-type="float">
            <text:p>1091</text:p>
          </table:table-cell>
          <table:table-cell table:style-name="ce4" office:value-type="float" office:value="913" calcext:value-type="float">
            <text:p>913</text:p>
          </table:table-cell>
          <table:table-cell table:style-name="ce4" office:value-type="float" office:value="9103" calcext:value-type="float">
            <text:p>9103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OPERARIO</text:p>
          </table:table-cell>
          <table:table-cell table:style-name="ce4" office:value-type="float" office:value="18889" calcext:value-type="float">
            <text:p>18889</text:p>
          </table:table-cell>
          <table:table-cell table:style-name="ce4" office:value-type="float" office:value="14971" calcext:value-type="float">
            <text:p>14971</text:p>
          </table:table-cell>
          <table:table-cell table:style-name="ce4" office:value-type="float" office:value="1920" calcext:value-type="float">
            <text:p>1920</text:p>
          </table:table-cell>
          <table:table-cell table:style-name="ce4" office:value-type="float" office:value="2340" calcext:value-type="float">
            <text:p>2340</text:p>
          </table:table-cell>
          <table:table-cell table:style-name="ce4" office:value-type="float" office:value="1504" calcext:value-type="float">
            <text:p>1504</text:p>
          </table:table-cell>
          <table:table-cell table:style-name="ce4" office:value-type="float" office:value="1823" calcext:value-type="float">
            <text:p>1823</text:p>
          </table:table-cell>
          <table:table-cell table:style-name="ce4" office:value-type="float" office:value="22313" calcext:value-type="float">
            <text:p>22313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PROFUNDIZACIÓN TÉCNICA</text:p>
          </table:table-cell>
          <table:table-cell table:style-name="ce4" office:value-type="float" office:value="1320" calcext:value-type="float">
            <text:p>1320</text:p>
          </table:table-cell>
          <table:table-cell table:style-name="ce4" office:value-type="float" office:value="826" calcext:value-type="float">
            <text:p>826</text:p>
          </table:table-cell>
          <table:table-cell table:style-name="ce4" table:number-columns-repeated="4"/>
          <table:table-cell table:style-name="ce4" office:value-type="float" office:value="1320" calcext:value-type="float">
            <text:p>1320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ARTICULACIÓN CON LA MEDIA TECNICA</text:p>
          </table:table-cell>
          <table:table-cell table:style-name="ce4" office:value-type="float" office:value="475067" calcext:value-type="float">
            <text:p>475067</text:p>
          </table:table-cell>
          <table:table-cell table:style-name="ce4" office:value-type="float" office:value="477553" calcext:value-type="float">
            <text:p>477553</text:p>
          </table:table-cell>
          <table:table-cell table:style-name="ce4" table:number-columns-repeated="4"/>
          <table:table-cell table:style-name="ce4" office:value-type="float" office:value="475067" calcext:value-type="float">
            <text:p>475067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TÉCNICO</text:p>
          </table:table-cell>
          <table:table-cell table:style-name="ce4" office:value-type="float" office:value="318816" calcext:value-type="float">
            <text:p>318816</text:p>
          </table:table-cell>
          <table:table-cell table:style-name="ce4" office:value-type="float" office:value="273706" calcext:value-type="float">
            <text:p>273706</text:p>
          </table:table-cell>
          <table:table-cell table:style-name="ce4" office:value-type="float" office:value="24795" calcext:value-type="float">
            <text:p>24795</text:p>
          </table:table-cell>
          <table:table-cell table:style-name="ce4" office:value-type="float" office:value="24856" calcext:value-type="float">
            <text:p>24856</text:p>
          </table:table-cell>
          <table:table-cell table:style-name="ce4" office:value-type="float" office:value="3881" calcext:value-type="float">
            <text:p>3881</text:p>
          </table:table-cell>
          <table:table-cell table:style-name="ce4" office:value-type="float" office:value="4537" calcext:value-type="float">
            <text:p>4537</text:p>
          </table:table-cell>
          <table:table-cell table:style-name="ce4" office:value-type="float" office:value="347492" calcext:value-type="float">
            <text:p>347492</text:p>
          </table:table-cell>
          <table:table-cell table:number-columns-repeated="16373"/>
        </table:table-row>
        <table:table-row table:style-name="ro5">
          <table:table-cell table:style-name="ce3" office:value-type="string" calcext:value-type="string">
            <text:p><text:s/>TOTAL FORMACION LABORAL <text:s/></text:p>
          </table:table-cell>
          <table:table-cell table:style-name="ce3" office:value-type="float" office:value="821159" calcext:value-type="float">
            <text:p>821159</text:p>
          </table:table-cell>
          <table:table-cell table:style-name="ce3" office:value-type="float" office:value="771655" calcext:value-type="float">
            <text:p>771655</text:p>
          </table:table-cell>
          <table:table-cell table:style-name="ce3" office:value-type="float" office:value="27660" calcext:value-type="float">
            <text:p>27660</text:p>
          </table:table-cell>
          <table:table-cell table:style-name="ce3" office:value-type="float" office:value="28044" calcext:value-type="float">
            <text:p>28044</text:p>
          </table:table-cell>
          <table:table-cell table:style-name="ce3" office:value-type="float" office:value="6476" calcext:value-type="float">
            <text:p>6476</text:p>
          </table:table-cell>
          <table:table-cell table:style-name="ce3" office:value-type="float" office:value="7273" calcext:value-type="float">
            <text:p>7273</text:p>
          </table:table-cell>
          <table:table-cell table:style-name="ce3" office:value-type="float" office:value="855295" calcext:value-type="float">
            <text:p>855295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TECNÓLOGO</text:p>
          </table:table-cell>
          <table:table-cell table:style-name="ce4" office:value-type="float" office:value="458542" calcext:value-type="float">
            <text:p>458542</text:p>
          </table:table-cell>
          <table:table-cell table:style-name="ce4" office:value-type="float" office:value="420497" calcext:value-type="float">
            <text:p>420497</text:p>
          </table:table-cell>
          <table:table-cell table:style-name="ce4" office:value-type="float" office:value="2399" calcext:value-type="float">
            <text:p>2399</text:p>
          </table:table-cell>
          <table:table-cell table:style-name="ce4" office:value-type="float" office:value="2650" calcext:value-type="float">
            <text:p>2650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461619" calcext:value-type="float">
            <text:p>461619</text:p>
          </table:table-cell>
          <table:table-cell table:number-columns-repeated="16373"/>
        </table:table-row>
        <table:table-row table:style-name="ro5">
          <table:table-cell table:style-name="ce3" office:value-type="string" calcext:value-type="string">
            <text:p><text:s/>TOTAL FORMACION EDUCACION SUPERIOR </text:p>
          </table:table-cell>
          <table:table-cell table:style-name="ce3" office:value-type="float" office:value="458542" calcext:value-type="float">
            <text:p>458542</text:p>
          </table:table-cell>
          <table:table-cell table:style-name="ce3" office:value-type="float" office:value="420497" calcext:value-type="float">
            <text:p>420497</text:p>
          </table:table-cell>
          <table:table-cell table:style-name="ce3" office:value-type="float" office:value="2399" calcext:value-type="float">
            <text:p>2399</text:p>
          </table:table-cell>
          <table:table-cell table:style-name="ce3" office:value-type="float" office:value="2650" calcext:value-type="float">
            <text:p>2650</text:p>
          </table:table-cell>
          <table:table-cell table:style-name="ce3" office:value-type="float" office:value="678" calcext:value-type="float">
            <text:p>678</text:p>
          </table:table-cell>
          <table:table-cell table:style-name="ce3" office:value-type="float" office:value="641" calcext:value-type="float">
            <text:p>641</text:p>
          </table:table-cell>
          <table:table-cell table:style-name="ce3" office:value-type="float" office:value="461619" calcext:value-type="float">
            <text:p>461619</text:p>
          </table:table-cell>
          <table:table-cell table:number-columns-repeated="16373"/>
        </table:table-row>
        <table:table-row table:style-name="ro5">
          <table:table-cell table:style-name="ce3" office:value-type="string" calcext:value-type="string">
            <text:p><text:s/>TOTAL FORMACION TITULADA </text:p>
          </table:table-cell>
          <table:table-cell table:style-name="ce3" office:value-type="float" office:value="1279701" calcext:value-type="float">
            <text:p>1279701</text:p>
          </table:table-cell>
          <table:table-cell table:style-name="ce3" office:value-type="float" office:value="1192152" calcext:value-type="float">
            <text:p>1192152</text:p>
          </table:table-cell>
          <table:table-cell table:style-name="ce3" office:value-type="float" office:value="30059" calcext:value-type="float">
            <text:p>30059</text:p>
          </table:table-cell>
          <table:table-cell table:style-name="ce3" office:value-type="float" office:value="30694" calcext:value-type="float">
            <text:p>30694</text:p>
          </table:table-cell>
          <table:table-cell table:style-name="ce3" office:value-type="float" office:value="7154" calcext:value-type="float">
            <text:p>7154</text:p>
          </table:table-cell>
          <table:table-cell table:style-name="ce3" office:value-type="float" office:value="7914" calcext:value-type="float">
            <text:p>7914</text:p>
          </table:table-cell>
          <table:table-cell table:style-name="ce3" office:value-type="float" office:value="1316914" calcext:value-type="float">
            <text:p>1316914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COMPLEMENTARIA</text:p>
          </table:table-cell>
          <table:table-cell table:style-name="ce4" office:value-type="float" office:value="6236696" calcext:value-type="float">
            <text:p>6236696</text:p>
          </table:table-cell>
          <table:table-cell table:style-name="ce4" office:value-type="float" office:value="4721242" calcext:value-type="float">
            <text:p>4721242</text:p>
          </table:table-cell>
          <table:table-cell table:style-name="ce4" office:value-type="float" office:value="589134" calcext:value-type="float">
            <text:p>589134</text:p>
          </table:table-cell>
          <table:table-cell table:style-name="ce4" office:value-type="float" office:value="556584" calcext:value-type="float">
            <text:p>556584</text:p>
          </table:table-cell>
          <table:table-cell table:style-name="ce4" office:value-type="float" office:value="89200" calcext:value-type="float">
            <text:p>89200</text:p>
          </table:table-cell>
          <table:table-cell table:style-name="ce4" office:value-type="float" office:value="120795" calcext:value-type="float">
            <text:p>120795</text:p>
          </table:table-cell>
          <table:table-cell table:style-name="ce4" office:value-type="float" office:value="6915030" calcext:value-type="float">
            <text:p>6915030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Programa de Formación Continua Especializada </text:p>
          </table:table-cell>
          <table:table-cell table:style-name="ce4" office:value-type="float" office:value="78030" calcext:value-type="float">
            <text:p>78030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number-columns-repeated="4"/>
          <table:table-cell table:style-name="ce4" office:value-type="float" office:value="78030" calcext:value-type="float">
            <text:p>78030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Estrategia Formación Continua Especial Campesina (En el marco de FEEC)</text:p>
          </table:table-cell>
          <table:table-cell table:style-name="ce4" table:number-columns-repeated="2"/>
          <table:table-cell table:style-name="ce4" office:value-type="float" office:value="30000" calcext:value-type="float">
            <text:p>30000</text:p>
          </table:table-cell>
          <table:table-cell table:style-name="ce4" office:value-type="float" office:value="2440" calcext:value-type="float">
            <text:p>2440</text:p>
          </table:table-cell>
          <table:table-cell table:style-name="ce4" table:number-columns-repeated="2"/>
          <table:table-cell table:style-name="ce4" office:value-type="float" office:value="30000" calcext:value-type="float">
            <text:p>30000</text:p>
          </table:table-cell>
          <table:table-cell table:number-columns-repeated="16373"/>
        </table:table-row>
        <table:table-row table:style-name="ro5">
          <table:table-cell table:style-name="ce4" office:value-type="string" calcext:value-type="string">
            <text:p>Formación Contina Especial Popular (En el marco de FEP)</text:p>
          </table:table-cell>
          <table:table-cell table:style-name="ce4" table:number-columns-repeated="4"/>
          <table:table-cell table:style-name="ce4" office:value-type="float" office:value="5000" calcext:value-type="float">
            <text:p>5000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5000" calcext:value-type="float">
            <text:p>5000</text:p>
          </table:table-cell>
          <table:table-cell table:number-columns-repeated="16373"/>
        </table:table-row>
        <table:table-row table:style-name="ro5">
          <table:table-cell table:style-name="ce3" office:value-type="string" calcext:value-type="string">
            <text:p>TOTAL <text:s/>FORMACION COMPLEMENTARIA </text:p>
          </table:table-cell>
          <table:table-cell table:style-name="ce3" office:value-type="float" office:value="6314726" calcext:value-type="float">
            <text:p>6314726</text:p>
          </table:table-cell>
          <table:table-cell table:style-name="ce3" office:value-type="float" office:value="4721242" calcext:value-type="float">
            <text:p>4721242</text:p>
          </table:table-cell>
          <table:table-cell table:style-name="ce3" office:value-type="float" office:value="619134" calcext:value-type="float">
            <text:p>619134</text:p>
          </table:table-cell>
          <table:table-cell table:style-name="ce3" office:value-type="float" office:value="559024" calcext:value-type="float">
            <text:p>559024</text:p>
          </table:table-cell>
          <table:table-cell table:style-name="ce3" office:value-type="float" office:value="94200" calcext:value-type="float">
            <text:p>94200</text:p>
          </table:table-cell>
          <table:table-cell table:style-name="ce3" office:value-type="float" office:value="120795" calcext:value-type="float">
            <text:p>120795</text:p>
          </table:table-cell>
          <table:table-cell table:style-name="ce3" office:value-type="float" office:value="7028060" calcext:value-type="float">
            <text:p>7028060</text:p>
          </table:table-cell>
          <table:table-cell table:number-columns-repeated="16373"/>
        </table:table-row>
        <table:table-row table:style-name="ro5">
          <table:table-cell table:style-name="ce3" office:value-type="string" calcext:value-type="string">
            <text:p>TOTAL FORMACIÓN PROFESIONAL INTEGRAL </text:p>
          </table:table-cell>
          <table:table-cell table:style-name="ce3" office:value-type="float" office:value="7594427" calcext:value-type="float">
            <text:p>7594427</text:p>
          </table:table-cell>
          <table:table-cell table:style-name="ce3" office:value-type="float" office:value="5913394" calcext:value-type="float">
            <text:p>5913394</text:p>
          </table:table-cell>
          <table:table-cell table:style-name="ce3" office:value-type="float" office:value="649193" calcext:value-type="float">
            <text:p>649193</text:p>
          </table:table-cell>
          <table:table-cell table:style-name="ce3" office:value-type="float" office:value="589718" calcext:value-type="float">
            <text:p>589718</text:p>
          </table:table-cell>
          <table:table-cell table:style-name="ce3" office:value-type="float" office:value="101354" calcext:value-type="float">
            <text:p>101354</text:p>
          </table:table-cell>
          <table:table-cell table:style-name="ce3" office:value-type="float" office:value="128709" calcext:value-type="float">
            <text:p>128709</text:p>
          </table:table-cell>
          <table:table-cell table:style-name="ce3" office:value-type="float" office:value="8344974" calcext:value-type="float">
            <text:p>8344974</text:p>
          </table:table-cell>
          <table:table-cell table:number-columns-repeated="16373"/>
        </table:table-row>
        <table:table-row table:style-name="ro5" table:number-rows-repeated="1048559">
          <table:table-cell table:number-columns-repeated="16381"/>
        </table:table-row>
        <table:table-row table:style-name="ro5">
          <table:table-cell table:number-columns-repeated="16381"/>
        </table:table-row>
      </table:table>
      <table:table table:name="nacional_seguimiento_metas_programas_relevantes" table:style-name="ta1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16380" table:default-cell-style-name="Default"/>
        <table:table-row table:style-name="ro5">
          <table:table-cell table:style-name="ce31" office:value-type="string" calcext:value-type="string">
            <text:p>Metas Programas Relevantes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on</text:p>
          </table:table-cell>
          <table:table-cell table:style-name="ce31" office:value-type="string" calcext:value-type="string">
            <text:p>tipo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otal Formación Profesional CampeSENA</text:p>
          </table:table-cell>
          <table:table-cell office:value-type="float" office:value="649193" calcext:value-type="float">
            <text:p>649193</text:p>
          </table:table-cell>
          <table:table-cell office:value-type="float" office:value="589718" calcext:value-type="float">
            <text:p>589718</text:p>
          </table:table-cell>
          <table:table-cell office:value-type="string" calcext:value-type="string">
            <text:p>Programa relevante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otal Formación Profesional Full Popular</text:p>
          </table:table-cell>
          <table:table-cell office:value-type="float" office:value="101354" calcext:value-type="float">
            <text:p>101354</text:p>
          </table:table-cell>
          <table:table-cell office:value-type="float" office:value="128709" calcext:value-type="float">
            <text:p>128709</text:p>
          </table:table-cell>
          <table:table-cell office:value-type="string" calcext:value-type="string">
            <text:p>Programa relevante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otal Formación Profesional Integral - Virtual</text:p>
          </table:table-cell>
          <table:table-cell office:value-type="float" office:value="3561344" calcext:value-type="float">
            <text:p>3561344</text:p>
          </table:table-cell>
          <table:table-cell office:value-type="float" office:value="2557536" calcext:value-type="float">
            <text:p>2557536</text:p>
          </table:table-cell>
          <table:table-cell office:value-type="string" calcext:value-type="string">
            <text:p>Programa relevante</text:p>
          </table:table-cell>
          <table:table-cell table:number-columns-repeated="16379"/>
        </table:table-row>
        <table:table-row table:style-name="ro5">
          <table:table-cell office:value-type="string" calcext:value-type="string">
            <text:p>Tecnólogos Primer Curso</text:p>
          </table:table-cell>
          <table:table-cell office:value-type="float" office:value="200000" calcext:value-type="float">
            <text:p>200000</text:p>
          </table:table-cell>
          <table:table-cell office:value-type="float" office:value="126645" calcext:value-type="float">
            <text:p>126645</text:p>
          </table:table-cell>
          <table:table-cell office:value-type="string" calcext:value-type="string">
            <text:p>Primer curso</text:p>
          </table:table-cell>
          <table:table-cell table:number-columns-repeated="16379"/>
        </table:table-row>
        <table:table-row table:style-name="ro5" table:number-rows-repeated="1048570">
          <table:table-cell table:number-columns-repeated="16383"/>
        </table:table-row>
        <table:table-row table:style-name="ro5">
          <table:table-cell table:number-columns-repeated="16383"/>
        </table:table-row>
      </table:table>
      <table:table table:name="nacional_seguimiento_otras_metas_relacionadas_con_formacion_profesional" table:style-name="ta1">
        <table:table-column table:style-name="co26" table:default-cell-style-name="Default"/>
        <table:table-column table:style-name="co3" table:number-columns-repeated="12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row table:style-name="ro5">
          <table:table-cell table:style-name="ce31" office:value-type="string" calcext:value-type="string">
            <text:p>RETENCIÓN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FORMACIÓN LABORAL <text:s/>- Presencial</text:p>
          </table:table-cell>
          <table:table-cell table:style-name="ce5" office:value-type="percentage" office:value="0.8918" calcext:value-type="percentage">
            <text:p>89.18%</text:p>
          </table:table-cell>
          <table:table-cell table:style-name="ce5" office:value-type="percentage" office:value="0.9273" calcext:value-type="percentage">
            <text:p>92.73%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FORMACIÓN LABORAL <text:s/>- Virtual</text:p>
          </table:table-cell>
          <table:table-cell table:style-name="ce5" office:value-type="percentage" office:value="0.7896" calcext:value-type="percentage">
            <text:p>78.96%</text:p>
          </table:table-cell>
          <table:table-cell table:style-name="ce5" office:value-type="percentage" office:value="0.8169" calcext:value-type="percentage">
            <text:p>81.69%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TOTAL FORMACIÓN LABORAL</text:p>
          </table:table-cell>
          <table:table-cell table:style-name="ce5" office:value-type="percentage" office:value="0.8505" calcext:value-type="percentage">
            <text:p>85.05%</text:p>
          </table:table-cell>
          <table:table-cell table:style-name="ce5" office:value-type="percentage" office:value="0.9202" calcext:value-type="percentage">
            <text:p>92.02%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EDUCACION SUPERIOR - <text:s text:c="2"/>Presencial</text:p>
          </table:table-cell>
          <table:table-cell table:style-name="ce5" office:value-type="percentage" office:value="0.8742" calcext:value-type="percentage">
            <text:p>87.42%</text:p>
          </table:table-cell>
          <table:table-cell table:style-name="ce5" office:value-type="percentage" office:value="0.9119" calcext:value-type="percentage">
            <text:p>91.19%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EDUCACION SUPERIOR - <text:s/>Virtual</text:p>
          </table:table-cell>
          <table:table-cell table:style-name="ce5" office:value-type="percentage" office:value="0.8064" calcext:value-type="percentage">
            <text:p>80.64%</text:p>
          </table:table-cell>
          <table:table-cell table:style-name="ce5" office:value-type="percentage" office:value="0.8116" calcext:value-type="percentage">
            <text:p>81.16%</text:p>
          </table:table-cell>
          <table:table-cell table:number-columns-repeated="13"/>
        </table:table-row>
        <table:table-row table:style-name="ro5">
          <table:table-cell office:value-type="string" calcext:value-type="string">
            <text:p>TOTAL EDUCACION SUPERIOR </text:p>
          </table:table-cell>
          <table:table-cell table:style-name="ce5" office:value-type="percentage" office:value="0.8458" calcext:value-type="percentage">
            <text:p>84.58%</text:p>
          </table:table-cell>
          <table:table-cell table:style-name="ce5" office:value-type="percentage" office:value="0.8725" calcext:value-type="percentage">
            <text:p>87.25%</text:p>
          </table:table-cell>
          <table:table-cell table:number-columns-repeated="10"/>
          <table:table-cell office:value-type="string" calcext:value-type="string">
            <text:p>RETENCIÓN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TOTAL TITULADA -Presencial </text:p>
          </table:table-cell>
          <table:table-cell table:style-name="ce5" office:value-type="percentage" office:value="0.883" calcext:value-type="percentage">
            <text:p>88.30%</text:p>
          </table:table-cell>
          <table:table-cell table:style-name="ce5" office:value-type="percentage" office:value="0.9234" calcext:value-type="percentage">
            <text:p>92.34%</text:p>
          </table:table-cell>
          <table:table-cell table:number-columns-repeated="10"/>
          <table:table-cell office:value-type="string" calcext:value-type="string">
            <text:p>FORMACIÓN LABORAL <text:s/>- Presencial</text:p>
          </table:table-cell>
          <table:table-cell table:style-name="ce5" office:value-type="percentage" office:value="0.8918" calcext:value-type="percentage">
            <text:p>89.18%</text:p>
          </table:table-cell>
          <table:table-cell table:style-name="ce5" office:value-type="percentage" office:value="0.9273" calcext:value-type="percentage">
            <text:p>92.73%</text:p>
          </table:table-cell>
        </table:table-row>
        <table:table-row table:style-name="ro5">
          <table:table-cell office:value-type="string" calcext:value-type="string">
            <text:p>TOTAL TITULADA - Virtual</text:p>
          </table:table-cell>
          <table:table-cell table:style-name="ce5" office:value-type="percentage" office:value="0.7853" calcext:value-type="percentage">
            <text:p>78.53%</text:p>
          </table:table-cell>
          <table:table-cell table:style-name="ce5" office:value-type="percentage" office:value="0.8128" calcext:value-type="percentage">
            <text:p>81.28%</text:p>
          </table:table-cell>
          <table:table-cell table:number-columns-repeated="10"/>
          <table:table-cell office:value-type="string" calcext:value-type="string">
            <text:p>FORMACIÓN LABORAL <text:s/>- Virtual</text:p>
          </table:table-cell>
          <table:table-cell table:style-name="ce5" office:value-type="percentage" office:value="0.7896" calcext:value-type="percentage">
            <text:p>78.96%</text:p>
          </table:table-cell>
          <table:table-cell table:style-name="ce5" office:value-type="percentage" office:value="0.8169" calcext:value-type="percentage">
            <text:p>81.69%</text:p>
          </table:table-cell>
        </table:table-row>
        <table:table-row table:style-name="ro5">
          <table:table-cell office:value-type="string" calcext:value-type="string">
            <text:p>TOTAL TITULADA</text:p>
          </table:table-cell>
          <table:table-cell table:style-name="ce5" office:value-type="percentage" office:value="0.8401" calcext:value-type="percentage">
            <text:p>84.01%</text:p>
          </table:table-cell>
          <table:table-cell table:style-name="ce5" office:value-type="percentage" office:value="0.9038" calcext:value-type="percentage">
            <text:p>90.38%</text:p>
          </table:table-cell>
          <table:table-cell table:number-columns-repeated="10"/>
          <table:table-cell office:value-type="string" calcext:value-type="string">
            <text:p>TOTAL FORMACIÓN LABORAL</text:p>
          </table:table-cell>
          <table:table-cell table:style-name="ce5" office:value-type="percentage" office:value="0.8505" calcext:value-type="percentage">
            <text:p>85.05%</text:p>
          </table:table-cell>
          <table:table-cell table:style-name="ce5" office:value-type="percentage" office:value="0.9202" calcext:value-type="percentage">
            <text:p>92.02%</text:p>
          </table:table-cell>
        </table:table-row>
        <table:table-row table:style-name="ro5">
          <table:table-cell office:value-type="string" calcext:value-type="string">
            <text:p>COMPLEMENTARIA - Presencial</text:p>
          </table:table-cell>
          <table:table-cell table:style-name="ce5" office:value-type="percentage" office:value="0.8348" calcext:value-type="percentage">
            <text:p>83.48%</text:p>
          </table:table-cell>
          <table:table-cell table:style-name="ce5" office:value-type="percentage" office:value="0.8711" calcext:value-type="percentage">
            <text:p>87.11%</text:p>
          </table:table-cell>
          <table:table-cell table:number-columns-repeated="10"/>
          <table:table-cell office:value-type="string" calcext:value-type="string">
            <text:p>EDUCACION SUPERIOR - <text:s text:c="2"/>Presencial</text:p>
          </table:table-cell>
          <table:table-cell table:style-name="ce5" office:value-type="percentage" office:value="0.8742" calcext:value-type="percentage">
            <text:p>87.42%</text:p>
          </table:table-cell>
          <table:table-cell table:style-name="ce5" office:value-type="percentage" office:value="0.9119" calcext:value-type="percentage">
            <text:p>91.19%</text:p>
          </table:table-cell>
        </table:table-row>
        <table:table-row table:style-name="ro5">
          <table:table-cell office:value-type="string" calcext:value-type="string">
            <text:p>COMPLEMENTARIA - Virtual</text:p>
          </table:table-cell>
          <table:table-cell table:style-name="ce5" office:value-type="percentage" office:value="0.2694" calcext:value-type="percentage">
            <text:p>26.94%</text:p>
          </table:table-cell>
          <table:table-cell table:style-name="ce5" office:value-type="percentage" office:value="0.3397" calcext:value-type="percentage">
            <text:p>33.97%</text:p>
          </table:table-cell>
          <table:table-cell table:number-columns-repeated="10"/>
          <table:table-cell office:value-type="string" calcext:value-type="string">
            <text:p>EDUCACION SUPERIOR - <text:s/>Virtual</text:p>
          </table:table-cell>
          <table:table-cell table:style-name="ce5" office:value-type="percentage" office:value="0.8064" calcext:value-type="percentage">
            <text:p>80.64%</text:p>
          </table:table-cell>
          <table:table-cell table:style-name="ce5" office:value-type="percentage" office:value="0.8116" calcext:value-type="percentage">
            <text:p>81.16%</text:p>
          </table:table-cell>
        </table:table-row>
        <table:table-row table:style-name="ro5">
          <table:table-cell office:value-type="string" calcext:value-type="string">
            <text:p>TOTAL COMPLEMENTARIA</text:p>
          </table:table-cell>
          <table:table-cell table:style-name="ce5" office:value-type="percentage" office:value="0.5521" calcext:value-type="percentage">
            <text:p>55.21%</text:p>
          </table:table-cell>
          <table:table-cell table:style-name="ce5" office:value-type="percentage" office:value="0.6409" calcext:value-type="percentage">
            <text:p>64.09%</text:p>
          </table:table-cell>
          <table:table-cell table:number-columns-repeated="10"/>
          <table:table-cell office:value-type="string" calcext:value-type="string">
            <text:p>TOTAL EDUCACION SUPERIOR </text:p>
          </table:table-cell>
          <table:table-cell table:style-name="ce5" office:value-type="percentage" office:value="0.8458" calcext:value-type="percentage">
            <text:p>84.58%</text:p>
          </table:table-cell>
          <table:table-cell table:style-name="ce5" office:value-type="percentage" office:value="0.8725" calcext:value-type="percentage">
            <text:p>87.25%</text:p>
          </table:table-cell>
        </table:table-row>
        <table:table-row table:style-name="ro5">
          <table:table-cell office:value-type="string" calcext:value-type="string">
            <text:p>TOTAL FORMACIÓN PROFESIONAL - Presencial</text:p>
          </table:table-cell>
          <table:table-cell table:style-name="ce5" office:value-type="percentage" office:value="0.8589" calcext:value-type="percentage">
            <text:p>85.89%</text:p>
          </table:table-cell>
          <table:table-cell table:style-name="ce5" office:value-type="percentage" office:value="0.8841" calcext:value-type="percentage">
            <text:p>88.41%</text:p>
          </table:table-cell>
          <table:table-cell table:number-columns-repeated="10"/>
          <table:table-cell office:value-type="string" calcext:value-type="string">
            <text:p>TOTAL TITULADA -Presencial </text:p>
          </table:table-cell>
          <table:table-cell table:style-name="ce5" office:value-type="percentage" office:value="0.883" calcext:value-type="percentage">
            <text:p>88.30%</text:p>
          </table:table-cell>
          <table:table-cell table:style-name="ce5" office:value-type="percentage" office:value="0.9234" calcext:value-type="percentage">
            <text:p>92.34%</text:p>
          </table:table-cell>
        </table:table-row>
        <table:table-row table:style-name="ro5">
          <table:table-cell office:value-type="string" calcext:value-type="string">
            <text:p>TOTAL FORMACIÓN PROFESIONAL - Virtual</text:p>
          </table:table-cell>
          <table:table-cell table:style-name="ce5" office:value-type="percentage" office:value="0.4955" calcext:value-type="percentage">
            <text:p>49.55%</text:p>
          </table:table-cell>
          <table:table-cell table:style-name="ce5" office:value-type="percentage" office:value="0.3801" calcext:value-type="percentage">
            <text:p>38.01%</text:p>
          </table:table-cell>
          <table:table-cell table:number-columns-repeated="10"/>
          <table:table-cell office:value-type="string" calcext:value-type="string">
            <text:p>TOTAL TITULADA - Virtual</text:p>
          </table:table-cell>
          <table:table-cell table:style-name="ce5" office:value-type="percentage" office:value="0.7853" calcext:value-type="percentage">
            <text:p>78.53%</text:p>
          </table:table-cell>
          <table:table-cell table:style-name="ce5" office:value-type="percentage" office:value="0.8128" calcext:value-type="percentage">
            <text:p>81.28%</text:p>
          </table:table-cell>
        </table:table-row>
        <table:table-row table:style-name="ro5">
          <table:table-cell office:value-type="string" calcext:value-type="string">
            <text:p>TOTAL FORMACIÓN PROFESIONAL</text:p>
          </table:table-cell>
          <table:table-cell table:style-name="ce5" office:value-type="percentage" office:value="0.6772" calcext:value-type="percentage">
            <text:p>67.72%</text:p>
          </table:table-cell>
          <table:table-cell table:style-name="ce5" office:value-type="percentage" office:value="0.6897" calcext:value-type="percentage">
            <text:p>68.97%</text:p>
          </table:table-cell>
          <table:table-cell table:number-columns-repeated="10"/>
          <table:table-cell office:value-type="string" calcext:value-type="string">
            <text:p>TOTAL TITULADA</text:p>
          </table:table-cell>
          <table:table-cell table:style-name="ce5" office:value-type="percentage" office:value="0.8401" calcext:value-type="percentage">
            <text:p>84.01%</text:p>
          </table:table-cell>
          <table:table-cell table:style-name="ce5" office:value-type="percentage" office:value="0.9038" calcext:value-type="percentage">
            <text:p>90.38%</text:p>
          </table:table-cell>
        </table:table-row>
        <table:table-row table:style-name="ro5">
          <table:table-cell office:value-type="string" calcext:value-type="string">
            <text:p>PROGRAMA DE BILINGÜISMO- presencial</text:p>
          </table:table-cell>
          <table:table-cell table:style-name="ce5" office:value-type="percentage" office:value="0.8141" calcext:value-type="percentage">
            <text:p>81.41%</text:p>
          </table:table-cell>
          <table:table-cell table:style-name="ce5" office:value-type="percentage" office:value="0.7682" calcext:value-type="percentage">
            <text:p>76.82%</text:p>
          </table:table-cell>
          <table:table-cell table:number-columns-repeated="10"/>
          <table:table-cell office:value-type="string" calcext:value-type="string">
            <text:p>COMPLEMENTARIA - Presencial</text:p>
          </table:table-cell>
          <table:table-cell table:style-name="ce5" office:value-type="percentage" office:value="0.8348" calcext:value-type="percentage">
            <text:p>83.48%</text:p>
          </table:table-cell>
          <table:table-cell table:style-name="ce5" office:value-type="percentage" office:value="0.8711" calcext:value-type="percentage">
            <text:p>87.11%</text:p>
          </table:table-cell>
        </table:table-row>
        <table:table-row table:style-name="ro5">
          <table:table-cell office:value-type="string" calcext:value-type="string">
            <text:p>PROGRAMA DE BILINGÜISMO- virtual</text:p>
          </table:table-cell>
          <table:table-cell table:style-name="ce5" office:value-type="percentage" office:value="0.3178" calcext:value-type="percentage">
            <text:p>31.78%</text:p>
          </table:table-cell>
          <table:table-cell table:style-name="ce5" office:value-type="percentage" office:value="0.3999" calcext:value-type="percentage">
            <text:p>39.99%</text:p>
          </table:table-cell>
          <table:table-cell table:number-columns-repeated="10"/>
          <table:table-cell office:value-type="string" calcext:value-type="string">
            <text:p>COMPLEMENTARIA - Virtual</text:p>
          </table:table-cell>
          <table:table-cell table:style-name="ce5" office:value-type="percentage" office:value="0.2694" calcext:value-type="percentage">
            <text:p>26.94%</text:p>
          </table:table-cell>
          <table:table-cell table:style-name="ce5" office:value-type="percentage" office:value="0.3397" calcext:value-type="percentage">
            <text:p>33.97%</text:p>
          </table:table-cell>
        </table:table-row>
        <table:table-row table:style-name="ro5">
          <table:table-cell office:value-type="string" calcext:value-type="string">
            <text:p>PROGRAMA DE BILINGÜISMO</text:p>
          </table:table-cell>
          <table:table-cell table:style-name="ce5" office:value-type="percentage" office:value="0.5267" calcext:value-type="percentage">
            <text:p>52.67%</text:p>
          </table:table-cell>
          <table:table-cell table:style-name="ce5" office:value-type="percentage" office:value="0.446" calcext:value-type="percentage">
            <text:p>44.60%</text:p>
          </table:table-cell>
          <table:table-cell table:number-columns-repeated="10"/>
          <table:table-cell office:value-type="string" calcext:value-type="string">
            <text:p>TOTAL COMPLEMENTARIA</text:p>
          </table:table-cell>
          <table:table-cell table:style-name="ce5" office:value-type="percentage" office:value="0.5521" calcext:value-type="percentage">
            <text:p>55.21%</text:p>
          </table:table-cell>
          <table:table-cell table:style-name="ce5" office:value-type="percentage" office:value="0.6409" calcext:value-type="percentage">
            <text:p>64.09%</text:p>
          </table:table-cell>
        </table:table-row>
        <table:table-row table:style-name="ro5">
          <table:table-cell office:value-type="string" calcext:value-type="string">
            <text:p>CampeSENA</text:p>
          </table:table-cell>
          <table:table-cell table:style-name="ce5" office:value-type="percentage" office:value="0.8936" calcext:value-type="percentage">
            <text:p>89.36%</text:p>
          </table:table-cell>
          <table:table-cell table:style-name="ce5" office:value-type="percentage" office:value="0.9095" calcext:value-type="percentage">
            <text:p>90.95%</text:p>
          </table:table-cell>
          <table:table-cell table:number-columns-repeated="10"/>
          <table:table-cell office:value-type="string" calcext:value-type="string">
            <text:p>TOTAL FORMACIÓN PROFESIONAL - Presencial</text:p>
          </table:table-cell>
          <table:table-cell table:style-name="ce5" office:value-type="percentage" office:value="0.8589" calcext:value-type="percentage">
            <text:p>85.89%</text:p>
          </table:table-cell>
          <table:table-cell table:style-name="ce5" office:value-type="percentage" office:value="0.8841" calcext:value-type="percentage">
            <text:p>88.41%</text:p>
          </table:table-cell>
        </table:table-row>
        <table:table-row table:style-name="ro5">
          <table:table-cell office:value-type="string" calcext:value-type="string">
            <text:p>Full <text:s/>Popular</text:p>
          </table:table-cell>
          <table:table-cell table:style-name="ce5" office:value-type="percentage" office:value="0.6101" calcext:value-type="percentage">
            <text:p>61.01%</text:p>
          </table:table-cell>
          <table:table-cell table:style-name="ce5" office:value-type="percentage" office:value="0.8603" calcext:value-type="percentage">
            <text:p>86.03%</text:p>
          </table:table-cell>
          <table:table-cell table:number-columns-repeated="10"/>
          <table:table-cell office:value-type="string" calcext:value-type="string">
            <text:p>TOTAL FORMACIÓN PROFESIONAL - Virtual</text:p>
          </table:table-cell>
          <table:table-cell table:style-name="ce5" office:value-type="percentage" office:value="0.4955" calcext:value-type="percentage">
            <text:p>49.55%</text:p>
          </table:table-cell>
          <table:table-cell table:style-name="ce5" office:value-type="percentage" office:value="0.3801" calcext:value-type="percentage">
            <text:p>38.01%</text:p>
          </table:table-cell>
        </table:table-row>
        <table:table-row table:style-name="ro5">
          <table:table-cell table:style-name="ce31" office:value-type="string" calcext:value-type="string">
            <text:p>CERTIFICACIÓN FORMACIÓN PROFESIONAL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TOTAL FORMACIÓN PROFESIONAL</text:p>
          </table:table-cell>
          <table:table-cell table:style-name="ce5" office:value-type="percentage" office:value="0.6772" calcext:value-type="percentage">
            <text:p>67.72%</text:p>
          </table:table-cell>
          <table:table-cell table:style-name="ce5" office:value-type="percentage" office:value="0.6897" calcext:value-type="percentage">
            <text:p>68.97%</text:p>
          </table:table-cell>
        </table:table-row>
        <table:table-row table:style-name="ro5">
          <table:table-cell office:value-type="string" calcext:value-type="string">
            <text:p>FORMACIÓN LABORAL</text:p>
          </table:table-cell>
          <table:table-cell office:value-type="float" office:value="352425" calcext:value-type="float">
            <text:p>352425</text:p>
          </table:table-cell>
          <table:table-cell office:value-type="float" office:value="71066" calcext:value-type="float">
            <text:p>71066</text:p>
          </table:table-cell>
          <table:table-cell table:number-columns-repeated="10"/>
          <table:table-cell office:value-type="string" calcext:value-type="string">
            <text:p>PROGRAMA DE BILINGÜISMO- presencial</text:p>
          </table:table-cell>
          <table:table-cell table:style-name="ce5" office:value-type="percentage" office:value="0.8141" calcext:value-type="percentage">
            <text:p>81.41%</text:p>
          </table:table-cell>
          <table:table-cell table:style-name="ce5" office:value-type="percentage" office:value="0.7682" calcext:value-type="percentage">
            <text:p>76.82%</text:p>
          </table:table-cell>
        </table:table-row>
        <table:table-row table:style-name="ro5">
          <table:table-cell office:value-type="string" calcext:value-type="string">
            <text:p>EDUCACIÓN SUPERIOR </text:p>
          </table:table-cell>
          <table:table-cell office:value-type="float" office:value="94127" calcext:value-type="float">
            <text:p>94127</text:p>
          </table:table-cell>
          <table:table-cell office:value-type="float" office:value="46500" calcext:value-type="float">
            <text:p>46500</text:p>
          </table:table-cell>
          <table:table-cell table:number-columns-repeated="10"/>
          <table:table-cell office:value-type="string" calcext:value-type="string">
            <text:p>PROGRAMA DE BILINGÜISMO- virtual</text:p>
          </table:table-cell>
          <table:table-cell table:style-name="ce5" office:value-type="percentage" office:value="0.3178" calcext:value-type="percentage">
            <text:p>31.78%</text:p>
          </table:table-cell>
          <table:table-cell table:style-name="ce5" office:value-type="percentage" office:value="0.3999" calcext:value-type="percentage">
            <text:p>39.99%</text:p>
          </table:table-cell>
        </table:table-row>
        <table:table-row table:style-name="ro5">
          <table:table-cell office:value-type="string" calcext:value-type="string">
            <text:p>TOTAL FORMACIÓN TITULADA </text:p>
          </table:table-cell>
          <table:table-cell office:value-type="float" office:value="446552" calcext:value-type="float">
            <text:p>446552</text:p>
          </table:table-cell>
          <table:table-cell office:value-type="float" office:value="117566" calcext:value-type="float">
            <text:p>117566</text:p>
          </table:table-cell>
          <table:table-cell table:number-columns-repeated="10"/>
          <table:table-cell office:value-type="string" calcext:value-type="string">
            <text:p>PROGRAMA DE BILINGÜISMO</text:p>
          </table:table-cell>
          <table:table-cell table:style-name="ce5" office:value-type="percentage" office:value="0.5267" calcext:value-type="percentage">
            <text:p>52.67%</text:p>
          </table:table-cell>
          <table:table-cell table:style-name="ce5" office:value-type="percentage" office:value="0.446" calcext:value-type="percentage">
            <text:p>44.60%</text:p>
          </table:table-cell>
        </table:table-row>
        <table:table-row table:style-name="ro5">
          <table:table-cell office:value-type="string" calcext:value-type="string">
            <text:p>TOTAL FORMACIÓN COMPLEMENTARIA </text:p>
          </table:table-cell>
          <table:table-cell office:value-type="float" office:value="3420411" calcext:value-type="float">
            <text:p>3420411</text:p>
          </table:table-cell>
          <table:table-cell office:value-type="float" office:value="2646535" calcext:value-type="float">
            <text:p>2646535</text:p>
          </table:table-cell>
          <table:table-cell table:number-columns-repeated="10"/>
          <table:table-cell office:value-type="string" calcext:value-type="string">
            <text:p>CampeSENA</text:p>
          </table:table-cell>
          <table:table-cell table:style-name="ce5" office:value-type="percentage" office:value="0.8936" calcext:value-type="percentage">
            <text:p>89.36%</text:p>
          </table:table-cell>
          <table:table-cell table:style-name="ce5" office:value-type="percentage" office:value="0.9095" calcext:value-type="percentage">
            <text:p>90.95%</text:p>
          </table:table-cell>
        </table:table-row>
        <table:table-row table:style-name="ro5">
          <table:table-cell office:value-type="string" calcext:value-type="string">
            <text:p>TOTAL FORMACIÓN PROFESIONAL INTEGRAL</text:p>
          </table:table-cell>
          <table:table-cell office:value-type="float" office:value="3866963" calcext:value-type="float">
            <text:p>3866963</text:p>
          </table:table-cell>
          <table:table-cell office:value-type="float" office:value="2764101" calcext:value-type="float">
            <text:p>2764101</text:p>
          </table:table-cell>
          <table:table-cell table:number-columns-repeated="10"/>
          <table:table-cell office:value-type="string" calcext:value-type="string">
            <text:p>Full <text:s/>Popular</text:p>
          </table:table-cell>
          <table:table-cell table:style-name="ce5" office:value-type="percentage" office:value="0.6101" calcext:value-type="percentage">
            <text:p>61.01%</text:p>
          </table:table-cell>
          <table:table-cell table:style-name="ce5" office:value-type="percentage" office:value="0.8603" calcext:value-type="percentage">
            <text:p>86.03%</text:p>
          </table:table-cell>
        </table:table-row>
        <table:table-row table:style-name="ro5">
          <table:table-cell office:value-type="string" calcext:value-type="string">
            <text:p>Full <text:s/>Popular (Incluidas en Formación Profesional Integral)</text:p>
          </table:table-cell>
          <table:table-cell office:value-type="float" office:value="54421" calcext:value-type="float">
            <text:p>54421</text:p>
          </table:table-cell>
          <table:table-cell office:value-type="float" office:value="87251" calcext:value-type="float">
            <text:p>87251</text:p>
          </table:table-cell>
          <table:table-cell table:number-columns-repeated="10"/>
          <table:table-cell table:style-name="ce31" office:value-type="string" calcext:value-type="string">
            <text:p>CERTIFICACIÓN FORMACIÓN PROFESIONAL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table:style-name="ce31" office:value-type="string" calcext:value-type="string">
            <text:p>Certificación de Competetencias Laborales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FORMACIÓN LABORAL</text:p>
          </table:table-cell>
          <table:table-cell office:value-type="float" office:value="352425" calcext:value-type="float">
            <text:p>352425</text:p>
          </table:table-cell>
          <table:table-cell office:value-type="float" office:value="71066" calcext:value-type="float">
            <text:p>71066</text:p>
          </table:table-cell>
        </table:table-row>
        <table:table-row table:style-name="ro5">
          <table:table-cell office:value-type="string" calcext:value-type="string">
            <text:p>Certificaciones de competencias laborales expedidas para CampeSENA (A)</text:p>
          </table:table-cell>
          <table:table-cell office:value-type="float" office:value="49870" calcext:value-type="float">
            <text:p>49870</text:p>
          </table:table-cell>
          <table:table-cell office:value-type="float" office:value="60301" calcext:value-type="float">
            <text:p>60301</text:p>
          </table:table-cell>
          <table:table-cell table:number-columns-repeated="10"/>
          <table:table-cell office:value-type="string" calcext:value-type="string">
            <text:p>EDUCACIÓN SUPERIOR </text:p>
          </table:table-cell>
          <table:table-cell office:value-type="float" office:value="94127" calcext:value-type="float">
            <text:p>94127</text:p>
          </table:table-cell>
          <table:table-cell office:value-type="float" office:value="46500" calcext:value-type="float">
            <text:p>46500</text:p>
          </table:table-cell>
        </table:table-row>
        <table:table-row table:style-name="ro5">
          <table:table-cell office:value-type="string" calcext:value-type="string">
            <text:p>Certificaciones de competencia Laboral expedidas en Full Popular (B)</text:p>
          </table:table-cell>
          <table:table-cell office:value-type="float" office:value="31221" calcext:value-type="float">
            <text:p>31221</text:p>
          </table:table-cell>
          <table:table-cell office:value-type="float" office:value="30412" calcext:value-type="float">
            <text:p>30412</text:p>
          </table:table-cell>
          <table:table-cell table:number-columns-repeated="10"/>
          <table:table-cell office:value-type="string" calcext:value-type="string">
            <text:p>TOTAL FORMACIÓN TITULADA </text:p>
          </table:table-cell>
          <table:table-cell office:value-type="float" office:value="446552" calcext:value-type="float">
            <text:p>446552</text:p>
          </table:table-cell>
          <table:table-cell office:value-type="float" office:value="117566" calcext:value-type="float">
            <text:p>117566</text:p>
          </table:table-cell>
        </table:table-row>
        <table:table-row table:style-name="ro5">
          <table:table-cell office:value-type="string" calcext:value-type="string">
            <text:p>Certificaciones expedidas en Competencias Laborales - Regular (C)</text:p>
          </table:table-cell>
          <table:table-cell office:value-type="float" office:value="209339" calcext:value-type="float">
            <text:p>209339</text:p>
          </table:table-cell>
          <table:table-cell office:value-type="float" office:value="166675" calcext:value-type="float">
            <text:p>166675</text:p>
          </table:table-cell>
          <table:table-cell table:number-columns-repeated="10"/>
          <table:table-cell office:value-type="string" calcext:value-type="string">
            <text:p>TOTAL FORMACIÓN COMPLEMENTARIA </text:p>
          </table:table-cell>
          <table:table-cell office:value-type="float" office:value="3420411" calcext:value-type="float">
            <text:p>3420411</text:p>
          </table:table-cell>
          <table:table-cell office:value-type="float" office:value="2646535" calcext:value-type="float">
            <text:p>2646535</text:p>
          </table:table-cell>
        </table:table-row>
        <table:table-row table:style-name="ro5">
          <table:table-cell office:value-type="string" calcext:value-type="string">
            <text:p><text:s/>Total Certificaciones en Competencias laborales (D)=(A+B+C) </text:p>
          </table:table-cell>
          <table:table-cell office:value-type="float" office:value="290430" calcext:value-type="float">
            <text:p>290430</text:p>
          </table:table-cell>
          <table:table-cell office:value-type="float" office:value="257388" calcext:value-type="float">
            <text:p>257388</text:p>
          </table:table-cell>
          <table:table-cell table:number-columns-repeated="10"/>
          <table:table-cell office:value-type="string" calcext:value-type="string">
            <text:p>TOTAL FORMACIÓN PROFESIONAL INTEGRAL</text:p>
          </table:table-cell>
          <table:table-cell office:value-type="float" office:value="3866963" calcext:value-type="float">
            <text:p>3866963</text:p>
          </table:table-cell>
          <table:table-cell office:value-type="float" office:value="2764101" calcext:value-type="float">
            <text:p>2764101</text:p>
          </table:table-cell>
        </table:table-row>
        <table:table-row table:style-name="ro5">
          <table:table-cell office:value-type="string" calcext:value-type="string">
            <text:p>No de Evaluaciones en Competencias Laborales</text:p>
          </table:table-cell>
          <table:table-cell office:value-type="float" office:value="301841" calcext:value-type="float">
            <text:p>301841</text:p>
          </table:table-cell>
          <table:table-cell office:value-type="float" office:value="273464" calcext:value-type="float">
            <text:p>273464</text:p>
          </table:table-cell>
          <table:table-cell table:number-columns-repeated="10"/>
          <table:table-cell office:value-type="string" calcext:value-type="string">
            <text:p>ARTICULACION CON LA MEDIA - (Incluidas en Formación laboral)</text:p>
          </table:table-cell>
          <table:table-cell office:value-type="float" office:value="184643" calcext:value-type="float">
            <text:p>184643</text:p>
          </table:table-cell>
          <table:table-cell office:value-type="float" office:value="7508" calcext:value-type="float">
            <text:p>7508</text:p>
          </table:table-cell>
        </table:table-row>
        <table:table-row table:style-name="ro5">
          <table:table-cell office:value-type="string" calcext:value-type="string">
            <text:p>Personas Evaluadas en Competencias Laborales <text:s/></text:p>
          </table:table-cell>
          <table:table-cell office:value-type="float" office:value="258586" calcext:value-type="float">
            <text:p>258586</text:p>
          </table:table-cell>
          <table:table-cell office:value-type="float" office:value="210260" calcext:value-type="float">
            <text:p>210260</text:p>
          </table:table-cell>
          <table:table-cell table:number-columns-repeated="10"/>
          <table:table-cell office:value-type="string" calcext:value-type="string">
            <text:p>CampeSENA (Incluidas en Formación Profesional Integral)</text:p>
          </table:table-cell>
          <table:table-cell office:value-type="float" office:value="481818" calcext:value-type="float">
            <text:p>481818</text:p>
          </table:table-cell>
          <table:table-cell office:value-type="float" office:value="333924" calcext:value-type="float">
            <text:p>333924</text:p>
          </table:table-cell>
        </table:table-row>
        <table:table-row table:style-name="ro5">
          <table:table-cell office:value-type="string" calcext:value-type="string">
            <text:p>Personas Certificadas en Competencias Laborales</text:p>
          </table:table-cell>
          <table:table-cell office:value-type="float" office:value="247707" calcext:value-type="float">
            <text:p>247707</text:p>
          </table:table-cell>
          <table:table-cell office:value-type="float" office:value="199371" calcext:value-type="float">
            <text:p>199371</text:p>
          </table:table-cell>
          <table:table-cell table:number-columns-repeated="10"/>
          <table:table-cell office:value-type="string" calcext:value-type="string">
            <text:p>Full <text:s/>Popular (Incluidas en Formación Profesional Integral)</text:p>
          </table:table-cell>
          <table:table-cell office:value-type="float" office:value="54421" calcext:value-type="float">
            <text:p>54421</text:p>
          </table:table-cell>
          <table:table-cell office:value-type="float" office:value="87251" calcext:value-type="float">
            <text:p>87251</text:p>
          </table:table-cell>
        </table:table-row>
        <table:table-row table:style-name="ro5">
          <table:table-cell office:value-type="string" calcext:value-type="string">
            <text:p>Reuniones de consejos ejecutivos realizadas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table:number-columns-repeated="10"/>
          <table:table-cell table:style-name="ce31" office:value-type="string" calcext:value-type="string">
            <text:p>Certificación de Competetencias Laborales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table:style-name="ce31" office:value-type="string" calcext:value-type="string">
            <text:p>Productividad CampeSENA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Certificaciones de competencias laborales expedidas para CampeSENA (A)</text:p>
          </table:table-cell>
          <table:table-cell office:value-type="float" office:value="49870" calcext:value-type="float">
            <text:p>49870</text:p>
          </table:table-cell>
          <table:table-cell office:value-type="float" office:value="60301" calcext:value-type="float">
            <text:p>60301</text:p>
          </table:table-cell>
        </table:table-row>
        <table:table-row table:style-name="ro5">
          <table:table-cell office:value-type="string" calcext:value-type="string">
            <text:p>Unidades productivas creadas para la estrategia CampeSENA</text:p>
          </table:table-cell>
          <table:table-cell office:value-type="float" office:value="3948" calcext:value-type="float">
            <text:p>3948</text:p>
          </table:table-cell>
          <table:table-cell office:value-type="float" office:value="489" calcext:value-type="float">
            <text:p>489</text:p>
          </table:table-cell>
          <table:table-cell table:number-columns-repeated="10"/>
          <table:table-cell office:value-type="string" calcext:value-type="string">
            <text:p>Certificaciones de competencia Laboral expedidas en Full Popular (B)</text:p>
          </table:table-cell>
          <table:table-cell office:value-type="float" office:value="31221" calcext:value-type="float">
            <text:p>31221</text:p>
          </table:table-cell>
          <table:table-cell office:value-type="float" office:value="30412" calcext:value-type="float">
            <text:p>30412</text:p>
          </table:table-cell>
        </table:table-row>
        <table:table-row table:style-name="ro5">
          <table:table-cell office:value-type="string" calcext:value-type="string">
            <text:p>Unidades productivas fortalecidas para la estrategia CampeSENA</text:p>
          </table:table-cell>
          <table:table-cell office:value-type="float" office:value="4000" calcext:value-type="float">
            <text:p>4000</text:p>
          </table:table-cell>
          <table:table-cell office:value-type="float" office:value="1717" calcext:value-type="float">
            <text:p>1717</text:p>
          </table:table-cell>
          <table:table-cell table:number-columns-repeated="10"/>
          <table:table-cell office:value-type="string" calcext:value-type="string">
            <text:p>Certificaciones expedidas en Competencias Laborales - Regular (C)</text:p>
          </table:table-cell>
          <table:table-cell office:value-type="float" office:value="209339" calcext:value-type="float">
            <text:p>209339</text:p>
          </table:table-cell>
          <table:table-cell office:value-type="float" office:value="166675" calcext:value-type="float">
            <text:p>166675</text:p>
          </table:table-cell>
        </table:table-row>
        <table:table-row table:style-name="ro5">
          <table:table-cell office:value-type="string" calcext:value-type="string">
            <text:p>Proyectos productivos beneficiados para la estrategia CampeSENA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<text:s/>Total Certificaciones en Competencias laborales (D)=(A+B+C) </text:p>
          </table:table-cell>
          <table:table-cell office:value-type="float" office:value="290430" calcext:value-type="float">
            <text:p>290430</text:p>
          </table:table-cell>
          <table:table-cell office:value-type="float" office:value="257388" calcext:value-type="float">
            <text:p>257388</text:p>
          </table:table-cell>
        </table:table-row>
        <table:table-row table:style-name="ro5">
          <table:table-cell office:value-type="string" calcext:value-type="string">
            <text:p>Proyectos productivos formulados para la estrategia CampeSENA</text:p>
          </table:table-cell>
          <table:table-cell office:value-type="float" office:value="2120" calcext:value-type="float">
            <text:p>2120</text:p>
          </table:table-cell>
          <table:table-cell office:value-type="float" office:value="2114" calcext:value-type="float">
            <text:p>2114</text:p>
          </table:table-cell>
          <table:table-cell table:number-columns-repeated="10"/>
          <table:table-cell office:value-type="string" calcext:value-type="string">
            <text:p>No de Evaluaciones en Competencias Laborales</text:p>
          </table:table-cell>
          <table:table-cell office:value-type="float" office:value="301841" calcext:value-type="float">
            <text:p>301841</text:p>
          </table:table-cell>
          <table:table-cell office:value-type="float" office:value="273464" calcext:value-type="float">
            <text:p>273464</text:p>
          </table:table-cell>
        </table:table-row>
        <table:table-row table:style-name="ro7">
          <table:table-cell table:style-name="ce31" office:value-type="string" calcext:value-type="string">
            <text:p>POBLACIONES VULNERABLES </text:p>
            <text:p>(Están incluidas en el Total de la Formación Profesional Integral)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Personas Evaluadas en Competencias Laborales <text:s/></text:p>
          </table:table-cell>
          <table:table-cell office:value-type="float" office:value="258586" calcext:value-type="float">
            <text:p>258586</text:p>
          </table:table-cell>
          <table:table-cell office:value-type="float" office:value="210260" calcext:value-type="float">
            <text:p>210260</text:p>
          </table:table-cell>
        </table:table-row>
        <table:table-row table:style-name="ro5">
          <table:table-cell office:value-type="string" calcext:value-type="string">
            <text:p>DESPLAZADOS POR LA VIOLENCIA (A)</text:p>
          </table:table-cell>
          <table:table-cell office:value-type="float" office:value="628935" calcext:value-type="float">
            <text:p>628935</text:p>
          </table:table-cell>
          <table:table-cell office:value-type="float" office:value="1177333" calcext:value-type="float">
            <text:p>1177333</text:p>
          </table:table-cell>
          <table:table-cell table:number-columns-repeated="10"/>
          <table:table-cell office:value-type="string" calcext:value-type="string">
            <text:p>Personas Certificadas en Competencias Laborales</text:p>
          </table:table-cell>
          <table:table-cell office:value-type="float" office:value="247707" calcext:value-type="float">
            <text:p>247707</text:p>
          </table:table-cell>
          <table:table-cell office:value-type="float" office:value="199371" calcext:value-type="float">
            <text:p>199371</text:p>
          </table:table-cell>
        </table:table-row>
        <table:table-row table:style-name="ro5">
          <table:table-cell office:value-type="string" calcext:value-type="string">
            <text:p>HECHOS VICTIMIZANTES <text:s/>(B)</text:p>
          </table:table-cell>
          <table:table-cell office:value-type="float" office:value="55619" calcext:value-type="float">
            <text:p>55619</text:p>
          </table:table-cell>
          <table:table-cell office:value-type="float" office:value="51261" calcext:value-type="float">
            <text:p>51261</text:p>
          </table:table-cell>
          <table:table-cell table:number-columns-repeated="10"/>
          <table:table-cell office:value-type="string" calcext:value-type="string">
            <text:p>No. Instrumentos de evaluación construidos </text:p>
          </table:table-cell>
          <table:table-cell office:value-type="float" office:value="1141" calcext:value-type="float">
            <text:p>1141</text:p>
          </table:table-cell>
          <table:table-cell office:value-type="float" office:value="846" calcext:value-type="float">
            <text:p>846</text:p>
          </table:table-cell>
        </table:table-row>
        <table:table-row table:style-name="ro5">
          <table:table-cell office:value-type="string" calcext:value-type="string">
            <text:p>TOTAL VICTIMAS (C) = (A+B)</text:p>
          </table:table-cell>
          <table:table-cell office:value-type="float" office:value="684554" calcext:value-type="float">
            <text:p>684554</text:p>
          </table:table-cell>
          <table:table-cell office:value-type="float" office:value="1228594" calcext:value-type="float">
            <text:p>1228594</text:p>
          </table:table-cell>
          <table:table-cell table:number-columns-repeated="10"/>
          <table:table-cell office:value-type="string" calcext:value-type="string">
            <text:p>Estándares para el desempeño laboral elaborados y/o actualizados</text:p>
          </table:table-cell>
          <table:table-cell office:value-type="float" office:value="447" calcext:value-type="float">
            <text:p>447</text:p>
          </table:table-cell>
          <table:table-cell office:value-type="float" office:value="59" calcext:value-type="float">
            <text:p>59</text:p>
          </table:table-cell>
        </table:table-row>
        <table:table-row table:style-name="ro5">
          <table:table-cell office:value-type="string" calcext:value-type="string">
            <text:p>OTRAS POBLACIONES VULNERABLES (D)</text:p>
          </table:table-cell>
          <table:table-cell office:value-type="float" office:value="1578446" calcext:value-type="float">
            <text:p>1578446</text:p>
          </table:table-cell>
          <table:table-cell office:value-type="float" office:value="1403461" calcext:value-type="float">
            <text:p>1403461</text:p>
          </table:table-cell>
          <table:table-cell table:number-columns-repeated="10"/>
          <table:table-cell office:value-type="string" calcext:value-type="string">
            <text:p>Reuniones de consejos ejecutivos realizadas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</table:table-row>
        <table:table-row table:style-name="ro5">
          <table:table-cell table:style-name="ce31" office:value-type="string" calcext:value-type="string">
            <text:p>Desagregación OTRAS POBLACIONES VULNERABLES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table:style-name="ce31" office:value-type="string" calcext:value-type="string">
            <text:p>Productividad CampeSENA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Personas en condición de Discapacidad</text:p>
          </table:table-cell>
          <table:table-cell office:value-type="float" office:value="41719" calcext:value-type="float">
            <text:p>41719</text:p>
          </table:table-cell>
          <table:table-cell office:value-type="float" office:value="34289" calcext:value-type="float">
            <text:p>34289</text:p>
          </table:table-cell>
          <table:table-cell table:number-columns-repeated="10"/>
          <table:table-cell office:value-type="string" calcext:value-type="string">
            <text:p>Unidades productivas creadas para la estrategia CampeSENA</text:p>
          </table:table-cell>
          <table:table-cell office:value-type="float" office:value="3948" calcext:value-type="float">
            <text:p>3948</text:p>
          </table:table-cell>
          <table:table-cell office:value-type="float" office:value="489" calcext:value-type="float">
            <text:p>489</text:p>
          </table:table-cell>
        </table:table-row>
        <table:table-row table:style-name="ro5">
          <table:table-cell office:value-type="string" calcext:value-type="string">
            <text:p>Indígenas</text:p>
          </table:table-cell>
          <table:table-cell office:value-type="float" office:value="55932" calcext:value-type="float">
            <text:p>55932</text:p>
          </table:table-cell>
          <table:table-cell office:value-type="float" office:value="49248" calcext:value-type="float">
            <text:p>49248</text:p>
          </table:table-cell>
          <table:table-cell table:number-columns-repeated="10"/>
          <table:table-cell office:value-type="string" calcext:value-type="string">
            <text:p>Unidades productivas fortalecidas para la estrategia CampeSENA</text:p>
          </table:table-cell>
          <table:table-cell office:value-type="float" office:value="4000" calcext:value-type="float">
            <text:p>4000</text:p>
          </table:table-cell>
          <table:table-cell office:value-type="float" office:value="1717" calcext:value-type="float">
            <text:p>1717</text:p>
          </table:table-cell>
        </table:table-row>
        <table:table-row table:style-name="ro5">
          <table:table-cell office:value-type="string" calcext:value-type="string">
            <text:p>INPEC</text:p>
          </table:table-cell>
          <table:table-cell office:value-type="float" office:value="21240" calcext:value-type="float">
            <text:p>21240</text:p>
          </table:table-cell>
          <table:table-cell office:value-type="float" office:value="29381" calcext:value-type="float">
            <text:p>29381</text:p>
          </table:table-cell>
          <table:table-cell table:number-columns-repeated="10"/>
          <table:table-cell office:value-type="string" calcext:value-type="string">
            <text:p>Proyectos productivos beneficiados para la estrategia CampeSENA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Jóvenes Vulnerables</text:p>
          </table:table-cell>
          <table:table-cell office:value-type="float" office:value="874647" calcext:value-type="float">
            <text:p>874647</text:p>
          </table:table-cell>
          <table:table-cell office:value-type="float" office:value="722780" calcext:value-type="float">
            <text:p>722780</text:p>
          </table:table-cell>
          <table:table-cell table:number-columns-repeated="10"/>
          <table:table-cell office:value-type="string" calcext:value-type="string">
            <text:p>Proyectos productivos formulados para la estrategia CampeSENA</text:p>
          </table:table-cell>
          <table:table-cell office:value-type="float" office:value="2120" calcext:value-type="float">
            <text:p>2120</text:p>
          </table:table-cell>
          <table:table-cell office:value-type="float" office:value="2114" calcext:value-type="float">
            <text:p>2114</text:p>
          </table:table-cell>
        </table:table-row>
        <table:table-row table:style-name="ro8">
          <table:table-cell office:value-type="string" calcext:value-type="string">
            <text:p>Negritudes (Negros)</text:p>
          </table:table-cell>
          <table:table-cell office:value-type="float" office:value="18842" calcext:value-type="float">
            <text:p>18842</text:p>
          </table:table-cell>
          <table:table-cell office:value-type="float" office:value="12134" calcext:value-type="float">
            <text:p>12134</text:p>
          </table:table-cell>
          <table:table-cell table:number-columns-repeated="10"/>
          <table:table-cell table:style-name="ce31" office:value-type="string" calcext:value-type="string">
            <text:p>POBLACIONES VULNERABLES </text:p>
            <text:p>(Están incluidas en el Total de la Formación Profesional Integral)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Afrocolombianos</text:p>
          </table:table-cell>
          <table:table-cell office:value-type="float" office:value="57615" calcext:value-type="float">
            <text:p>57615</text:p>
          </table:table-cell>
          <table:table-cell office:value-type="float" office:value="67156" calcext:value-type="float">
            <text:p>67156</text:p>
          </table:table-cell>
          <table:table-cell table:number-columns-repeated="10"/>
          <table:table-cell office:value-type="string" calcext:value-type="string">
            <text:p>DESPLAZADOS POR LA VIOLENCIA (A)</text:p>
          </table:table-cell>
          <table:table-cell office:value-type="float" office:value="628935" calcext:value-type="float">
            <text:p>628935</text:p>
          </table:table-cell>
          <table:table-cell office:value-type="float" office:value="1177333" calcext:value-type="float">
            <text:p>1177333</text:p>
          </table:table-cell>
        </table:table-row>
        <table:table-row table:style-name="ro5">
          <table:table-cell office:value-type="string" calcext:value-type="string">
            <text:p>Raizales</text:p>
          </table:table-cell>
          <table:table-cell office:value-type="float" office:value="3000" calcext:value-type="float">
            <text:p>3000</text:p>
          </table:table-cell>
          <table:table-cell office:value-type="float" office:value="1702" calcext:value-type="float">
            <text:p>1702</text:p>
          </table:table-cell>
          <table:table-cell table:number-columns-repeated="10"/>
          <table:table-cell office:value-type="string" calcext:value-type="string">
            <text:p>HECHOS VICTIMIZANTES <text:s/>(B)</text:p>
          </table:table-cell>
          <table:table-cell office:value-type="float" office:value="55619" calcext:value-type="float">
            <text:p>55619</text:p>
          </table:table-cell>
          <table:table-cell office:value-type="float" office:value="51261" calcext:value-type="float">
            <text:p>51261</text:p>
          </table:table-cell>
        </table:table-row>
        <table:table-row table:style-name="ro5">
          <table:table-cell office:value-type="string" calcext:value-type="string">
            <text:p>Palenqueros</text:p>
          </table:table-cell>
          <table:table-cell office:value-type="float" office:value="510" calcext:value-type="float">
            <text:p>510</text:p>
          </table:table-cell>
          <table:table-cell office:value-type="float" office:value="3217" calcext:value-type="float">
            <text:p>3217</text:p>
          </table:table-cell>
          <table:table-cell table:number-columns-repeated="10"/>
          <table:table-cell office:value-type="string" calcext:value-type="string">
            <text:p>TOTAL VICTIMAS (C) = (A+B)</text:p>
          </table:table-cell>
          <table:table-cell office:value-type="float" office:value="684554" calcext:value-type="float">
            <text:p>684554</text:p>
          </table:table-cell>
          <table:table-cell office:value-type="float" office:value="1228594" calcext:value-type="float">
            <text:p>1228594</text:p>
          </table:table-cell>
        </table:table-row>
        <table:table-row table:style-name="ro5">
          <table:table-cell office:value-type="string" calcext:value-type="string">
            <text:p>Proceso de Reintegración y Adolescentes desvinculados de Grupos Armados Organizados al margen de la ley</text:p>
          </table:table-cell>
          <table:table-cell office:value-type="float" office:value="2938" calcext:value-type="float">
            <text:p>2938</text:p>
          </table:table-cell>
          <table:table-cell office:value-type="float" office:value="3389" calcext:value-type="float">
            <text:p>3389</text:p>
          </table:table-cell>
          <table:table-cell table:number-columns-repeated="10"/>
          <table:table-cell office:value-type="string" calcext:value-type="string">
            <text:p>OTRAS POBLACIONES VULNERABLES (D)</text:p>
          </table:table-cell>
          <table:table-cell office:value-type="float" office:value="1578446" calcext:value-type="float">
            <text:p>1578446</text:p>
          </table:table-cell>
          <table:table-cell office:value-type="float" office:value="1403461" calcext:value-type="float">
            <text:p>1403461</text:p>
          </table:table-cell>
        </table:table-row>
        <table:table-row table:style-name="ro5">
          <table:table-cell office:value-type="string" calcext:value-type="string">
            <text:p>Tercera Edad </text:p>
          </table:table-cell>
          <table:table-cell office:value-type="float" office:value="36139" calcext:value-type="float">
            <text:p>36139</text:p>
          </table:table-cell>
          <table:table-cell office:value-type="float" office:value="56770" calcext:value-type="float">
            <text:p>56770</text:p>
          </table:table-cell>
          <table:table-cell table:number-columns-repeated="10"/>
          <table:table-cell office:value-type="string" calcext:value-type="string">
            <text:p>TOTAL POBLACIONES VULNERABLES (E) = (C+D)</text:p>
          </table:table-cell>
          <table:table-cell office:value-type="float" office:value="2263000" calcext:value-type="float">
            <text:p>2263000</text:p>
          </table:table-cell>
          <table:table-cell office:value-type="float" office:value="2632055" calcext:value-type="float">
            <text:p>2632055</text:p>
          </table:table-cell>
        </table:table-row>
        <table:table-row table:style-name="ro5">
          <table:table-cell office:value-type="string" calcext:value-type="string">
            <text:p>Rroom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table:number-columns-repeated="10"/>
          <table:table-cell table:style-name="ce31" office:value-type="string" calcext:value-type="string">
            <text:p>Desagregación OTRAS POBLACIONES VULNERABLES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table:style-name="ce31" office:value-type="string" calcext:value-type="string">
            <text:p>AGENCIA PUBLICA <text:s/>DE EMPLEO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Personas en condición de Discapacidad</text:p>
          </table:table-cell>
          <table:table-cell office:value-type="float" office:value="41719" calcext:value-type="float">
            <text:p>41719</text:p>
          </table:table-cell>
          <table:table-cell office:value-type="float" office:value="34289" calcext:value-type="float">
            <text:p>34289</text:p>
          </table:table-cell>
        </table:table-row>
        <table:table-row table:style-name="ro5">
          <table:table-cell office:value-type="string" calcext:value-type="string">
            <text:p>INSCRITOS</text:p>
          </table:table-cell>
          <table:table-cell office:value-type="float" office:value="1098970" calcext:value-type="float">
            <text:p>1098970</text:p>
          </table:table-cell>
          <table:table-cell office:value-type="float" office:value="934149" calcext:value-type="float">
            <text:p>934149</text:p>
          </table:table-cell>
          <table:table-cell table:number-columns-repeated="10"/>
          <table:table-cell office:value-type="string" calcext:value-type="string">
            <text:p>Indígenas</text:p>
          </table:table-cell>
          <table:table-cell office:value-type="float" office:value="55932" calcext:value-type="float">
            <text:p>55932</text:p>
          </table:table-cell>
          <table:table-cell office:value-type="float" office:value="49248" calcext:value-type="float">
            <text:p>49248</text:p>
          </table:table-cell>
        </table:table-row>
        <table:table-row table:style-name="ro5">
          <table:table-cell office:value-type="string" calcext:value-type="string">
            <text:p>VACANTES</text:p>
          </table:table-cell>
          <table:table-cell office:value-type="float" office:value="884291" calcext:value-type="float">
            <text:p>884291</text:p>
          </table:table-cell>
          <table:table-cell office:value-type="float" office:value="801661" calcext:value-type="float">
            <text:p>801661</text:p>
          </table:table-cell>
          <table:table-cell table:number-columns-repeated="10"/>
          <table:table-cell office:value-type="string" calcext:value-type="string">
            <text:p>INPEC</text:p>
          </table:table-cell>
          <table:table-cell office:value-type="float" office:value="21240" calcext:value-type="float">
            <text:p>21240</text:p>
          </table:table-cell>
          <table:table-cell office:value-type="float" office:value="29381" calcext:value-type="float">
            <text:p>29381</text:p>
          </table:table-cell>
        </table:table-row>
        <table:table-row table:style-name="ro5">
          <table:table-cell office:value-type="string" calcext:value-type="string">
            <text:p>COLOCACIONES EGRESADOS SENA</text:p>
          </table:table-cell>
          <table:table-cell office:value-type="float" office:value="295608" calcext:value-type="float">
            <text:p>295608</text:p>
          </table:table-cell>
          <table:table-cell office:value-type="float" office:value="252809" calcext:value-type="float">
            <text:p>252809</text:p>
          </table:table-cell>
          <table:table-cell table:number-columns-repeated="10"/>
          <table:table-cell office:value-type="string" calcext:value-type="string">
            <text:p>Jóvenes Vulnerables</text:p>
          </table:table-cell>
          <table:table-cell office:value-type="float" office:value="874647" calcext:value-type="float">
            <text:p>874647</text:p>
          </table:table-cell>
          <table:table-cell office:value-type="float" office:value="722780" calcext:value-type="float">
            <text:p>722780</text:p>
          </table:table-cell>
        </table:table-row>
        <table:table-row table:style-name="ro5">
          <table:table-cell office:value-type="string" calcext:value-type="string">
            <text:p>COLOCACIONES NO SENA</text:p>
          </table:table-cell>
          <table:table-cell office:value-type="float" office:value="238680" calcext:value-type="float">
            <text:p>238680</text:p>
          </table:table-cell>
          <table:table-cell office:value-type="float" office:value="226141" calcext:value-type="float">
            <text:p>226141</text:p>
          </table:table-cell>
          <table:table-cell table:number-columns-repeated="10"/>
          <table:table-cell office:value-type="string" calcext:value-type="string">
            <text:p>Adolescente en Conflicto con la Ley Penal</text:p>
          </table:table-cell>
          <table:table-cell office:value-type="float" office:value="3852" calcext:value-type="float">
            <text:p>3852</text:p>
          </table:table-cell>
          <table:table-cell office:value-type="float" office:value="4655" calcext:value-type="float">
            <text:p>4655</text:p>
          </table:table-cell>
        </table:table-row>
        <table:table-row table:style-name="ro5">
          <table:table-cell office:value-type="string" calcext:value-type="string">
            <text:p>TOTAL COLOCACIONES</text:p>
          </table:table-cell>
          <table:table-cell office:value-type="float" office:value="534288" calcext:value-type="float">
            <text:p>534288</text:p>
          </table:table-cell>
          <table:table-cell office:value-type="float" office:value="478950" calcext:value-type="float">
            <text:p>478950</text:p>
          </table:table-cell>
          <table:table-cell table:number-columns-repeated="10"/>
          <table:table-cell office:value-type="string" calcext:value-type="string">
            <text:p>Mujer Cabeza de Hogar</text:p>
          </table:table-cell>
          <table:table-cell office:value-type="float" office:value="346123" calcext:value-type="float">
            <text:p>346123</text:p>
          </table:table-cell>
          <table:table-cell office:value-type="float" office:value="303639" calcext:value-type="float">
            <text:p>303639</text:p>
          </table:table-cell>
        </table:table-row>
        <table:table-row table:style-name="ro5">
          <table:table-cell office:value-type="string" calcext:value-type="string">
            <text:p>ORIENTADOS DESEMPLEADOS</text:p>
          </table:table-cell>
          <table:table-cell office:value-type="float" office:value="1064064" calcext:value-type="float">
            <text:p>1064064</text:p>
          </table:table-cell>
          <table:table-cell office:value-type="float" office:value="803320" calcext:value-type="float">
            <text:p>803320</text:p>
          </table:table-cell>
          <table:table-cell table:number-columns-repeated="10"/>
          <table:table-cell office:value-type="string" calcext:value-type="string">
            <text:p>Negritudes (Negros)</text:p>
          </table:table-cell>
          <table:table-cell office:value-type="float" office:value="18842" calcext:value-type="float">
            <text:p>18842</text:p>
          </table:table-cell>
          <table:table-cell office:value-type="float" office:value="12134" calcext:value-type="float">
            <text:p>12134</text:p>
          </table:table-cell>
        </table:table-row>
        <table:table-row table:style-name="ro5">
          <table:table-cell office:value-type="string" calcext:value-type="string">
            <text:p>ORIENTADOS DESPLAZADOS</text:p>
          </table:table-cell>
          <table:table-cell office:value-type="float" office:value="312805" calcext:value-type="float">
            <text:p>312805</text:p>
          </table:table-cell>
          <table:table-cell office:value-type="float" office:value="267929" calcext:value-type="float">
            <text:p>267929</text:p>
          </table:table-cell>
          <table:table-cell table:number-columns-repeated="10"/>
          <table:table-cell office:value-type="string" calcext:value-type="string">
            <text:p>Afrocolombianos</text:p>
          </table:table-cell>
          <table:table-cell office:value-type="float" office:value="57615" calcext:value-type="float">
            <text:p>57615</text:p>
          </table:table-cell>
          <table:table-cell office:value-type="float" office:value="67156" calcext:value-type="float">
            <text:p>67156</text:p>
          </table:table-cell>
        </table:table-row>
        <table:table-row table:style-name="ro5">
          <table:table-cell office:value-type="string" calcext:value-type="string">
            <text:p>TOTAL ORIENTADOS</text:p>
          </table:table-cell>
          <table:table-cell office:value-type="float" office:value="1376869" calcext:value-type="float">
            <text:p>1376869</text:p>
          </table:table-cell>
          <table:table-cell office:value-type="float" office:value="1071249" calcext:value-type="float">
            <text:p>1071249</text:p>
          </table:table-cell>
          <table:table-cell table:number-columns-repeated="10"/>
          <table:table-cell office:value-type="string" calcext:value-type="string">
            <text:p>Raizales</text:p>
          </table:table-cell>
          <table:table-cell office:value-type="float" office:value="3000" calcext:value-type="float">
            <text:p>3000</text:p>
          </table:table-cell>
          <table:table-cell office:value-type="float" office:value="1702" calcext:value-type="float">
            <text:p>1702</text:p>
          </table:table-cell>
        </table:table-row>
        <table:table-row table:style-name="ro5">
          <table:table-cell office:value-type="string" calcext:value-type="string">
            <text:p>TASA DE COLOCACION (%)</text:p>
          </table:table-cell>
          <table:table-cell table:style-name="ce5" office:value-type="percentage" office:value="0.63" calcext:value-type="percentage">
            <text:p>63.00%</text:p>
          </table:table-cell>
          <table:table-cell table:style-name="ce5" office:value-type="percentage" office:value="0.5974" calcext:value-type="percentage">
            <text:p>59.74%</text:p>
          </table:table-cell>
          <table:table-cell table:number-columns-repeated="10"/>
          <table:table-cell office:value-type="string" calcext:value-type="string">
            <text:p>Palenqueros</text:p>
          </table:table-cell>
          <table:table-cell office:value-type="float" office:value="510" calcext:value-type="float">
            <text:p>510</text:p>
          </table:table-cell>
          <table:table-cell office:value-type="float" office:value="3217" calcext:value-type="float">
            <text:p>3217</text:p>
          </table:table-cell>
        </table:table-row>
        <table:table-row table:style-name="ro5">
          <table:table-cell table:style-name="ce31" office:value-type="string" calcext:value-type="string">
            <text:p>EMPRENDIMIENTO Y FORTALECIMIENTO 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Proceso de Reintegración y Adolescentes desvinculados de Grupos Armados Organizados al margen de la ley</text:p>
          </table:table-cell>
          <table:table-cell office:value-type="float" office:value="2938" calcext:value-type="float">
            <text:p>2938</text:p>
          </table:table-cell>
          <table:table-cell office:value-type="float" office:value="3389" calcext:value-type="float">
            <text:p>3389</text:p>
          </table:table-cell>
        </table:table-row>
        <table:table-row table:style-name="ro5">
          <table:table-cell office:value-type="string" calcext:value-type="string">
            <text:p>Emprendimientos Asesorados</text:p>
          </table:table-cell>
          <table:table-cell office:value-type="float" office:value="4977" calcext:value-type="float">
            <text:p>4977</text:p>
          </table:table-cell>
          <table:table-cell office:value-type="float" office:value="3388" calcext:value-type="float">
            <text:p>3388</text:p>
          </table:table-cell>
          <table:table-cell table:number-columns-repeated="10"/>
          <table:table-cell office:value-type="string" calcext:value-type="string">
            <text:p>Tercera Edad </text:p>
          </table:table-cell>
          <table:table-cell office:value-type="float" office:value="36139" calcext:value-type="float">
            <text:p>36139</text:p>
          </table:table-cell>
          <table:table-cell office:value-type="float" office:value="56770" calcext:value-type="float">
            <text:p>56770</text:p>
          </table:table-cell>
        </table:table-row>
        <table:table-row table:style-name="ro5">
          <table:table-cell office:value-type="string" calcext:value-type="string">
            <text:p>Planes de Negocio Formulados</text:p>
          </table:table-cell>
          <table:table-cell office:value-type="float" office:value="4885" calcext:value-type="float">
            <text:p>4885</text:p>
          </table:table-cell>
          <table:table-cell office:value-type="float" office:value="2296" calcext:value-type="float">
            <text:p>2296</text:p>
          </table:table-cell>
          <table:table-cell table:number-columns-repeated="10"/>
          <table:table-cell office:value-type="string" calcext:value-type="string">
            <text:p>Adolescente Trabajador</text:p>
          </table:table-cell>
          <table:table-cell office:value-type="float" office:value="115783" calcext:value-type="float">
            <text:p>115783</text:p>
          </table:table-cell>
          <table:table-cell office:value-type="float" office:value="101476" calcext:value-type="float">
            <text:p>101476</text:p>
          </table:table-cell>
        </table:table-row>
        <table:table-row table:style-name="ro5">
          <table:table-cell office:value-type="string" calcext:value-type="string">
            <text:p>Emprendedores Orientados </text:p>
          </table:table-cell>
          <table:table-cell office:value-type="float" office:value="534864" calcext:value-type="float">
            <text:p>534864</text:p>
          </table:table-cell>
          <table:table-cell office:value-type="float" office:value="449918" calcext:value-type="float">
            <text:p>449918</text:p>
          </table:table-cell>
          <table:table-cell table:number-columns-repeated="10"/>
          <table:table-cell office:value-type="string" calcext:value-type="string">
            <text:p>Rroom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</table:table-row>
        <table:table-row table:style-name="ro5">
          <table:table-cell office:value-type="string" calcext:value-type="string">
            <text:p>Empresas Fortalecidas Poblaciones NARP (Incluidas en Empresas en Fortalecimiento)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table:number-columns-repeated="10"/>
          <table:table-cell table:style-name="ce31" office:value-type="string" calcext:value-type="string">
            <text:p>AGENCIA PUBLICA <text:s/>DE EMPLEO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Empresas Creadas Poblaciones NARP (Incluidas en Empresas creadas a partir del asesoramiento )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table:number-columns-repeated="10"/>
          <table:table-cell office:value-type="string" calcext:value-type="string">
            <text:p>INSCRITOS</text:p>
          </table:table-cell>
          <table:table-cell office:value-type="float" office:value="1098970" calcext:value-type="float">
            <text:p>1098970</text:p>
          </table:table-cell>
          <table:table-cell office:value-type="float" office:value="934149" calcext:value-type="float">
            <text:p>934149</text:p>
          </table:table-cell>
        </table:table-row>
        <table:table-row table:style-name="ro5">
          <table:table-cell office:value-type="string" calcext:value-type="string">
            <text:p>Planes de negocios formulados de Full Popular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VACANTES</text:p>
          </table:table-cell>
          <table:table-cell office:value-type="float" office:value="884291" calcext:value-type="float">
            <text:p>884291</text:p>
          </table:table-cell>
          <table:table-cell office:value-type="float" office:value="801661" calcext:value-type="float">
            <text:p>801661</text:p>
          </table:table-cell>
        </table:table-row>
        <table:table-row table:style-name="ro5">
          <table:table-cell office:value-type="string" calcext:value-type="string">
            <text:p>Número de Campesinos atendidos en el programa de emprendimiento</text:p>
          </table:table-cell>
          <table:table-cell office:value-type="float" office:value="100229" calcext:value-type="float">
            <text:p>100229</text:p>
          </table:table-cell>
          <table:table-cell office:value-type="float" office:value="83158" calcext:value-type="float">
            <text:p>83158</text:p>
          </table:table-cell>
          <table:table-cell table:number-columns-repeated="10"/>
          <table:table-cell office:value-type="string" calcext:value-type="string">
            <text:p>COLOCACIONES EGRESADOS SENA</text:p>
          </table:table-cell>
          <table:table-cell office:value-type="float" office:value="295608" calcext:value-type="float">
            <text:p>295608</text:p>
          </table:table-cell>
          <table:table-cell office:value-type="float" office:value="252809" calcext:value-type="float">
            <text:p>252809</text:p>
          </table:table-cell>
        </table:table-row>
        <table:table-row table:style-name="ro5">
          <table:table-cell office:value-type="string" calcext:value-type="string">
            <text:p>Número de personas de Full Popular atendidos en el programa de emprendimiento</text:p>
          </table:table-cell>
          <table:table-cell office:value-type="float" office:value="7000" calcext:value-type="float">
            <text:p>7000</text:p>
          </table:table-cell>
          <table:table-cell office:value-type="float" office:value="30597" calcext:value-type="float">
            <text:p>30597</text:p>
          </table:table-cell>
          <table:table-cell table:number-columns-repeated="10"/>
          <table:table-cell office:value-type="string" calcext:value-type="string">
            <text:p>COLOCACIONES NO SENA</text:p>
          </table:table-cell>
          <table:table-cell office:value-type="float" office:value="238680" calcext:value-type="float">
            <text:p>238680</text:p>
          </table:table-cell>
          <table:table-cell office:value-type="float" office:value="226141" calcext:value-type="float">
            <text:p>226141</text:p>
          </table:table-cell>
        </table:table-row>
        <table:table-row table:style-name="ro5">
          <table:table-cell office:value-type="string" calcext:value-type="string">
            <text:p>No. Planes de Negocio Desplazados por la Violencia </text:p>
          </table:table-cell>
          <table:table-cell office:value-type="float" office:value="3096" calcext:value-type="float">
            <text:p>3096</text:p>
          </table:table-cell>
          <table:table-cell office:value-type="float" office:value="2848" calcext:value-type="float">
            <text:p>2848</text:p>
          </table:table-cell>
          <table:table-cell table:number-columns-repeated="10"/>
          <table:table-cell office:value-type="string" calcext:value-type="string">
            <text:p>TOTAL COLOCACIONES</text:p>
          </table:table-cell>
          <table:table-cell office:value-type="float" office:value="534288" calcext:value-type="float">
            <text:p>534288</text:p>
          </table:table-cell>
          <table:table-cell office:value-type="float" office:value="478950" calcext:value-type="float">
            <text:p>478950</text:p>
          </table:table-cell>
        </table:table-row>
        <table:table-row table:style-name="ro5">
          <table:table-cell office:value-type="string" calcext:value-type="string">
            <text:p>No. Unidades Productivas Desplazados por la Violencia</text:p>
          </table:table-cell>
          <table:table-cell office:value-type="float" office:value="1703" calcext:value-type="float">
            <text:p>1703</text:p>
          </table:table-cell>
          <table:table-cell office:value-type="float" office:value="1643" calcext:value-type="float">
            <text:p>1643</text:p>
          </table:table-cell>
          <table:table-cell table:number-columns-repeated="10"/>
          <table:table-cell office:value-type="string" calcext:value-type="string">
            <text:p>ORIENTADOS DESEMPLEADOS</text:p>
          </table:table-cell>
          <table:table-cell office:value-type="float" office:value="1064064" calcext:value-type="float">
            <text:p>1064064</text:p>
          </table:table-cell>
          <table:table-cell office:value-type="float" office:value="803320" calcext:value-type="float">
            <text:p>803320</text:p>
          </table:table-cell>
        </table:table-row>
        <table:table-row table:style-name="ro5">
          <table:table-cell table:style-name="ce31" office:value-type="string" calcext:value-type="string">
            <text:p>FONDO EMPRENDER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ORIENTADOS DESPLAZADOS</text:p>
          </table:table-cell>
          <table:table-cell office:value-type="float" office:value="312805" calcext:value-type="float">
            <text:p>312805</text:p>
          </table:table-cell>
          <table:table-cell office:value-type="float" office:value="267929" calcext:value-type="float">
            <text:p>267929</text:p>
          </table:table-cell>
        </table:table-row>
        <table:table-row table:style-name="ro5">
          <table:table-cell office:value-type="string" calcext:value-type="string">
            <text:p>Iniciativas empresariales financiadas con recursos del Fondo Emprender</text:p>
          </table:table-cell>
          <table:table-cell office:value-type="float" office:value="2665" calcext:value-type="float">
            <text:p>2665</text:p>
          </table:table-cell>
          <table:table-cell office:value-type="float" office:value="186" calcext:value-type="float">
            <text:p>186</text:p>
          </table:table-cell>
          <table:table-cell table:number-columns-repeated="10"/>
          <table:table-cell office:value-type="string" calcext:value-type="string">
            <text:p>TOTAL ORIENTADOS</text:p>
          </table:table-cell>
          <table:table-cell office:value-type="float" office:value="1376869" calcext:value-type="float">
            <text:p>1376869</text:p>
          </table:table-cell>
          <table:table-cell office:value-type="float" office:value="1071249" calcext:value-type="float">
            <text:p>1071249</text:p>
          </table:table-cell>
        </table:table-row>
        <table:table-row table:style-name="ro5">
          <table:table-cell office:value-type="string" calcext:value-type="string">
            <text:p>Empleos potenciales directos Fondo Emprender</text:p>
          </table:table-cell>
          <table:table-cell office:value-type="float" office:value="5204" calcext:value-type="float">
            <text:p>5204</text:p>
          </table:table-cell>
          <table:table-cell office:value-type="float" office:value="278" calcext:value-type="float">
            <text:p>278</text:p>
          </table:table-cell>
          <table:table-cell table:number-columns-repeated="10"/>
          <table:table-cell office:value-type="string" calcext:value-type="string">
            <text:p>TASA DE COLOCACION (%)</text:p>
          </table:table-cell>
          <table:table-cell table:style-name="ce5" office:value-type="percentage" office:value="0.63" calcext:value-type="percentage">
            <text:p>63.00%</text:p>
          </table:table-cell>
          <table:table-cell table:style-name="ce5" office:value-type="percentage" office:value="0.5974" calcext:value-type="percentage">
            <text:p>59.74%</text:p>
          </table:table-cell>
        </table:table-row>
        <table:table-row table:style-name="ro5">
          <table:table-cell office:value-type="string" calcext:value-type="string">
            <text:p>Empleos potenciales directos de full popular a través del Fondo Emprender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style-name="ce31" office:value-type="string" calcext:value-type="string">
            <text:p>EMPRENDIMIENTO Y FORTALECIMIENTO 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table:style-name="ce31" office:value-type="string" calcext:value-type="string">
            <text:p>CONTRATOS DE APRENDIZAJE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Emprendimientos Asesorados</text:p>
          </table:table-cell>
          <table:table-cell office:value-type="float" office:value="4977" calcext:value-type="float">
            <text:p>4977</text:p>
          </table:table-cell>
          <table:table-cell office:value-type="float" office:value="3388" calcext:value-type="float">
            <text:p>3388</text:p>
          </table:table-cell>
        </table:table-row>
        <table:table-row table:style-name="ro5">
          <table:table-cell office:value-type="string" calcext:value-type="string">
            <text:p>Número de Empresas con Cuotas Reguladas </text:p>
          </table:table-cell>
          <table:table-cell office:value-type="float" office:value="42000" calcext:value-type="float">
            <text:p>42000</text:p>
          </table:table-cell>
          <table:table-cell office:value-type="float" office:value="42665" calcext:value-type="float">
            <text:p>42665</text:p>
          </table:table-cell>
          <table:table-cell table:number-columns-repeated="10"/>
          <table:table-cell office:value-type="string" calcext:value-type="string">
            <text:p>Planes de Negocio Formulados</text:p>
          </table:table-cell>
          <table:table-cell office:value-type="float" office:value="4885" calcext:value-type="float">
            <text:p>4885</text:p>
          </table:table-cell>
          <table:table-cell office:value-type="float" office:value="2296" calcext:value-type="float">
            <text:p>2296</text:p>
          </table:table-cell>
        </table:table-row>
        <table:table-row table:style-name="ro5">
          <table:table-cell office:value-type="string" calcext:value-type="string">
            <text:p>Número de Empresas con Cuota Voluntaria </text:p>
          </table:table-cell>
          <table:table-cell office:value-type="float" office:value="4500" calcext:value-type="float">
            <text:p>4500</text:p>
          </table:table-cell>
          <table:table-cell office:value-type="float" office:value="3209" calcext:value-type="float">
            <text:p>3209</text:p>
          </table:table-cell>
          <table:table-cell table:number-columns-repeated="10"/>
          <table:table-cell office:value-type="string" calcext:value-type="string">
            <text:p>Emprendedores Orientados </text:p>
          </table:table-cell>
          <table:table-cell office:value-type="float" office:value="534864" calcext:value-type="float">
            <text:p>534864</text:p>
          </table:table-cell>
          <table:table-cell office:value-type="float" office:value="449918" calcext:value-type="float">
            <text:p>449918</text:p>
          </table:table-cell>
        </table:table-row>
        <table:table-row table:style-name="ro5">
          <table:table-cell office:value-type="string" calcext:value-type="string">
            <text:p>Aprendices SENA Con Contrato De Aprendizaje (Incluye contratos voluntarios)</text:p>
          </table:table-cell>
          <table:table-cell office:value-type="float" office:value="259720" calcext:value-type="float">
            <text:p>259720</text:p>
          </table:table-cell>
          <table:table-cell office:value-type="float" office:value="202304" calcext:value-type="float">
            <text:p>202304</text:p>
          </table:table-cell>
          <table:table-cell table:number-columns-repeated="10"/>
          <table:table-cell office:value-type="string" calcext:value-type="string">
            <text:p>Empresas en Fortalecimiento</text:p>
          </table:table-cell>
          <table:table-cell office:value-type="float" office:value="4025" calcext:value-type="float">
            <text:p>4025</text:p>
          </table:table-cell>
          <table:table-cell office:value-type="float" office:value="3220" calcext:value-type="float">
            <text:p>3220</text:p>
          </table:table-cell>
        </table:table-row>
        <table:table-row table:style-name="ro5">
          <table:table-cell office:value-type="string" calcext:value-type="string">
            <text:p>Aprendices Con Contrato De Aprendizaje - NO SENA</text:p>
          </table:table-cell>
          <table:table-cell office:value-type="float" office:value="110280" calcext:value-type="float">
            <text:p>110280</text:p>
          </table:table-cell>
          <table:table-cell office:value-type="float" office:value="136421" calcext:value-type="float">
            <text:p>136421</text:p>
          </table:table-cell>
          <table:table-cell table:number-columns-repeated="10"/>
          <table:table-cell office:value-type="string" calcext:value-type="string">
            <text:p>Empleos Fortalecimiento</text:p>
          </table:table-cell>
          <table:table-cell office:value-type="float" office:value="2003" calcext:value-type="float">
            <text:p>2003</text:p>
          </table:table-cell>
          <table:table-cell office:value-type="float" office:value="1594" calcext:value-type="float">
            <text:p>1594</text:p>
          </table:table-cell>
        </table:table-row>
        <table:table-row table:style-name="ro5">
          <table:table-cell office:value-type="string" calcext:value-type="string">
            <text:p>Total Aprendices Con Contrato De Aprendizaje </text:p>
          </table:table-cell>
          <table:table-cell office:value-type="float" office:value="370000" calcext:value-type="float">
            <text:p>370000</text:p>
          </table:table-cell>
          <table:table-cell office:value-type="float" office:value="338725" calcext:value-type="float">
            <text:p>338725</text:p>
          </table:table-cell>
          <table:table-cell table:number-columns-repeated="10"/>
          <table:table-cell office:value-type="string" calcext:value-type="string">
            <text:p>Empresas Fortalecidas Poblaciones NARP (Incluidas en Empresas en Fortalecimiento)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</table:table-row>
        <table:table-row table:style-name="ro5">
          <table:table-cell office:value-type="string" calcext:value-type="string">
            <text:p>Aprendices Con Contrato De Aprendizaje Voluntario </text:p>
          </table:table-cell>
          <table:table-cell office:value-type="float" office:value="13000" calcext:value-type="float">
            <text:p>13000</text:p>
          </table:table-cell>
          <table:table-cell office:value-type="float" office:value="8850" calcext:value-type="float">
            <text:p>8850</text:p>
          </table:table-cell>
          <table:table-cell table:number-columns-repeated="10"/>
          <table:table-cell office:value-type="string" calcext:value-type="string">
            <text:p>Empresas Creadas Poblaciones NARP (Incluidas en Empresas creadas a partir del asesoramiento )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</table:table-row>
        <table:table-row table:style-name="ro5">
          <table:table-cell table:style-name="ce31" office:value-type="string" calcext:value-type="string">
            <text:p><text:s/>INTERNACIONALIZACIÓN 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Planes de negocios formulados de Full Popular</text:p>
          </table:table-cell>
          <table:table-cell office:value-type="float" office:value="171" calcext:value-type="float">
            <text:p>171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Alianzas estratégicas, convenios y/o proyectos nacionales e internacionales suscritos y/o fortalecidos por el SENA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10"/>
          <table:table-cell office:value-type="string" calcext:value-type="string">
            <text:p>Número de Campesinos atendidos en el programa de emprendimiento</text:p>
          </table:table-cell>
          <table:table-cell office:value-type="float" office:value="100229" calcext:value-type="float">
            <text:p>100229</text:p>
          </table:table-cell>
          <table:table-cell office:value-type="float" office:value="83158" calcext:value-type="float">
            <text:p>83158</text:p>
          </table:table-cell>
        </table:table-row>
        <table:table-row table:style-name="ro5">
          <table:table-cell office:value-type="string" calcext:value-type="string">
            <text:p>Movilidad Internacional (Entrante y saliente)</text:p>
          </table:table-cell>
          <table:table-cell office:value-type="float" office:value="500" calcext:value-type="float">
            <text:p>500</text:p>
          </table:table-cell>
          <table:table-cell office:value-type="float" office:value="246" calcext:value-type="float">
            <text:p>246</text:p>
          </table:table-cell>
          <table:table-cell table:number-columns-repeated="10"/>
          <table:table-cell office:value-type="string" calcext:value-type="string">
            <text:p>Número de personas de Full Popular atendidos en el programa de emprendimiento</text:p>
          </table:table-cell>
          <table:table-cell office:value-type="float" office:value="7000" calcext:value-type="float">
            <text:p>7000</text:p>
          </table:table-cell>
          <table:table-cell office:value-type="float" office:value="30597" calcext:value-type="float">
            <text:p>30597</text:p>
          </table:table-cell>
        </table:table-row>
        <table:table-row table:style-name="ro5">
          <table:table-cell office:value-type="string" calcext:value-type="string">
            <text:p>Personas formadas y entrenadas en el marco de alianzas con cooperantes internacionales</text:p>
          </table:table-cell>
          <table:table-cell office:value-type="float" office:value="6000" calcext:value-type="float">
            <text:p>6000</text:p>
          </table:table-cell>
          <table:table-cell office:value-type="float" office:value="5421" calcext:value-type="float">
            <text:p>5421</text:p>
          </table:table-cell>
          <table:table-cell table:number-columns-repeated="10"/>
          <table:table-cell office:value-type="string" calcext:value-type="string">
            <text:p>No. Planes de Negocio Desplazados por la Violencia </text:p>
          </table:table-cell>
          <table:table-cell office:value-type="float" office:value="3096" calcext:value-type="float">
            <text:p>3096</text:p>
          </table:table-cell>
          <table:table-cell office:value-type="float" office:value="2848" calcext:value-type="float">
            <text:p>2848</text:p>
          </table:table-cell>
        </table:table-row>
        <table:table-row table:style-name="ro5">
          <table:table-cell table:style-name="ce31" office:value-type="string" calcext:value-type="string">
            <text:p>Cupos autorizados FIC</text:p>
          </table:table-cell>
          <table:table-cell table:style-name="ce31" office:value-type="string" calcext:value-type="string">
            <text:p>Cupos</text:p>
          </table:table-cell>
          <table:table-cell table:style-name="ce31" office:value-type="string" calcext:value-type="string">
            <text:p>EJECUCIÓN</text:p>
          </table:table-cell>
          <table:table-cell table:number-columns-repeated="10"/>
          <table:table-cell office:value-type="string" calcext:value-type="string">
            <text:p>No. Unidades Productivas Desplazados por la Violencia</text:p>
          </table:table-cell>
          <table:table-cell office:value-type="float" office:value="1703" calcext:value-type="float">
            <text:p>1703</text:p>
          </table:table-cell>
          <table:table-cell office:value-type="float" office:value="1643" calcext:value-type="float">
            <text:p>1643</text:p>
          </table:table-cell>
        </table:table-row>
        <table:table-row table:style-name="ro5">
          <table:table-cell office:value-type="string" calcext:value-type="string">
            <text:p>OPERARIOS FIC (Cupos incluidos en meta regular Operarios)</text:p>
          </table:table-cell>
          <table:table-cell office:value-type="float" office:value="2525" calcext:value-type="float">
            <text:p>2525</text:p>
          </table:table-cell>
          <table:table-cell office:value-type="float" office:value="1838" calcext:value-type="float">
            <text:p>1838</text:p>
          </table:table-cell>
          <table:table-cell table:number-columns-repeated="10"/>
          <table:table-cell table:style-name="ce31" office:value-type="string" calcext:value-type="string">
            <text:p>FONDO EMPRENDER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TECNICO LABORAL FIC (Cupos incluidos en meta regular Técnico Laboral)</text:p>
          </table:table-cell>
          <table:table-cell office:value-type="float" office:value="31209" calcext:value-type="float">
            <text:p>31209</text:p>
          </table:table-cell>
          <table:table-cell office:value-type="float" office:value="32161" calcext:value-type="float">
            <text:p>32161</text:p>
          </table:table-cell>
          <table:table-cell table:number-columns-repeated="10"/>
          <table:table-cell office:value-type="string" calcext:value-type="string">
            <text:p>Iniciativas empresariales financiadas con recursos del Fondo Emprender</text:p>
          </table:table-cell>
          <table:table-cell office:value-type="float" office:value="2665" calcext:value-type="float">
            <text:p>2665</text:p>
          </table:table-cell>
          <table:table-cell office:value-type="float" office:value="186" calcext:value-type="float">
            <text:p>186</text:p>
          </table:table-cell>
        </table:table-row>
        <table:table-row table:style-name="ro5">
          <table:table-cell office:value-type="string" calcext:value-type="string">
            <text:p>FORMACION TITULADA FIC (Cupos incluidos en meta regular Formación Titulada)</text:p>
          </table:table-cell>
          <table:table-cell office:value-type="float" office:value="45965" calcext:value-type="float">
            <text:p>45965</text:p>
          </table:table-cell>
          <table:table-cell office:value-type="float" office:value="44107" calcext:value-type="float">
            <text:p>44107</text:p>
          </table:table-cell>
          <table:table-cell table:number-columns-repeated="10"/>
          <table:table-cell office:value-type="string" calcext:value-type="string">
            <text:p>Empleos potenciales directos Fondo Emprender</text:p>
          </table:table-cell>
          <table:table-cell office:value-type="float" office:value="5204" calcext:value-type="float">
            <text:p>5204</text:p>
          </table:table-cell>
          <table:table-cell office:value-type="float" office:value="278" calcext:value-type="float">
            <text:p>278</text:p>
          </table:table-cell>
        </table:table-row>
        <table:table-row table:style-name="ro5">
          <table:table-cell office:value-type="string" calcext:value-type="string">
            <text:p>FORMACION COMPLEMENTARIA FIC (Cupos incluidos en meta regular Formación Complementaria)</text:p>
          </table:table-cell>
          <table:table-cell office:value-type="float" office:value="16830" calcext:value-type="float">
            <text:p>16830</text:p>
          </table:table-cell>
          <table:table-cell office:value-type="float" office:value="13020" calcext:value-type="float">
            <text:p>13020</text:p>
          </table:table-cell>
          <table:table-cell table:number-columns-repeated="10"/>
          <table:table-cell office:value-type="string" calcext:value-type="string">
            <text:p>Empresas Creadas en Full <text:s/>popular a través del Fondo Emprender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<text:s/>TOTAL FORMACION PROFESIONAL INTEGRAL FIC (Cupos incluidos en meta regular Formación Profesional Integral) </text:p>
          </table:table-cell>
          <table:table-cell office:value-type="float" office:value="62795" calcext:value-type="float">
            <text:p>62795</text:p>
          </table:table-cell>
          <table:table-cell office:value-type="float" office:value="57127" calcext:value-type="float">
            <text:p>57127</text:p>
          </table:table-cell>
          <table:table-cell table:number-columns-repeated="10"/>
          <table:table-cell office:value-type="string" calcext:value-type="string">
            <text:p>Empleos potenciales directos de full popular a través del Fondo Emprender</text:p>
          </table:table-cell>
          <table:table-cell office:value-type="float" office:value="189" calcext:value-type="float">
            <text:p>189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Operarios CampeSENA</text:p>
          </table:table-cell>
          <table:table-cell office:value-type="float" office:value="1920" calcext:value-type="float">
            <text:p>1920</text:p>
          </table:table-cell>
          <table:table-cell office:value-type="float" office:value="2340" calcext:value-type="float">
            <text:p>2340</text:p>
          </table:table-cell>
          <table:table-cell table:number-columns-repeated="10"/>
          <table:table-cell table:style-name="ce31" office:value-type="string" calcext:value-type="string">
            <text:p>CONTRATOS DE APRENDIZAJE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Auxiliares CampeSENA</text:p>
          </table:table-cell>
          <table:table-cell office:value-type="float" office:value="945" calcext:value-type="float">
            <text:p>945</text:p>
          </table:table-cell>
          <table:table-cell office:value-type="float" office:value="848" calcext:value-type="float">
            <text:p>848</text:p>
          </table:table-cell>
          <table:table-cell table:number-columns-repeated="10"/>
          <table:table-cell office:value-type="string" calcext:value-type="string">
            <text:p>Número de Empresas con Cuotas Reguladas </text:p>
          </table:table-cell>
          <table:table-cell office:value-type="float" office:value="42000" calcext:value-type="float">
            <text:p>42000</text:p>
          </table:table-cell>
          <table:table-cell office:value-type="float" office:value="42665" calcext:value-type="float">
            <text:p>42665</text:p>
          </table:table-cell>
        </table:table-row>
        <table:table-row table:style-name="ro5">
          <table:table-cell office:value-type="string" calcext:value-type="string">
            <text:p>Técnico Laboral CampeSENA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6" calcext:value-type="float">
            <text:p>24856</text:p>
          </table:table-cell>
          <table:table-cell table:number-columns-repeated="10"/>
          <table:table-cell office:value-type="string" calcext:value-type="string">
            <text:p>Número de Empresas con Cuota Voluntaria </text:p>
          </table:table-cell>
          <table:table-cell office:value-type="float" office:value="4500" calcext:value-type="float">
            <text:p>4500</text:p>
          </table:table-cell>
          <table:table-cell office:value-type="float" office:value="3209" calcext:value-type="float">
            <text:p>3209</text:p>
          </table:table-cell>
        </table:table-row>
        <table:table-row table:style-name="ro5">
          <table:table-cell office:value-type="string" calcext:value-type="string">
            <text:p>Formación Complementaria CampeSENA </text:p>
          </table:table-cell>
          <table:table-cell office:value-type="float" office:value="619134" calcext:value-type="float">
            <text:p>619134</text:p>
          </table:table-cell>
          <table:table-cell office:value-type="float" office:value="559024" calcext:value-type="float">
            <text:p>559024</text:p>
          </table:table-cell>
          <table:table-cell table:number-columns-repeated="10"/>
          <table:table-cell office:value-type="string" calcext:value-type="string">
            <text:p>Aprendices SENA Con Contrato De Aprendizaje (Incluye contratos voluntarios)</text:p>
          </table:table-cell>
          <table:table-cell office:value-type="float" office:value="259720" calcext:value-type="float">
            <text:p>259720</text:p>
          </table:table-cell>
          <table:table-cell office:value-type="float" office:value="202304" calcext:value-type="float">
            <text:p>202304</text:p>
          </table:table-cell>
        </table:table-row>
        <table:table-row table:style-name="ro5">
          <table:table-cell office:value-type="string" calcext:value-type="string">
            <text:p>Total Formación Profesional CampeSENA</text:p>
          </table:table-cell>
          <table:table-cell office:value-type="float" office:value="649193" calcext:value-type="float">
            <text:p>649193</text:p>
          </table:table-cell>
          <table:table-cell office:value-type="float" office:value="589718" calcext:value-type="float">
            <text:p>589718</text:p>
          </table:table-cell>
          <table:table-cell table:number-columns-repeated="10"/>
          <table:table-cell office:value-type="string" calcext:value-type="string">
            <text:p>Aprendices Con Contrato De Aprendizaje - NO SENA</text:p>
          </table:table-cell>
          <table:table-cell office:value-type="float" office:value="110280" calcext:value-type="float">
            <text:p>110280</text:p>
          </table:table-cell>
          <table:table-cell office:value-type="float" office:value="136421" calcext:value-type="float">
            <text:p>136421</text:p>
          </table:table-cell>
        </table:table-row>
        <table:table-row table:style-name="ro5">
          <table:table-cell office:value-type="string" calcext:value-type="string">
            <text:p>Retención - CampeSENA</text:p>
          </table:table-cell>
          <table:table-cell table:style-name="ce5" office:value-type="percentage" office:value="0.8936" calcext:value-type="percentage">
            <text:p>89.36%</text:p>
          </table:table-cell>
          <table:table-cell table:style-name="ce5" office:value-type="percentage" office:value="0.9095" calcext:value-type="percentage">
            <text:p>90.95%</text:p>
          </table:table-cell>
          <table:table-cell table:number-columns-repeated="10"/>
          <table:table-cell office:value-type="string" calcext:value-type="string">
            <text:p>Total Aprendices Con Contrato De Aprendizaje </text:p>
          </table:table-cell>
          <table:table-cell office:value-type="float" office:value="370000" calcext:value-type="float">
            <text:p>370000</text:p>
          </table:table-cell>
          <table:table-cell office:value-type="float" office:value="338725" calcext:value-type="float">
            <text:p>338725</text:p>
          </table:table-cell>
        </table:table-row>
        <table:table-row table:style-name="ro5">
          <table:table-cell office:value-type="string" calcext:value-type="string">
            <text:p>Certificación - CampeSENA (Incluidas en Formación Profesional Integral)</text:p>
          </table:table-cell>
          <table:table-cell office:value-type="float" office:value="481818" calcext:value-type="float">
            <text:p>481818</text:p>
          </table:table-cell>
          <table:table-cell office:value-type="float" office:value="333924" calcext:value-type="float">
            <text:p>333924</text:p>
          </table:table-cell>
          <table:table-cell table:number-columns-repeated="10"/>
          <table:table-cell office:value-type="string" calcext:value-type="string">
            <text:p>Aprendices Con Contrato De Aprendizaje Voluntario </text:p>
          </table:table-cell>
          <table:table-cell office:value-type="float" office:value="13000" calcext:value-type="float">
            <text:p>13000</text:p>
          </table:table-cell>
          <table:table-cell office:value-type="float" office:value="8850" calcext:value-type="float">
            <text:p>8850</text:p>
          </table:table-cell>
        </table:table-row>
        <table:table-row table:style-name="ro5">
          <table:table-cell office:value-type="string" calcext:value-type="string">
            <text:p>Unidades productivas creadas para la estrategia CampeSENA</text:p>
          </table:table-cell>
          <table:table-cell office:value-type="float" office:value="3948" calcext:value-type="float">
            <text:p>3948</text:p>
          </table:table-cell>
          <table:table-cell office:value-type="float" office:value="489" calcext:value-type="float">
            <text:p>489</text:p>
          </table:table-cell>
          <table:table-cell table:number-columns-repeated="10"/>
          <table:table-cell table:style-name="ce31" office:value-type="string" calcext:value-type="string">
            <text:p><text:s/>INTERNACIONALIZACIÓN 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Unidades productivas fortalecidas para la estrategia CampeSENA</text:p>
          </table:table-cell>
          <table:table-cell office:value-type="float" office:value="4000" calcext:value-type="float">
            <text:p>4000</text:p>
          </table:table-cell>
          <table:table-cell office:value-type="float" office:value="1717" calcext:value-type="float">
            <text:p>1717</text:p>
          </table:table-cell>
          <table:table-cell table:number-columns-repeated="10"/>
          <table:table-cell office:value-type="string" calcext:value-type="string">
            <text:p>Alianzas estratégicas, convenios y/o proyectos nacionales e internacionales suscritos y/o fortalecidos por el SENA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5">
          <table:table-cell office:value-type="string" calcext:value-type="string">
            <text:p>Proyectos productivos beneficiados para la estrategia CampeSENA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Movilidad Internacional (Entrante y saliente)</text:p>
          </table:table-cell>
          <table:table-cell office:value-type="float" office:value="500" calcext:value-type="float">
            <text:p>500</text:p>
          </table:table-cell>
          <table:table-cell office:value-type="float" office:value="246" calcext:value-type="float">
            <text:p>246</text:p>
          </table:table-cell>
        </table:table-row>
        <table:table-row table:style-name="ro5">
          <table:table-cell office:value-type="string" calcext:value-type="string">
            <text:p>Proyectos productivos formulados para la estrategia CampeSENA</text:p>
          </table:table-cell>
          <table:table-cell office:value-type="float" office:value="2120" calcext:value-type="float">
            <text:p>2120</text:p>
          </table:table-cell>
          <table:table-cell office:value-type="float" office:value="2114" calcext:value-type="float">
            <text:p>2114</text:p>
          </table:table-cell>
          <table:table-cell table:number-columns-repeated="10"/>
          <table:table-cell office:value-type="string" calcext:value-type="string">
            <text:p>Personas formadas y entrenadas en el marco de alianzas con cooperantes internacionales</text:p>
          </table:table-cell>
          <table:table-cell office:value-type="float" office:value="6000" calcext:value-type="float">
            <text:p>6000</text:p>
          </table:table-cell>
          <table:table-cell office:value-type="float" office:value="5421" calcext:value-type="float">
            <text:p>5421</text:p>
          </table:table-cell>
        </table:table-row>
        <table:table-row table:style-name="ro5">
          <table:table-cell office:value-type="string" calcext:value-type="string">
            <text:p>Operarios Full Popular</text:p>
          </table:table-cell>
          <table:table-cell office:value-type="float" office:value="1504" calcext:value-type="float">
            <text:p>1504</text:p>
          </table:table-cell>
          <table:table-cell office:value-type="float" office:value="1823" calcext:value-type="float">
            <text:p>1823</text:p>
          </table:table-cell>
          <table:table-cell table:number-columns-repeated="10"/>
          <table:table-cell table:style-name="ce31" office:value-type="string" calcext:value-type="string">
            <text:p>Cupos autorizados FIC</text:p>
          </table:table-cell>
          <table:table-cell table:style-name="ce31" office:value-type="string" calcext:value-type="string">
            <text:p>Cupos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Auxiliares Full Popular</text:p>
          </table:table-cell>
          <table:table-cell office:value-type="float" office:value="1091" calcext:value-type="float">
            <text:p>1091</text:p>
          </table:table-cell>
          <table:table-cell office:value-type="float" office:value="913" calcext:value-type="float">
            <text:p>913</text:p>
          </table:table-cell>
          <table:table-cell table:number-columns-repeated="10"/>
          <table:table-cell office:value-type="string" calcext:value-type="string">
            <text:p>TECNOLOGOS FIC (Cupos incluidos en meta regular Tecnólogos)</text:p>
          </table:table-cell>
          <table:table-cell office:value-type="float" office:value="12231" calcext:value-type="float">
            <text:p>12231</text:p>
          </table:table-cell>
          <table:table-cell office:value-type="float" office:value="10108" calcext:value-type="float">
            <text:p>10108</text:p>
          </table:table-cell>
        </table:table-row>
        <table:table-row table:style-name="ro5">
          <table:table-cell office:value-type="string" calcext:value-type="string">
            <text:p>Técnico Laboral Full Popular</text:p>
          </table:table-cell>
          <table:table-cell office:value-type="float" office:value="3881" calcext:value-type="float">
            <text:p>3881</text:p>
          </table:table-cell>
          <table:table-cell office:value-type="float" office:value="4537" calcext:value-type="float">
            <text:p>4537</text:p>
          </table:table-cell>
          <table:table-cell table:number-columns-repeated="10"/>
          <table:table-cell office:value-type="string" calcext:value-type="string">
            <text:p>OPERARIOS FIC (Cupos incluidos en meta regular Operarios)</text:p>
          </table:table-cell>
          <table:table-cell office:value-type="float" office:value="2525" calcext:value-type="float">
            <text:p>2525</text:p>
          </table:table-cell>
          <table:table-cell office:value-type="float" office:value="1838" calcext:value-type="float">
            <text:p>1838</text:p>
          </table:table-cell>
        </table:table-row>
        <table:table-row table:style-name="ro5">
          <table:table-cell office:value-type="string" calcext:value-type="string">
            <text:p>Formación Complementaria Full Popular (M)</text:p>
          </table:table-cell>
          <table:table-cell office:value-type="float" office:value="94200" calcext:value-type="float">
            <text:p>94200</text:p>
          </table:table-cell>
          <table:table-cell office:value-type="float" office:value="120795" calcext:value-type="float">
            <text:p>120795</text:p>
          </table:table-cell>
          <table:table-cell table:number-columns-repeated="10"/>
          <table:table-cell office:value-type="string" calcext:value-type="string">
            <text:p>TECNICO LABORAL FIC (Cupos incluidos en meta regular Técnico Laboral)</text:p>
          </table:table-cell>
          <table:table-cell office:value-type="float" office:value="31209" calcext:value-type="float">
            <text:p>31209</text:p>
          </table:table-cell>
          <table:table-cell office:value-type="float" office:value="32161" calcext:value-type="float">
            <text:p>32161</text:p>
          </table:table-cell>
        </table:table-row>
        <table:table-row table:style-name="ro5">
          <table:table-cell office:value-type="string" calcext:value-type="string">
            <text:p>Total Formación Profesional Full Popular</text:p>
          </table:table-cell>
          <table:table-cell office:value-type="float" office:value="101354" calcext:value-type="float">
            <text:p>101354</text:p>
          </table:table-cell>
          <table:table-cell office:value-type="float" office:value="128709" calcext:value-type="float">
            <text:p>128709</text:p>
          </table:table-cell>
          <table:table-cell table:number-columns-repeated="10"/>
          <table:table-cell office:value-type="string" calcext:value-type="string">
            <text:p>FORMACION TITULADA FIC (Cupos incluidos en meta regular Formación Titulada)</text:p>
          </table:table-cell>
          <table:table-cell office:value-type="float" office:value="45965" calcext:value-type="float">
            <text:p>45965</text:p>
          </table:table-cell>
          <table:table-cell office:value-type="float" office:value="44107" calcext:value-type="float">
            <text:p>44107</text:p>
          </table:table-cell>
        </table:table-row>
        <table:table-row table:style-name="ro5">
          <table:table-cell office:value-type="string" calcext:value-type="string">
            <text:p>Retención - Full <text:s/>Popular</text:p>
          </table:table-cell>
          <table:table-cell table:style-name="ce5" office:value-type="percentage" office:value="0.6101" calcext:value-type="percentage">
            <text:p>61.01%</text:p>
          </table:table-cell>
          <table:table-cell table:style-name="ce5" office:value-type="percentage" office:value="0.8603" calcext:value-type="percentage">
            <text:p>86.03%</text:p>
          </table:table-cell>
          <table:table-cell table:number-columns-repeated="10"/>
          <table:table-cell office:value-type="string" calcext:value-type="string">
            <text:p>FORMACION COMPLEMENTARIA FIC (Cupos incluidos en meta regular Formación Complementaria)</text:p>
          </table:table-cell>
          <table:table-cell office:value-type="float" office:value="16830" calcext:value-type="float">
            <text:p>16830</text:p>
          </table:table-cell>
          <table:table-cell office:value-type="float" office:value="13020" calcext:value-type="float">
            <text:p>13020</text:p>
          </table:table-cell>
        </table:table-row>
        <table:table-row table:style-name="ro5">
          <table:table-cell office:value-type="string" calcext:value-type="string">
            <text:p>Certificación - Full <text:s/>Popular (Incluidas en Formación Profesional Integral)</text:p>
          </table:table-cell>
          <table:table-cell office:value-type="float" office:value="54421" calcext:value-type="float">
            <text:p>54421</text:p>
          </table:table-cell>
          <table:table-cell office:value-type="float" office:value="87251" calcext:value-type="float">
            <text:p>87251</text:p>
          </table:table-cell>
          <table:table-cell table:number-columns-repeated="10"/>
          <table:table-cell office:value-type="string" calcext:value-type="string">
            <text:p><text:s/>TOTAL FORMACION PROFESIONAL INTEGRAL FIC (Cupos incluidos en meta regular Formación Profesional Integral) </text:p>
          </table:table-cell>
          <table:table-cell office:value-type="float" office:value="62795" calcext:value-type="float">
            <text:p>62795</text:p>
          </table:table-cell>
          <table:table-cell office:value-type="float" office:value="57127" calcext:value-type="float">
            <text:p>57127</text:p>
          </table:table-cell>
        </table:table-row>
        <table:table-row table:style-name="ro5">
          <table:table-cell office:value-type="string" calcext:value-type="string">
            <text:p>Estrategia Formación Continua Especial Campesina (En el marco de FEEC)</text:p>
          </table:table-cell>
          <table:table-cell office:value-type="float" office:value="30000" calcext:value-type="float">
            <text:p>30000</text:p>
          </table:table-cell>
          <table:table-cell office:value-type="float" office:value="2440" calcext:value-type="float">
            <text:p>2440</text:p>
          </table:table-cell>
          <table:table-cell table:number-columns-repeated="10"/>
          <table:table-cell table:style-name="ce31" office:value-type="string" calcext:value-type="string">
            <text:p>CAMPESENA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office:value-type="string" calcext:value-type="string">
            <text:p>Total Estrategia Formación Continua Especial Campesina (En el marco de FEEC)</text:p>
          </table:table-cell>
          <table:table-cell office:value-type="float" office:value="30000" calcext:value-type="float">
            <text:p>30000</text:p>
          </table:table-cell>
          <table:table-cell office:value-type="float" office:value="2440" calcext:value-type="float">
            <text:p>2440</text:p>
          </table:table-cell>
          <table:table-cell table:number-columns-repeated="10"/>
          <table:table-cell office:value-type="string" calcext:value-type="string">
            <text:p>Tecnólogos CampeSENA</text:p>
          </table:table-cell>
          <table:table-cell office:value-type="float" office:value="2399" calcext:value-type="float">
            <text:p>2399</text:p>
          </table:table-cell>
          <table:table-cell office:value-type="float" office:value="2650" calcext:value-type="float">
            <text:p>2650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Operarios CampeSENA</text:p>
          </table:table-cell>
          <table:table-cell office:value-type="float" office:value="1920" calcext:value-type="float">
            <text:p>1920</text:p>
          </table:table-cell>
          <table:table-cell office:value-type="float" office:value="2340" calcext:value-type="float">
            <text:p>2340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Auxiliares CampeSENA</text:p>
          </table:table-cell>
          <table:table-cell office:value-type="float" office:value="945" calcext:value-type="float">
            <text:p>945</text:p>
          </table:table-cell>
          <table:table-cell office:value-type="float" office:value="848" calcext:value-type="float">
            <text:p>848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Técnico Laboral CampeSENA</text:p>
          </table:table-cell>
          <table:table-cell office:value-type="float" office:value="24795" calcext:value-type="float">
            <text:p>24795</text:p>
          </table:table-cell>
          <table:table-cell office:value-type="float" office:value="24856" calcext:value-type="float">
            <text:p>24856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Formación Complementaria CampeSENA </text:p>
          </table:table-cell>
          <table:table-cell office:value-type="float" office:value="619134" calcext:value-type="float">
            <text:p>619134</text:p>
          </table:table-cell>
          <table:table-cell office:value-type="float" office:value="559024" calcext:value-type="float">
            <text:p>559024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Total Formación Profesional CampeSENA</text:p>
          </table:table-cell>
          <table:table-cell office:value-type="float" office:value="649193" calcext:value-type="float">
            <text:p>649193</text:p>
          </table:table-cell>
          <table:table-cell office:value-type="float" office:value="589718" calcext:value-type="float">
            <text:p>589718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Retención - CampeSENA</text:p>
          </table:table-cell>
          <table:table-cell table:style-name="ce5" office:value-type="percentage" office:value="0.8936" calcext:value-type="percentage">
            <text:p>89.36%</text:p>
          </table:table-cell>
          <table:table-cell table:style-name="ce5" office:value-type="percentage" office:value="0.9095" calcext:value-type="percentage">
            <text:p>90.95%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Certificación - CampeSENA (Incluidas en Formación Profesional Integral)</text:p>
          </table:table-cell>
          <table:table-cell office:value-type="float" office:value="481818" calcext:value-type="float">
            <text:p>481818</text:p>
          </table:table-cell>
          <table:table-cell office:value-type="float" office:value="333924" calcext:value-type="float">
            <text:p>333924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Certificaciones de competencias laborales expedidas para CampeSENA (A)</text:p>
          </table:table-cell>
          <table:table-cell office:value-type="float" office:value="49870" calcext:value-type="float">
            <text:p>49870</text:p>
          </table:table-cell>
          <table:table-cell office:value-type="float" office:value="60301" calcext:value-type="float">
            <text:p>60301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Productividad CampeSENA</text:p>
          </table:table-cell>
          <table:table-cell table:number-columns-repeated="2"/>
        </table:table-row>
        <table:table-row table:style-name="ro5">
          <table:table-cell table:number-columns-repeated="13"/>
          <table:table-cell office:value-type="string" calcext:value-type="string">
            <text:p>Unidades productivas creadas para la estrategia CampeSENA</text:p>
          </table:table-cell>
          <table:table-cell office:value-type="float" office:value="3948" calcext:value-type="float">
            <text:p>3948</text:p>
          </table:table-cell>
          <table:table-cell office:value-type="float" office:value="489" calcext:value-type="float">
            <text:p>489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Unidades productivas fortalecidas para la estrategia CampeSENA</text:p>
          </table:table-cell>
          <table:table-cell office:value-type="float" office:value="4000" calcext:value-type="float">
            <text:p>4000</text:p>
          </table:table-cell>
          <table:table-cell office:value-type="float" office:value="1717" calcext:value-type="float">
            <text:p>1717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Proyectos productivos beneficiados para la estrategia CampeSENA</text:p>
          </table:table-cell>
          <table:table-cell office:value-type="float" office:value="1492" calcext:value-type="float">
            <text:p>1492</text:p>
          </table:table-cell>
          <table:table-cell office:value-type="float" office:value="0" calcext:value-type="float">
            <text:p>0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Proyectos productivos formulados para la estrategia CampeSENA</text:p>
          </table:table-cell>
          <table:table-cell office:value-type="float" office:value="2120" calcext:value-type="float">
            <text:p>2120</text:p>
          </table:table-cell>
          <table:table-cell office:value-type="float" office:value="2114" calcext:value-type="float">
            <text:p>2114</text:p>
          </table:table-cell>
        </table:table-row>
        <table:table-row table:style-name="ro5">
          <table:table-cell table:number-columns-repeated="13"/>
          <table:table-cell table:style-name="ce31" office:value-type="string" calcext:value-type="string">
            <text:p>FULL POPULAR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Tecnólogos Full Popular</text:p>
          </table:table-cell>
          <table:table-cell office:value-type="float" office:value="678" calcext:value-type="float">
            <text:p>678</text:p>
          </table:table-cell>
          <table:table-cell office:value-type="float" office:value="641" calcext:value-type="float">
            <text:p>641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Operarios Full Popular</text:p>
          </table:table-cell>
          <table:table-cell office:value-type="float" office:value="1504" calcext:value-type="float">
            <text:p>1504</text:p>
          </table:table-cell>
          <table:table-cell office:value-type="float" office:value="1823" calcext:value-type="float">
            <text:p>1823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Auxiliares Full Popular</text:p>
          </table:table-cell>
          <table:table-cell office:value-type="float" office:value="1091" calcext:value-type="float">
            <text:p>1091</text:p>
          </table:table-cell>
          <table:table-cell office:value-type="float" office:value="913" calcext:value-type="float">
            <text:p>913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Técnico Laboral Full Popular</text:p>
          </table:table-cell>
          <table:table-cell office:value-type="float" office:value="3881" calcext:value-type="float">
            <text:p>3881</text:p>
          </table:table-cell>
          <table:table-cell office:value-type="float" office:value="4537" calcext:value-type="float">
            <text:p>4537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Formación Complementaria Full Popular (M)</text:p>
          </table:table-cell>
          <table:table-cell office:value-type="float" office:value="94200" calcext:value-type="float">
            <text:p>94200</text:p>
          </table:table-cell>
          <table:table-cell office:value-type="float" office:value="120795" calcext:value-type="float">
            <text:p>120795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Total Formación Profesional Full Popular</text:p>
          </table:table-cell>
          <table:table-cell office:value-type="float" office:value="101354" calcext:value-type="float">
            <text:p>101354</text:p>
          </table:table-cell>
          <table:table-cell office:value-type="float" office:value="128709" calcext:value-type="float">
            <text:p>128709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Retención - Full <text:s/>Popular</text:p>
          </table:table-cell>
          <table:table-cell table:style-name="ce5" office:value-type="percentage" office:value="0.6101" calcext:value-type="percentage">
            <text:p>61.01%</text:p>
          </table:table-cell>
          <table:table-cell table:style-name="ce5" office:value-type="percentage" office:value="0.8603" calcext:value-type="percentage">
            <text:p>86.03%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Certificación - Full <text:s/>Popular (Incluidas en Formación Profesional Integral)</text:p>
          </table:table-cell>
          <table:table-cell office:value-type="float" office:value="54421" calcext:value-type="float">
            <text:p>54421</text:p>
          </table:table-cell>
          <table:table-cell office:value-type="float" office:value="87251" calcext:value-type="float">
            <text:p>87251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Certificaciones de competencia Laboral expedidas en Full Popular (B)</text:p>
          </table:table-cell>
          <table:table-cell office:value-type="float" office:value="31221" calcext:value-type="float">
            <text:p>31221</text:p>
          </table:table-cell>
          <table:table-cell office:value-type="float" office:value="30412" calcext:value-type="float">
            <text:p>30412</text:p>
          </table:table-cell>
        </table:table-row>
        <table:table-row table:style-name="ro5">
          <table:table-cell table:number-columns-repeated="13"/>
          <table:table-cell table:style-name="ce31" office:value-type="string" calcext:value-type="string">
            <text:p>Estrategia <text:s/>Formación Continua Especial Campesina (FEEC)</text:p>
          </table:table-cell>
          <table:table-cell table:style-name="ce31" office:value-type="string" calcext:value-type="string">
            <text:p>META</text:p>
          </table:table-cell>
          <table:table-cell table:style-name="ce31" office:value-type="string" calcext:value-type="string">
            <text:p>EJECUCIÓN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Estrategia Formación Continua Especial Campesina (En el marco de FEEC)</text:p>
          </table:table-cell>
          <table:table-cell office:value-type="float" office:value="30000" calcext:value-type="float">
            <text:p>30000</text:p>
          </table:table-cell>
          <table:table-cell office:value-type="float" office:value="2440" calcext:value-type="float">
            <text:p>2440</text:p>
          </table:table-cell>
        </table:table-row>
        <table:table-row table:style-name="ro5">
          <table:table-cell table:number-columns-repeated="13"/>
          <table:table-cell office:value-type="string" calcext:value-type="string">
            <text:p>Total Estrategia Formación Continua Especial Campesina (En el marco de FEEC)</text:p>
          </table:table-cell>
          <table:table-cell office:value-type="float" office:value="30000" calcext:value-type="float">
            <text:p>30000</text:p>
          </table:table-cell>
          <table:table-cell office:value-type="float" office:value="2440" calcext:value-type="float">
            <text:p>2440</text:p>
          </table:table-cell>
        </table:table-row>
        <table:table-row table:style-name="ro5" table:number-rows-repeated="1048404">
          <table:table-cell table:number-columns-repeated="16"/>
        </table:table-row>
        <table:table-row table:style-name="ro5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Display" svg:font-family="'Aptos Display'" style:font-family-generic="swiss" style:font-pitch="variable"/>
    <style:font-face style:name="Aptos Narrow" svg:font-family="'Aptos Narrow'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9P0" style:volatile="true">
      <number:text>_ </number:text>
      <number:currency-symbol>€</number:currency-symbol>
      <number:text> </number:text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39P1" style:volatile="true">
      <number:text>_ </number:text>
      <number:currency-symbol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> _ </number:text>
    </number:currency-style>
    <number:currency-style style:name="N139">
      <number:text>_ </number:text>
      <number:currency-symbol>€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_ </number:text>
      <style:map style:condition="value()&gt;0" style:apply-style-name="N139P0"/>
      <style:map style:condition="value()&lt;0" style:apply-style-name="N139P1"/>
    </number:currency-style>
    <number:number-style style:name="N143P0" style:volatile="true"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-</number:text>
      <number:number number:decimal-places="0" number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20000" number:language="es" number:country="CO">
      <number:number number:min-integer-digits="1"/>
    </number:number-style>
    <number:number-style style:name="N145P0" style:volatile="true">
      <number:text>$ </number:text>
      <number:number number:decimal-places="0" number:min-decimal-places="0" number:min-integer-digits="1" number:grouping="true"/>
    </number:number-style>
    <number:number-style style:name="N145">
      <number:text>-$ </number:text>
      <number:number number:decimal-places="0" number:min-decimal-places="0" number:min-integer-digits="1" number:grouping="true"/>
      <style:map style:condition="value()&gt;=0" style:apply-style-name="N145P0"/>
    </number:number-style>
    <number:number-style style:name="N146P0" style:volatile="true">
      <number:text>$ </number:text>
      <number:number number:decimal-places="0" number:min-decimal-places="0" number:min-integer-digits="1" number:grouping="true"/>
    </number:number-style>
    <number:number-style style:name="N146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8P0" style:volatile="true">
      <number:text>$ </number:text>
      <number:number number:decimal-places="2" number:min-decimal-places="2" number:min-integer-digits="1" number:grouping="true"/>
    </number:number-style>
    <number:number-style style:name="N148">
      <number:text>-$ 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$ </number:text>
      <number:number number:decimal-places="2" number:min-decimal-places="2" number:min-integer-digits="1" number:grouping="true"/>
    </number:number-style>
    <number:number-style style:name="N149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49P0"/>
    </number:number-style>
    <number:number-style style:name="N153P0" style:volatile="true">
      <number:text loext:blank-width-char="-"> 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1" style:volatile="true">
      <number:text>-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3P2" style:volatile="true">
      <number:text loext:blank-width-char="-"> $ </number:text>
      <number:fill-character> </number:fill-character>
      <number:text>- _-</number:text>
    </number:number-style>
    <number:text-style style:name="N153">
      <number:text loext:blank-width-char="-"> </number:text>
      <number:text-content/>
      <number:text loext:blank-width-char="-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 loext:blank-width-char="-"> 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7P1" style:volatile="true">
      <number:text>-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57P2" style:volatile="true">
      <number:text loext:blank-width-char="-"> 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57">
      <number:text loext:blank-width-char="-"> </number:text>
      <number:text-content/>
      <number:text loext:blank-width-char="-"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62" number:truncate-on-overflow="false">
      <number:hours/>
      <number:text>:</number:text>
      <number:minutes number:style="long"/>
    </number:time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63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6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5P0"/>
    </number:number-style>
    <number:percentage-style style:name="N166">
      <number:number number:decimal-places="1" number:min-decimal-places="1" number:min-integer-digits="1"/>
      <number:text>%</number:text>
    </number:percentage-style>
    <number:number-style style:name="N170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70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0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70">
      <number:text loext:blank-width-char="("> </number:text>
      <number:text-content/>
      <number:text loext:blank-width-char=")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percentage-style style:name="N173P0" style:volatile="true">
      <number:number number:decimal-places="2" number:min-decimal-places="2" number:min-integer-digits="1"/>
      <number:text> %</number:text>
    </number:percentage-style>
    <number:percentage-style style:name="N173P1" style:volatile="true">
      <number:text>-</number:text>
      <number:number number:decimal-places="2" number:min-decimal-places="2" number:min-integer-digits="1"/>
      <number:text> %</number:text>
    </number:percentage-style>
    <number:percentage-style style:name="N173">
      <number:number number:decimal-places="2" number:min-decimal-places="2" number:min-integer-digits="1"/>
      <number:text> %</number:text>
      <style:map style:condition="value()&gt;0" style:apply-style-name="N173P0"/>
      <style:map style:condition="value()&lt;0" style:apply-style-name="N173P1"/>
    </number:percentage-style>
    <number:number-style style:name="N174P0" style:volatile="true">
      <number:text>$ </number:text>
      <number:number number:decimal-places="0" number:min-decimal-places="0" number:min-integer-digits="1" number:grouping="true"/>
    </number:number-style>
    <number:number-style style:name="N174">
      <number:text>-$ </number:text>
      <number:number number:decimal-places="0" number:min-decimal-places="0" number:min-integer-digits="1" number:grouping="true"/>
      <style:map style:condition="value()&gt;=0" style:apply-style-name="N174P0"/>
    </number:number-style>
    <number:number-style style:name="N175P0" style:volatile="true">
      <number:text>$ 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75P0"/>
    </number:number-style>
    <number:number-style style:name="N176P0" style:volatile="true">
      <number:text>$ </number:text>
      <number:number number:decimal-places="2" number:min-decimal-places="2" number:min-integer-digits="1" number:grouping="true"/>
    </number:number-style>
    <number:number-style style:name="N176">
      <number:text>-$ </number:text>
      <number:number number:decimal-places="2" number:min-decimal-places="2" number:min-integer-digits="1" number:grouping="true"/>
      <style:map style:condition="value()&gt;=0" style:apply-style-name="N176P0"/>
    </number:number-style>
    <number:number-style style:name="N177P0" style:volatile="true">
      <number:text>$ </number:text>
      <number:number number:decimal-places="2" number:min-decimal-places="2" number:min-integer-digits="1" number:grouping="true"/>
    </number:number-style>
    <number:number-style style:name="N177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77P0"/>
    </number:number-style>
    <number:number-style style:name="N17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8P2" style:volatile="true">
      <number:text loext:blank-width-char="-"> </number:text>
      <number:fill-character> </number:fill-character>
      <number:text loext:blank-width-char="-1">-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 loext:blank-width-char="-"> 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9P1" style:volatile="true">
      <number:text>-$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79P2" style:volatile="true">
      <number:text loext:blank-width-char="-"> $ </number:text>
      <number:fill-character> </number:fill-character>
      <number:text loext:blank-width-char="-1">- </number:text>
    </number:number-style>
    <number:text-style style:name="N179">
      <number:text loext:blank-width-char="-"> </number:text>
      <number:text-content/>
      <number:text loext:blank-width-char="-"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0">
      <number:text loext:blank-width-char="-"> </number:text>
      <number:text-content/>
      <number:text loext:blank-width-char="-"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 loext:blank-width-char="-"> 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1P1" style:volatile="true">
      <number:text>-$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81P2" style:volatile="true">
      <number:text loext:blank-width-char="-"> 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1">
      <number:text loext:blank-width-char="-"> </number:text>
      <number:text-content/>
      <number:text loext:blank-width-char="-"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 loext:blank-width-char=" "> </number:text>
      <number:currency-symbol number:language="bg">€</number:currency-symbol>
      <number:text> </number:text>
      <number:fill-character> </number:fill-character>
      <number:number number:decimal-places="2" number:min-decimal-places="2" number:min-integer-digits="1" number:grouping="true"/>
      <number:text loext:blank-width-char=" "> </number:text>
    </number:currency-style>
    <number:currency-style style:name="N182P1" style:volatile="true">
      <number:text loext:blank-width-char=" "> </number:text>
      <number:currency-symbol number:language="bg">€</number:currency-symbol>
      <number:text> </number:text>
      <number:fill-character> </number:fill-character>
      <number:text>-</number:text>
      <number:number number:decimal-places="2" number:min-decimal-places="2" number:min-integer-digits="1" number:grouping="true"/>
      <number:text loext:blank-width-char=" "> </number:text>
    </number:currency-style>
    <number:currency-style style:name="N182">
      <number:text loext:blank-width-char=" "> </number:text>
      <number:currency-symbol number:language="bg">€</number:currency-symbol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 "> </number:text>
      <style:map style:condition="value()&gt;0" style:apply-style-name="N182P0"/>
      <style:map style:condition="value()&lt;0" style:apply-style-name="N182P1"/>
    </number:currency-style>
    <number:number-style style:name="N183P0" style:volatile="true">
      <number:number number:decimal-places="2" number:min-decimal-places="2" number:min-integer-digits="1" number:grouping="true"/>
      <number:text> </number:text>
    </number:number-style>
    <number:number-style style:name="N183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83P2" style:volatile="true">
      <number:text> -</number:text>
      <number:number number:decimal-places="0" number:min-decimal-places="0" number:min-integer-digits="0"/>
      <number:text>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8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84">
      <number:text loext:blank-width-char="-"> </number:text>
      <number:text-content/>
      <number:text loext:blank-width-char="-"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decimal-places="0" number:min-integer-digits="1" number:grouping="true"/>
      <number:text loext:blank-width-char=" "> </number:text>
    </number:number-style>
    <number:number-style style:name="N185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85P0"/>
    </number:number-style>
    <number:number-style style:name="N18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8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8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86">
      <number:text loext:blank-width-char="("> </number:text>
      <number:text-content/>
      <number:text loext:blank-width-char=")"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percentage-style style:name="N187P0" style:volatile="true">
      <number:number number:decimal-places="2" number:min-decimal-places="2" number:min-integer-digits="1"/>
      <number:text> %</number:text>
    </number:percentage-style>
    <number:percentage-style style:name="N187P1" style:volatile="true">
      <number:text>-</number:text>
      <number:number number:decimal-places="2" number:min-decimal-places="2" number:min-integer-digits="1"/>
      <number:text> %</number:text>
    </number:percentage-style>
    <number:percentage-style style:name="N187">
      <number:number number:decimal-places="2" number:min-decimal-places="2" number:min-integer-digits="1"/>
      <number:text> %</number:text>
      <style:map style:condition="value()&gt;0" style:apply-style-name="N187P0"/>
      <style:map style:condition="value()&lt;0" style:apply-style-name="N187P1"/>
    </number:percentage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1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51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1P0"/>
    </number:currency-style>
    <style:style style:name="Default" style:family="table-cell">
      <style:table-cell-properties fo:padding="0.028in" style:rotation-align="none"/>
      <style:text-properties fo:color="#000000" style:font-name="Aptos Narrow" fo:font-family="'Aptos Narrow'" style:font-family-generic="swiss" style:font-pitch="variable" fo:font-size="11pt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Énfasis1_20_2" style:display-name="20% - Énfasis1 2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33cccc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cc99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3366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00ff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" style:family="table-cell" style:parent-style-name="Default" style:data-style-name="N139">
      <style:table-cell-properties fo:padding="0.028in"/>
    </style:style>
    <style:style style:name="Excel_20_Built-in_20_Comma" style:display-name="Excel Built-in Comma" style:family="table-cell" style:parent-style-name="Default" style:data-style-name="N14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2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5__20_-_20_Énfasis1" style:display-name="Excel_BuiltIn_20% - Énfasis1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ff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cc99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33cc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99ccff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ff99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ccffcc" fo:padding="0.028in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o" style:display-name="Excel_BuiltIn_Bueno" style:family="table-cell" style:parent-style-name="Default">
      <style:table-cell-properties fo:background-color="#ccffcc" fo:padding="0.028in"/>
      <style:text-properties fo:color="#008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0071in 0.0209in 0.0071in" fo:padding="0.028in" style:rotation-align="none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0071in 0.0209in 0.0071in" style:diagonal-bl-tr="none" style:diagonal-tl-br="none" fo:border-left="none" fo:padding="0.028in" fo:border-right="none" style:rotation-align="none" fo:border-top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028in" style:rotation-align="none"/>
      <style:text-properties fo:color="#ff99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1" style:display-name="Excel_BuiltIn_Encabezado 1" style:family="table-cell" style:parent-style-name="Default">
      <style:table-cell-properties fo:border-bottom="2.49pt solid #008080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028in" style:rotation-align="none"/>
      <style:text-properties fo:color="#333399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028in"/>
      <style:text-properties fo:color="#80008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028in" style:rotation-align="none"/>
      <style:text-properties fo:color="#333333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028in"/>
      <style:text-properties fo:color="#808080" style:text-outline="false" style:text-line-through-style="none" style:text-line-through-type="none" style:font-name="Aptos Narrow" fo:font-family="'Aptos Narrow'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008080" style:border-line-width-bottom="0.0071in 0.0209in 0.0071in" style:diagonal-bl-tr="none" style:diagonal-tl-br="none" fo:border-left="none" fo:padding="0.028in" fo:border-right="none" style:rotation-align="none" fo:border-top="0.74pt solid #008080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ptos Display" style:font-family-complex="'Aptos Display'" style:font-family-generic-complex="swiss" style:font-pitch-complex="variable" style:font-size-complex="18pt" style:font-style-complex="normal" style:font-weight-complex="normal"/>
    </style:style>
    <style:style style:name="Excel_5f_BuiltIn_5f_Título_20_2" style:display-name="Excel_BuiltIn_Título 2" style:family="table-cell" style:parent-style-name="Default">
      <style:table-cell-properties fo:border-bottom="2.49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33cccc" style:diagonal-bl-tr="none" style:diagonal-tl-br="none" fo:border-left="none" fo:padding="0.028in" fo:border-right="none" style:rotation-align="none" fo:border-top="none"/>
      <style:text-properties fo:color="#003366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00808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6600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00ccff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9933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339966" fo:padding="0.028in"/>
      <style:text-properties fo:color="#ffffff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10" style:display-name="Millares 10" style:family="table-cell" style:parent-style-name="Default" style:data-style-name="N136">
      <style:table-cell-properties fo:padding="0.028in"/>
    </style:style>
    <style:style style:name="Millares_20_10_20_2" style:display-name="Millares 10 2" style:family="table-cell" style:parent-style-name="Default" style:data-style-name="N136">
      <style:table-cell-properties fo:padding="0.028in"/>
    </style:style>
    <style:style style:name="Millares_20_11" style:display-name="Millares 11" style:family="table-cell" style:parent-style-name="Default" style:data-style-name="N136">
      <style:table-cell-properties fo:padding="0.028in"/>
    </style:style>
    <style:style style:name="Millares_20_12" style:display-name="Millares 12" style:family="table-cell" style:parent-style-name="Default" style:data-style-name="N136">
      <style:table-cell-properties fo:padding="0.028in"/>
    </style:style>
    <style:style style:name="Millares_20_13" style:display-name="Millares 13" style:family="table-cell" style:parent-style-name="Default" style:data-style-name="N136">
      <style:table-cell-properties fo:padding="0.028in"/>
    </style:style>
    <style:style style:name="Millares_20_13_20_2_20_2" style:display-name="Millares 13 2 2" style:family="table-cell" style:parent-style-name="Default" style:data-style-name="N136">
      <style:table-cell-properties fo:padding="0.028in"/>
    </style:style>
    <style:style style:name="Millares_20_13_20_2_20_2_20_2" style:display-name="Millares 13 2 2 2" style:family="table-cell" style:parent-style-name="Default" style:data-style-name="N136">
      <style:table-cell-properties fo:padding="0.028in"/>
    </style:style>
    <style:style style:name="Millares_20_13_20_2_20_2_20_2_20_2" style:display-name="Millares 13 2 2 2 2" style:family="table-cell" style:parent-style-name="Default" style:data-style-name="N136">
      <style:table-cell-properties fo:padding="0.028in"/>
    </style:style>
    <style:style style:name="Millares_20_13_20_2_20_2_20_2_20_2_20_2" style:display-name="Millares 13 2 2 2 2 2" style:family="table-cell" style:parent-style-name="Default" style:data-style-name="N136">
      <style:table-cell-properties fo:padding="0.028in"/>
    </style:style>
    <style:style style:name="Millares_20_13_20_2_20_2_20_2_20_3" style:display-name="Millares 13 2 2 2 3" style:family="table-cell" style:parent-style-name="Default" style:data-style-name="N136">
      <style:table-cell-properties fo:padding="0.028in"/>
    </style:style>
    <style:style style:name="Millares_20_13_20_2_20_2_20_2_20_4" style:display-name="Millares 13 2 2 2 4" style:family="table-cell" style:parent-style-name="Default" style:data-style-name="N136">
      <style:table-cell-properties fo:padding="0.028in"/>
    </style:style>
    <style:style style:name="Millares_20_13_20_2_20_2_20_3" style:display-name="Millares 13 2 2 3" style:family="table-cell" style:parent-style-name="Default" style:data-style-name="N136">
      <style:table-cell-properties fo:padding="0.028in"/>
    </style:style>
    <style:style style:name="Millares_20_13_20_2_20_2_20_3_20_2" style:display-name="Millares 13 2 2 3 2" style:family="table-cell" style:parent-style-name="Default" style:data-style-name="N136">
      <style:table-cell-properties fo:padding="0.028in"/>
    </style:style>
    <style:style style:name="Millares_20_13_20_2_20_2_20_4" style:display-name="Millares 13 2 2 4" style:family="table-cell" style:parent-style-name="Default" style:data-style-name="N136">
      <style:table-cell-properties fo:padding="0.028in"/>
    </style:style>
    <style:style style:name="Millares_20_13_20_2_20_2_20_5" style:display-name="Millares 13 2 2 5" style:family="table-cell" style:parent-style-name="Default" style:data-style-name="N136">
      <style:table-cell-properties fo:padding="0.028in"/>
    </style:style>
    <style:style style:name="Millares_20_13_20_2_20_3_20_2_20_2_20_2_20_2_20_2_20_2_20_2_20_2_20_2" style:display-name="Millares 13 2 3 2 2 2 2 2 2 2 2 2" style:family="table-cell" style:parent-style-name="Default" style:data-style-name="N136">
      <style:table-cell-properties fo:padding="0.028in"/>
    </style:style>
    <style:style style:name="Millares_20_13_20_2_20_3_20_2_20_2_20_2_20_2_20_2_20_2_20_2_20_2_20_2_20_2" style:display-name="Millares 13 2 3 2 2 2 2 2 2 2 2 2 2" style:family="table-cell" style:parent-style-name="Default" style:data-style-name="N136">
      <style:table-cell-properties fo:padding="0.028in"/>
    </style:style>
    <style:style style:name="Millares_20_13_20_2_20_3_20_2_20_2_20_2_20_2_20_2_20_2_20_2_20_2_20_2_20_2_20_2" style:display-name="Millares 13 2 3 2 2 2 2 2 2 2 2 2 2 2" style:family="table-cell" style:parent-style-name="Default" style:data-style-name="N136">
      <style:table-cell-properties fo:padding="0.028in"/>
    </style:style>
    <style:style style:name="Millares_20_13_20_2_20_3_20_2_20_2_20_2_20_2_20_2_20_2_20_2_20_2_20_2_20_2_20_2_20_2" style:display-name="Millares 13 2 3 2 2 2 2 2 2 2 2 2 2 2 2" style:family="table-cell" style:parent-style-name="Default" style:data-style-name="N136">
      <style:table-cell-properties fo:padding="0.028in"/>
    </style:style>
    <style:style style:name="Millares_20_13_20_2_20_3_20_2_20_2_20_2_20_2_20_2_20_2_20_2_20_2_20_2_20_2_20_3" style:display-name="Millares 13 2 3 2 2 2 2 2 2 2 2 2 2 3" style:family="table-cell" style:parent-style-name="Default" style:data-style-name="N136">
      <style:table-cell-properties fo:padding="0.028in"/>
    </style:style>
    <style:style style:name="Millares_20_13_20_2_20_3_20_2_20_2_20_2_20_2_20_2_20_2_20_2_20_2_20_2_20_2_20_4" style:display-name="Millares 13 2 3 2 2 2 2 2 2 2 2 2 2 4" style:family="table-cell" style:parent-style-name="Default" style:data-style-name="N136">
      <style:table-cell-properties fo:padding="0.028in"/>
    </style:style>
    <style:style style:name="Millares_20_13_20_2_20_3_20_2_20_2_20_2_20_2_20_2_20_2_20_2_20_2_20_2_20_3" style:display-name="Millares 13 2 3 2 2 2 2 2 2 2 2 2 3" style:family="table-cell" style:parent-style-name="Default" style:data-style-name="N136">
      <style:table-cell-properties fo:padding="0.028in"/>
    </style:style>
    <style:style style:name="Millares_20_13_20_2_20_3_20_2_20_2_20_2_20_2_20_2_20_2_20_2_20_2_20_2_20_3_20_2" style:display-name="Millares 13 2 3 2 2 2 2 2 2 2 2 2 3 2" style:family="table-cell" style:parent-style-name="Default" style:data-style-name="N136">
      <style:table-cell-properties fo:padding="0.028in"/>
    </style:style>
    <style:style style:name="Millares_20_13_20_2_20_3_20_2_20_2_20_2_20_2_20_2_20_2_20_2_20_2_20_2_20_4" style:display-name="Millares 13 2 3 2 2 2 2 2 2 2 2 2 4" style:family="table-cell" style:parent-style-name="Default" style:data-style-name="N136">
      <style:table-cell-properties fo:padding="0.028in"/>
    </style:style>
    <style:style style:name="Millares_20_13_20_2_20_3_20_2_20_2_20_2_20_2_20_2_20_2_20_2_20_2_20_2_20_5" style:display-name="Millares 13 2 3 2 2 2 2 2 2 2 2 2 5" style:family="table-cell" style:parent-style-name="Default" style:data-style-name="N136">
      <style:table-cell-properties fo:padding="0.028in"/>
    </style:style>
    <style:style style:name="Millares_20_14" style:display-name="Millares 14" style:family="table-cell" style:parent-style-name="Default" style:data-style-name="N136">
      <style:table-cell-properties fo:padding="0.028in"/>
    </style:style>
    <style:style style:name="Millares_20_15" style:display-name="Millares 15" style:family="table-cell" style:parent-style-name="Default" style:data-style-name="N136">
      <style:table-cell-properties fo:padding="0.028in"/>
    </style:style>
    <style:style style:name="Millares_20_16" style:display-name="Millares 16" style:family="table-cell" style:parent-style-name="Default" style:data-style-name="N136">
      <style:table-cell-properties fo:padding="0.028in"/>
    </style:style>
    <style:style style:name="Millares_20_16_20_3" style:display-name="Millares 16 3" style:family="table-cell" style:parent-style-name="Default" style:data-style-name="N136">
      <style:table-cell-properties fo:padding="0.028in"/>
    </style:style>
    <style:style style:name="Millares_20_16_20_3_20_2" style:display-name="Millares 16 3 2" style:family="table-cell" style:parent-style-name="Default" style:data-style-name="N136">
      <style:table-cell-properties fo:padding="0.028in"/>
    </style:style>
    <style:style style:name="Millares_20_16_20_3_20_2_20_2" style:display-name="Millares 16 3 2 2" style:family="table-cell" style:parent-style-name="Default" style:data-style-name="N136">
      <style:table-cell-properties fo:padding="0.028in"/>
    </style:style>
    <style:style style:name="Millares_20_16_20_3_20_2_20_2_20_2_20_2_20_2_20_2_20_2_20_2_20_2" style:display-name="Millares 16 3 2 2 2 2 2 2 2 2 2" style:family="table-cell" style:parent-style-name="Default" style:data-style-name="N136">
      <style:table-cell-properties fo:padding="0.028in"/>
    </style:style>
    <style:style style:name="Millares_20_16_20_3_20_2_20_2_20_2_20_2_20_2_20_2_20_2_20_2_20_2_20_2" style:display-name="Millares 16 3 2 2 2 2 2 2 2 2 2 2" style:family="table-cell" style:parent-style-name="Default" style:data-style-name="N136">
      <style:table-cell-properties fo:padding="0.028in"/>
    </style:style>
    <style:style style:name="Millares_20_16_20_3_20_2_20_2_20_2_20_2_20_2_20_2_20_2_20_2_20_2_20_2_20_2" style:display-name="Millares 16 3 2 2 2 2 2 2 2 2 2 2 2" style:family="table-cell" style:parent-style-name="Default" style:data-style-name="N136">
      <style:table-cell-properties fo:padding="0.028in"/>
    </style:style>
    <style:style style:name="Millares_20_16_20_3_20_2_20_2_20_2_20_2_20_2_20_2_20_2_20_2_20_2_20_2_20_2_20_2" style:display-name="Millares 16 3 2 2 2 2 2 2 2 2 2 2 2 2" style:family="table-cell" style:parent-style-name="Default" style:data-style-name="N136">
      <style:table-cell-properties fo:padding="0.028in"/>
    </style:style>
    <style:style style:name="Millares_20_16_20_3_20_2_20_2_20_2_20_2_20_2_20_2_20_2_20_2_20_2_20_2_20_3" style:display-name="Millares 16 3 2 2 2 2 2 2 2 2 2 2 3" style:family="table-cell" style:parent-style-name="Default" style:data-style-name="N136">
      <style:table-cell-properties fo:padding="0.028in"/>
    </style:style>
    <style:style style:name="Millares_20_16_20_3_20_2_20_2_20_2_20_2_20_2_20_2_20_2_20_2_20_2_20_2_20_4" style:display-name="Millares 16 3 2 2 2 2 2 2 2 2 2 2 4" style:family="table-cell" style:parent-style-name="Default" style:data-style-name="N136">
      <style:table-cell-properties fo:padding="0.028in"/>
    </style:style>
    <style:style style:name="Millares_20_16_20_3_20_2_20_2_20_2_20_2_20_2_20_2_20_2_20_2_20_2_20_3" style:display-name="Millares 16 3 2 2 2 2 2 2 2 2 2 3" style:family="table-cell" style:parent-style-name="Default" style:data-style-name="N136">
      <style:table-cell-properties fo:padding="0.028in"/>
    </style:style>
    <style:style style:name="Millares_20_16_20_3_20_2_20_2_20_2_20_2_20_2_20_2_20_2_20_2_20_2_20_3_20_2" style:display-name="Millares 16 3 2 2 2 2 2 2 2 2 2 3 2" style:family="table-cell" style:parent-style-name="Default" style:data-style-name="N136">
      <style:table-cell-properties fo:padding="0.028in"/>
    </style:style>
    <style:style style:name="Millares_20_16_20_3_20_2_20_2_20_2_20_2_20_2_20_2_20_2_20_2_20_2_20_4" style:display-name="Millares 16 3 2 2 2 2 2 2 2 2 2 4" style:family="table-cell" style:parent-style-name="Default" style:data-style-name="N136">
      <style:table-cell-properties fo:padding="0.028in"/>
    </style:style>
    <style:style style:name="Millares_20_16_20_3_20_2_20_2_20_2_20_2_20_2_20_2_20_2_20_2_20_2_20_5" style:display-name="Millares 16 3 2 2 2 2 2 2 2 2 2 5" style:family="table-cell" style:parent-style-name="Default" style:data-style-name="N136">
      <style:table-cell-properties fo:padding="0.028in"/>
    </style:style>
    <style:style style:name="Millares_20_16_20_3_20_2_20_3" style:display-name="Millares 16 3 2 3" style:family="table-cell" style:parent-style-name="Default" style:data-style-name="N136">
      <style:table-cell-properties fo:padding="0.028in"/>
    </style:style>
    <style:style style:name="Millares_20_16_20_3_20_2_20_4" style:display-name="Millares 16 3 2 4" style:family="table-cell" style:parent-style-name="Default" style:data-style-name="N136">
      <style:table-cell-properties fo:padding="0.028in"/>
    </style:style>
    <style:style style:name="Millares_20_16_20_3_20_3" style:display-name="Millares 16 3 3" style:family="table-cell" style:parent-style-name="Default" style:data-style-name="N136">
      <style:table-cell-properties fo:padding="0.028in"/>
    </style:style>
    <style:style style:name="Millares_20_16_20_3_20_3_20_2" style:display-name="Millares 16 3 3 2" style:family="table-cell" style:parent-style-name="Default" style:data-style-name="N136">
      <style:table-cell-properties fo:padding="0.028in"/>
    </style:style>
    <style:style style:name="Millares_20_16_20_3_20_4" style:display-name="Millares 16 3 4" style:family="table-cell" style:parent-style-name="Default" style:data-style-name="N136">
      <style:table-cell-properties fo:padding="0.028in"/>
    </style:style>
    <style:style style:name="Millares_20_16_20_3_20_5" style:display-name="Millares 16 3 5" style:family="table-cell" style:parent-style-name="Default" style:data-style-name="N136">
      <style:table-cell-properties fo:padding="0.028in"/>
    </style:style>
    <style:style style:name="Millares_20_18_20_2_20_2_20_8_20_2_20_2_20_2_20_2_20_2_20_2" style:display-name="Millares 18 2 2 8 2 2 2 2 2 2" style:family="table-cell" style:parent-style-name="Default" style:data-style-name="N136">
      <style:table-cell-properties fo:padding="0.028in"/>
    </style:style>
    <style:style style:name="Millares_20_18_20_2_20_2_20_8_20_2_20_2_20_2_20_2_20_2_20_2_20_2" style:display-name="Millares 18 2 2 8 2 2 2 2 2 2 2" style:family="table-cell" style:parent-style-name="Default" style:data-style-name="N136">
      <style:table-cell-properties fo:padding="0.028in"/>
    </style:style>
    <style:style style:name="Millares_20_18_20_2_20_2_20_8_20_2_20_2_20_2_20_2_20_2_20_2_20_2_20_2" style:display-name="Millares 18 2 2 8 2 2 2 2 2 2 2 2" style:family="table-cell" style:parent-style-name="Default" style:data-style-name="N136">
      <style:table-cell-properties fo:padding="0.028in"/>
    </style:style>
    <style:style style:name="Millares_20_18_20_2_20_2_20_8_20_2_20_2_20_2_20_2_20_2_20_2_20_2_20_2_20_2" style:display-name="Millares 18 2 2 8 2 2 2 2 2 2 2 2 2" style:family="table-cell" style:parent-style-name="Default" style:data-style-name="N136">
      <style:table-cell-properties fo:padding="0.028in"/>
    </style:style>
    <style:style style:name="Millares_20_18_20_2_20_2_20_8_20_2_20_2_20_2_20_2_20_2_20_2_20_2_20_3" style:display-name="Millares 18 2 2 8 2 2 2 2 2 2 2 3" style:family="table-cell" style:parent-style-name="Default" style:data-style-name="N136">
      <style:table-cell-properties fo:padding="0.028in"/>
    </style:style>
    <style:style style:name="Millares_20_18_20_2_20_2_20_8_20_2_20_2_20_2_20_2_20_2_20_2_20_2_20_4" style:display-name="Millares 18 2 2 8 2 2 2 2 2 2 2 4" style:family="table-cell" style:parent-style-name="Default" style:data-style-name="N136">
      <style:table-cell-properties fo:padding="0.028in"/>
    </style:style>
    <style:style style:name="Millares_20_18_20_2_20_2_20_8_20_2_20_2_20_2_20_2_20_2_20_2_20_3" style:display-name="Millares 18 2 2 8 2 2 2 2 2 2 3" style:family="table-cell" style:parent-style-name="Default" style:data-style-name="N136">
      <style:table-cell-properties fo:padding="0.028in"/>
    </style:style>
    <style:style style:name="Millares_20_18_20_2_20_2_20_8_20_2_20_2_20_2_20_2_20_2_20_2_20_3_20_2" style:display-name="Millares 18 2 2 8 2 2 2 2 2 2 3 2" style:family="table-cell" style:parent-style-name="Default" style:data-style-name="N136">
      <style:table-cell-properties fo:padding="0.028in"/>
    </style:style>
    <style:style style:name="Millares_20_18_20_2_20_2_20_8_20_2_20_2_20_2_20_2_20_2_20_2_20_4" style:display-name="Millares 18 2 2 8 2 2 2 2 2 2 4" style:family="table-cell" style:parent-style-name="Default" style:data-style-name="N136">
      <style:table-cell-properties fo:padding="0.028in"/>
    </style:style>
    <style:style style:name="Millares_20_18_20_2_20_2_20_8_20_2_20_2_20_2_20_2_20_2_20_2_20_5" style:display-name="Millares 18 2 2 8 2 2 2 2 2 2 5" style:family="table-cell" style:parent-style-name="Default" style:data-style-name="N136">
      <style:table-cell-properties fo:padding="0.028in"/>
    </style:style>
    <style:style style:name="Millares_20_2" style:display-name="Millares 2" style:family="table-cell" style:parent-style-name="Default" style:data-style-name="N136">
      <style:table-cell-properties fo:padding="0.028in"/>
    </style:style>
    <style:style style:name="Millares_20_2_20_10" style:display-name="Millares 2 10" style:family="table-cell" style:parent-style-name="Default" style:data-style-name="N136">
      <style:table-cell-properties fo:padding="0.028in"/>
    </style:style>
    <style:style style:name="Millares_20_2_20_2" style:display-name="Millares 2 2" style:family="table-cell" style:parent-style-name="Default" style:data-style-name="N136">
      <style:table-cell-properties fo:padding="0.028in"/>
    </style:style>
    <style:style style:name="Millares_20_2_20_2_20_2" style:display-name="Millares 2 2 2" style:family="table-cell" style:parent-style-name="Default" style:data-style-name="N136">
      <style:table-cell-properties fo:padding="0.028in"/>
    </style:style>
    <style:style style:name="Millares_20_2_20_2_20_2_20_2" style:display-name="Millares 2 2 2 2" style:family="table-cell" style:parent-style-name="Default" style:data-style-name="N136">
      <style:table-cell-properties fo:padding="0.028in"/>
    </style:style>
    <style:style style:name="Millares_20_2_20_2_20_2_20_2_20_2" style:display-name="Millares 2 2 2 2 2" style:family="table-cell" style:parent-style-name="Default" style:data-style-name="N136">
      <style:table-cell-properties fo:padding="0.028in"/>
    </style:style>
    <style:style style:name="Millares_20_2_20_2_20_2_20_2_20_2_20_2" style:display-name="Millares 2 2 2 2 2 2" style:family="table-cell" style:parent-style-name="Default" style:data-style-name="N136">
      <style:table-cell-properties fo:padding="0.028in"/>
    </style:style>
    <style:style style:name="Millares_20_2_20_2_20_2_20_2_20_3" style:display-name="Millares 2 2 2 2 3" style:family="table-cell" style:parent-style-name="Default" style:data-style-name="N136">
      <style:table-cell-properties fo:padding="0.028in"/>
    </style:style>
    <style:style style:name="Millares_20_2_20_2_20_2_20_2_20_4" style:display-name="Millares 2 2 2 2 4" style:family="table-cell" style:parent-style-name="Default" style:data-style-name="N136">
      <style:table-cell-properties fo:padding="0.028in"/>
    </style:style>
    <style:style style:name="Millares_20_2_20_2_20_2_20_3" style:display-name="Millares 2 2 2 3" style:family="table-cell" style:parent-style-name="Default" style:data-style-name="N136">
      <style:table-cell-properties fo:padding="0.028in"/>
    </style:style>
    <style:style style:name="Millares_20_2_20_2_20_2_20_3_20_2" style:display-name="Millares 2 2 2 3 2" style:family="table-cell" style:parent-style-name="Default" style:data-style-name="N136">
      <style:table-cell-properties fo:padding="0.028in"/>
    </style:style>
    <style:style style:name="Millares_20_2_20_2_20_2_20_4" style:display-name="Millares 2 2 2 4" style:family="table-cell" style:parent-style-name="Default" style:data-style-name="N136">
      <style:table-cell-properties fo:padding="0.028in"/>
    </style:style>
    <style:style style:name="Millares_20_2_20_2_20_2_20_5" style:display-name="Millares 2 2 2 5" style:family="table-cell" style:parent-style-name="Default" style:data-style-name="N136">
      <style:table-cell-properties fo:padding="0.028in"/>
    </style:style>
    <style:style style:name="Millares_20_2_20_2_20_3" style:display-name="Millares 2 2 3" style:family="table-cell" style:parent-style-name="Default" style:data-style-name="N136">
      <style:table-cell-properties fo:padding="0.028in"/>
    </style:style>
    <style:style style:name="Millares_20_2_20_2_20_3_20_2" style:display-name="Millares 2 2 3 2" style:family="table-cell" style:parent-style-name="Default" style:data-style-name="N136">
      <style:table-cell-properties fo:padding="0.028in"/>
    </style:style>
    <style:style style:name="Millares_20_2_20_2_20_3_20_2_20_2" style:display-name="Millares 2 2 3 2 2" style:family="table-cell" style:parent-style-name="Default" style:data-style-name="N136">
      <style:table-cell-properties fo:padding="0.028in"/>
    </style:style>
    <style:style style:name="Millares_20_2_20_2_20_3_20_2_20_2_20_2" style:display-name="Millares 2 2 3 2 2 2" style:family="table-cell" style:parent-style-name="Default" style:data-style-name="N136">
      <style:table-cell-properties fo:padding="0.028in"/>
    </style:style>
    <style:style style:name="Millares_20_2_20_2_20_3_20_2_20_3" style:display-name="Millares 2 2 3 2 3" style:family="table-cell" style:parent-style-name="Default" style:data-style-name="N136">
      <style:table-cell-properties fo:padding="0.028in"/>
    </style:style>
    <style:style style:name="Millares_20_2_20_2_20_3_20_2_20_4" style:display-name="Millares 2 2 3 2 4" style:family="table-cell" style:parent-style-name="Default" style:data-style-name="N136">
      <style:table-cell-properties fo:padding="0.028in"/>
    </style:style>
    <style:style style:name="Millares_20_2_20_2_20_3_20_3" style:display-name="Millares 2 2 3 3" style:family="table-cell" style:parent-style-name="Default" style:data-style-name="N136">
      <style:table-cell-properties fo:padding="0.028in"/>
    </style:style>
    <style:style style:name="Millares_20_2_20_2_20_3_20_3_20_2" style:display-name="Millares 2 2 3 3 2" style:family="table-cell" style:parent-style-name="Default" style:data-style-name="N136">
      <style:table-cell-properties fo:padding="0.028in"/>
    </style:style>
    <style:style style:name="Millares_20_2_20_2_20_3_20_4" style:display-name="Millares 2 2 3 4" style:family="table-cell" style:parent-style-name="Default" style:data-style-name="N136">
      <style:table-cell-properties fo:padding="0.028in"/>
    </style:style>
    <style:style style:name="Millares_20_2_20_2_20_3_20_5" style:display-name="Millares 2 2 3 5" style:family="table-cell" style:parent-style-name="Default" style:data-style-name="N136">
      <style:table-cell-properties fo:padding="0.028in"/>
    </style:style>
    <style:style style:name="Millares_20_2_20_2_20_4" style:display-name="Millares 2 2 4" style:family="table-cell" style:parent-style-name="Default" style:data-style-name="N136">
      <style:table-cell-properties fo:padding="0.028in"/>
    </style:style>
    <style:style style:name="Millares_20_2_20_2_20_4_20_2" style:display-name="Millares 2 2 4 2" style:family="table-cell" style:parent-style-name="Default" style:data-style-name="N136">
      <style:table-cell-properties fo:padding="0.028in"/>
    </style:style>
    <style:style style:name="Millares_20_2_20_2_20_4_20_2_20_2" style:display-name="Millares 2 2 4 2 2" style:family="table-cell" style:parent-style-name="Default" style:data-style-name="N136">
      <style:table-cell-properties fo:padding="0.028in"/>
    </style:style>
    <style:style style:name="Millares_20_2_20_2_20_4_20_3" style:display-name="Millares 2 2 4 3" style:family="table-cell" style:parent-style-name="Default" style:data-style-name="N136">
      <style:table-cell-properties fo:padding="0.028in"/>
    </style:style>
    <style:style style:name="Millares_20_2_20_2_20_4_20_4" style:display-name="Millares 2 2 4 4" style:family="table-cell" style:parent-style-name="Default" style:data-style-name="N136">
      <style:table-cell-properties fo:padding="0.028in"/>
    </style:style>
    <style:style style:name="Millares_20_2_20_2_20_5" style:display-name="Millares 2 2 5" style:family="table-cell" style:parent-style-name="Default" style:data-style-name="N136">
      <style:table-cell-properties fo:padding="0.028in"/>
    </style:style>
    <style:style style:name="Millares_20_2_20_2_20_5_20_2" style:display-name="Millares 2 2 5 2" style:family="table-cell" style:parent-style-name="Default" style:data-style-name="N136">
      <style:table-cell-properties fo:padding="0.028in"/>
    </style:style>
    <style:style style:name="Millares_20_2_20_2_20_6" style:display-name="Millares 2 2 6" style:family="table-cell" style:parent-style-name="Default" style:data-style-name="N136">
      <style:table-cell-properties fo:padding="0.028in"/>
    </style:style>
    <style:style style:name="Millares_20_2_20_2_20_7" style:display-name="Millares 2 2 7" style:family="table-cell" style:parent-style-name="Default" style:data-style-name="N136">
      <style:table-cell-properties fo:padding="0.028in"/>
    </style:style>
    <style:style style:name="Millares_20_2_20_3" style:display-name="Millares 2 3" style:family="table-cell" style:parent-style-name="Default" style:data-style-name="N136">
      <style:table-cell-properties fo:padding="0.028in"/>
    </style:style>
    <style:style style:name="Millares_20_2_20_3_20_2" style:display-name="Millares 2 3 2" style:family="table-cell" style:parent-style-name="Default" style:data-style-name="N136">
      <style:table-cell-properties fo:padding="0.028in"/>
    </style:style>
    <style:style style:name="Millares_20_2_20_3_20_2_20_2" style:display-name="Millares 2 3 2 2" style:family="table-cell" style:parent-style-name="Default" style:data-style-name="N136">
      <style:table-cell-properties fo:padding="0.028in"/>
    </style:style>
    <style:style style:name="Millares_20_2_20_3_20_2_20_2_20_2" style:display-name="Millares 2 3 2 2 2" style:family="table-cell" style:parent-style-name="Default" style:data-style-name="N136">
      <style:table-cell-properties fo:padding="0.028in"/>
    </style:style>
    <style:style style:name="Millares_20_2_20_3_20_2_20_3" style:display-name="Millares 2 3 2 3" style:family="table-cell" style:parent-style-name="Default" style:data-style-name="N136">
      <style:table-cell-properties fo:padding="0.028in"/>
    </style:style>
    <style:style style:name="Millares_20_2_20_3_20_2_20_4" style:display-name="Millares 2 3 2 4" style:family="table-cell" style:parent-style-name="Default" style:data-style-name="N136">
      <style:table-cell-properties fo:padding="0.028in"/>
    </style:style>
    <style:style style:name="Millares_20_2_20_3_20_3" style:display-name="Millares 2 3 3" style:family="table-cell" style:parent-style-name="Default" style:data-style-name="N136">
      <style:table-cell-properties fo:padding="0.028in"/>
    </style:style>
    <style:style style:name="Millares_20_2_20_3_20_3_20_2" style:display-name="Millares 2 3 3 2" style:family="table-cell" style:parent-style-name="Default" style:data-style-name="N136">
      <style:table-cell-properties fo:padding="0.028in"/>
    </style:style>
    <style:style style:name="Millares_20_2_20_3_20_4" style:display-name="Millares 2 3 4" style:family="table-cell" style:parent-style-name="Default" style:data-style-name="N136">
      <style:table-cell-properties fo:padding="0.028in"/>
    </style:style>
    <style:style style:name="Millares_20_2_20_3_20_5" style:display-name="Millares 2 3 5" style:family="table-cell" style:parent-style-name="Default" style:data-style-name="N136">
      <style:table-cell-properties fo:padding="0.028in"/>
    </style:style>
    <style:style style:name="Millares_20_2_20_4" style:display-name="Millares 2 4" style:family="table-cell" style:parent-style-name="Default" style:data-style-name="N136">
      <style:table-cell-properties fo:padding="0.028in"/>
    </style:style>
    <style:style style:name="Millares_20_2_20_4_20_2" style:display-name="Millares 2 4 2" style:family="table-cell" style:parent-style-name="Default" style:data-style-name="N136">
      <style:table-cell-properties fo:padding="0.028in"/>
    </style:style>
    <style:style style:name="Millares_20_2_20_4_20_2_20_2" style:display-name="Millares 2 4 2 2" style:family="table-cell" style:parent-style-name="Default" style:data-style-name="N136">
      <style:table-cell-properties fo:padding="0.028in"/>
    </style:style>
    <style:style style:name="Millares_20_2_20_4_20_2_20_2_20_2" style:display-name="Millares 2 4 2 2 2" style:family="table-cell" style:parent-style-name="Default" style:data-style-name="N136">
      <style:table-cell-properties fo:padding="0.028in"/>
    </style:style>
    <style:style style:name="Millares_20_2_20_4_20_2_20_3" style:display-name="Millares 2 4 2 3" style:family="table-cell" style:parent-style-name="Default" style:data-style-name="N136">
      <style:table-cell-properties fo:padding="0.028in"/>
    </style:style>
    <style:style style:name="Millares_20_2_20_4_20_2_20_4" style:display-name="Millares 2 4 2 4" style:family="table-cell" style:parent-style-name="Default" style:data-style-name="N136">
      <style:table-cell-properties fo:padding="0.028in"/>
    </style:style>
    <style:style style:name="Millares_20_2_20_4_20_3" style:display-name="Millares 2 4 3" style:family="table-cell" style:parent-style-name="Default" style:data-style-name="N136">
      <style:table-cell-properties fo:padding="0.028in"/>
    </style:style>
    <style:style style:name="Millares_20_2_20_4_20_3_20_2" style:display-name="Millares 2 4 3 2" style:family="table-cell" style:parent-style-name="Default" style:data-style-name="N136">
      <style:table-cell-properties fo:padding="0.028in"/>
    </style:style>
    <style:style style:name="Millares_20_2_20_4_20_4" style:display-name="Millares 2 4 4" style:family="table-cell" style:parent-style-name="Default" style:data-style-name="N136">
      <style:table-cell-properties fo:padding="0.028in"/>
    </style:style>
    <style:style style:name="Millares_20_2_20_4_20_5" style:display-name="Millares 2 4 5" style:family="table-cell" style:parent-style-name="Default" style:data-style-name="N136">
      <style:table-cell-properties fo:padding="0.028in"/>
    </style:style>
    <style:style style:name="Millares_20_2_20_5" style:display-name="Millares 2 5" style:family="table-cell" style:parent-style-name="Default" style:data-style-name="N136">
      <style:table-cell-properties fo:padding="0.028in"/>
    </style:style>
    <style:style style:name="Millares_20_2_20_5_20_2" style:display-name="Millares 2 5 2" style:family="table-cell" style:parent-style-name="Default" style:data-style-name="N136">
      <style:table-cell-properties fo:padding="0.028in"/>
    </style:style>
    <style:style style:name="Millares_20_2_20_5_20_2_20_2" style:display-name="Millares 2 5 2 2" style:family="table-cell" style:parent-style-name="Default" style:data-style-name="N136">
      <style:table-cell-properties fo:padding="0.028in"/>
    </style:style>
    <style:style style:name="Millares_20_2_20_5_20_2_20_2_20_2" style:display-name="Millares 2 5 2 2 2" style:family="table-cell" style:parent-style-name="Default" style:data-style-name="N136">
      <style:table-cell-properties fo:padding="0.028in"/>
    </style:style>
    <style:style style:name="Millares_20_2_20_5_20_2_20_3" style:display-name="Millares 2 5 2 3" style:family="table-cell" style:parent-style-name="Default" style:data-style-name="N136">
      <style:table-cell-properties fo:padding="0.028in"/>
    </style:style>
    <style:style style:name="Millares_20_2_20_5_20_2_20_4" style:display-name="Millares 2 5 2 4" style:family="table-cell" style:parent-style-name="Default" style:data-style-name="N136">
      <style:table-cell-properties fo:padding="0.028in"/>
    </style:style>
    <style:style style:name="Millares_20_2_20_5_20_3" style:display-name="Millares 2 5 3" style:family="table-cell" style:parent-style-name="Default" style:data-style-name="N136">
      <style:table-cell-properties fo:padding="0.028in"/>
    </style:style>
    <style:style style:name="Millares_20_2_20_5_20_3_20_2" style:display-name="Millares 2 5 3 2" style:family="table-cell" style:parent-style-name="Default" style:data-style-name="N136">
      <style:table-cell-properties fo:padding="0.028in"/>
    </style:style>
    <style:style style:name="Millares_20_2_20_5_20_4" style:display-name="Millares 2 5 4" style:family="table-cell" style:parent-style-name="Default" style:data-style-name="N136">
      <style:table-cell-properties fo:padding="0.028in"/>
    </style:style>
    <style:style style:name="Millares_20_2_20_5_20_5" style:display-name="Millares 2 5 5" style:family="table-cell" style:parent-style-name="Default" style:data-style-name="N136">
      <style:table-cell-properties fo:padding="0.028in"/>
    </style:style>
    <style:style style:name="Millares_20_2_20_6" style:display-name="Millares 2 6" style:family="table-cell" style:parent-style-name="Default" style:data-style-name="N136">
      <style:table-cell-properties fo:padding="0.028in"/>
    </style:style>
    <style:style style:name="Millares_20_2_20_6_20_2" style:display-name="Millares 2 6 2" style:family="table-cell" style:parent-style-name="Default" style:data-style-name="N136">
      <style:table-cell-properties fo:padding="0.028in"/>
    </style:style>
    <style:style style:name="Millares_20_2_20_6_20_2_20_2" style:display-name="Millares 2 6 2 2" style:family="table-cell" style:parent-style-name="Default" style:data-style-name="N136">
      <style:table-cell-properties fo:padding="0.028in"/>
    </style:style>
    <style:style style:name="Millares_20_2_20_6_20_2_20_2_20_2" style:display-name="Millares 2 6 2 2 2" style:family="table-cell" style:parent-style-name="Default" style:data-style-name="N136">
      <style:table-cell-properties fo:padding="0.028in"/>
    </style:style>
    <style:style style:name="Millares_20_2_20_6_20_2_20_3" style:display-name="Millares 2 6 2 3" style:family="table-cell" style:parent-style-name="Default" style:data-style-name="N136">
      <style:table-cell-properties fo:padding="0.028in"/>
    </style:style>
    <style:style style:name="Millares_20_2_20_6_20_2_20_4" style:display-name="Millares 2 6 2 4" style:family="table-cell" style:parent-style-name="Default" style:data-style-name="N136">
      <style:table-cell-properties fo:padding="0.028in"/>
    </style:style>
    <style:style style:name="Millares_20_2_20_6_20_3" style:display-name="Millares 2 6 3" style:family="table-cell" style:parent-style-name="Default" style:data-style-name="N136">
      <style:table-cell-properties fo:padding="0.028in"/>
    </style:style>
    <style:style style:name="Millares_20_2_20_6_20_3_20_2" style:display-name="Millares 2 6 3 2" style:family="table-cell" style:parent-style-name="Default" style:data-style-name="N136">
      <style:table-cell-properties fo:padding="0.028in"/>
    </style:style>
    <style:style style:name="Millares_20_2_20_6_20_4" style:display-name="Millares 2 6 4" style:family="table-cell" style:parent-style-name="Default" style:data-style-name="N136">
      <style:table-cell-properties fo:padding="0.028in"/>
    </style:style>
    <style:style style:name="Millares_20_2_20_6_20_5" style:display-name="Millares 2 6 5" style:family="table-cell" style:parent-style-name="Default" style:data-style-name="N136">
      <style:table-cell-properties fo:padding="0.028in"/>
    </style:style>
    <style:style style:name="Millares_20_2_20_7" style:display-name="Millares 2 7" style:family="table-cell" style:parent-style-name="Default" style:data-style-name="N136">
      <style:table-cell-properties fo:padding="0.028in"/>
    </style:style>
    <style:style style:name="Millares_20_2_20_7_20_2" style:display-name="Millares 2 7 2" style:family="table-cell" style:parent-style-name="Default" style:data-style-name="N136">
      <style:table-cell-properties fo:padding="0.028in"/>
    </style:style>
    <style:style style:name="Millares_20_2_20_7_20_2_20_2" style:display-name="Millares 2 7 2 2" style:family="table-cell" style:parent-style-name="Default" style:data-style-name="N136">
      <style:table-cell-properties fo:padding="0.028in"/>
    </style:style>
    <style:style style:name="Millares_20_2_20_7_20_3" style:display-name="Millares 2 7 3" style:family="table-cell" style:parent-style-name="Default" style:data-style-name="N136">
      <style:table-cell-properties fo:padding="0.028in"/>
    </style:style>
    <style:style style:name="Millares_20_2_20_7_20_4" style:display-name="Millares 2 7 4" style:family="table-cell" style:parent-style-name="Default" style:data-style-name="N136">
      <style:table-cell-properties fo:padding="0.028in"/>
    </style:style>
    <style:style style:name="Millares_20_2_20_8" style:display-name="Millares 2 8" style:family="table-cell" style:parent-style-name="Default" style:data-style-name="N136">
      <style:table-cell-properties fo:padding="0.028in"/>
    </style:style>
    <style:style style:name="Millares_20_2_20_8_20_2" style:display-name="Millares 2 8 2" style:family="table-cell" style:parent-style-name="Default" style:data-style-name="N136">
      <style:table-cell-properties fo:padding="0.028in"/>
    </style:style>
    <style:style style:name="Millares_20_2_20_9" style:display-name="Millares 2 9" style:family="table-cell" style:parent-style-name="Default" style:data-style-name="N136">
      <style:table-cell-properties fo:padding="0.028in"/>
    </style:style>
    <style:style style:name="Millares_20_20" style:display-name="Millares 20" style:family="table-cell" style:parent-style-name="Default" style:data-style-name="N136">
      <style:table-cell-properties fo:padding="0.028in"/>
    </style:style>
    <style:style style:name="Millares_20_20_20_2" style:display-name="Millares 20 2" style:family="table-cell" style:parent-style-name="Default" style:data-style-name="N136">
      <style:table-cell-properties fo:padding="0.028in"/>
    </style:style>
    <style:style style:name="Millares_20_20_20_2_20_2" style:display-name="Millares 20 2 2" style:family="table-cell" style:parent-style-name="Default" style:data-style-name="N136">
      <style:table-cell-properties fo:padding="0.028in"/>
    </style:style>
    <style:style style:name="Millares_20_20_20_2_20_2_20_2" style:display-name="Millares 20 2 2 2" style:family="table-cell" style:parent-style-name="Default" style:data-style-name="N136">
      <style:table-cell-properties fo:padding="0.028in"/>
    </style:style>
    <style:style style:name="Millares_20_20_20_2_20_3" style:display-name="Millares 20 2 3" style:family="table-cell" style:parent-style-name="Default" style:data-style-name="N136">
      <style:table-cell-properties fo:padding="0.028in"/>
    </style:style>
    <style:style style:name="Millares_20_20_20_2_20_4" style:display-name="Millares 20 2 4" style:family="table-cell" style:parent-style-name="Default" style:data-style-name="N136">
      <style:table-cell-properties fo:padding="0.028in"/>
    </style:style>
    <style:style style:name="Millares_20_20_20_3" style:display-name="Millares 20 3" style:family="table-cell" style:parent-style-name="Default" style:data-style-name="N136">
      <style:table-cell-properties fo:padding="0.028in"/>
    </style:style>
    <style:style style:name="Millares_20_20_20_3_20_2" style:display-name="Millares 20 3 2" style:family="table-cell" style:parent-style-name="Default" style:data-style-name="N136">
      <style:table-cell-properties fo:padding="0.028in"/>
    </style:style>
    <style:style style:name="Millares_20_20_20_4" style:display-name="Millares 20 4" style:family="table-cell" style:parent-style-name="Default" style:data-style-name="N136">
      <style:table-cell-properties fo:padding="0.028in"/>
    </style:style>
    <style:style style:name="Millares_20_20_20_5" style:display-name="Millares 20 5" style:family="table-cell" style:parent-style-name="Default" style:data-style-name="N136">
      <style:table-cell-properties fo:padding="0.028in"/>
    </style:style>
    <style:style style:name="Millares_20_22_20_2" style:display-name="Millares 22 2" style:family="table-cell" style:parent-style-name="Default" style:data-style-name="N136">
      <style:table-cell-properties fo:padding="0.028in"/>
    </style:style>
    <style:style style:name="Millares_20_22_20_2_20_2" style:display-name="Millares 22 2 2" style:family="table-cell" style:parent-style-name="Default" style:data-style-name="N136">
      <style:table-cell-properties fo:padding="0.028in"/>
    </style:style>
    <style:style style:name="Millares_20_22_20_2_20_2_20_2" style:display-name="Millares 22 2 2 2" style:family="table-cell" style:parent-style-name="Default" style:data-style-name="N136">
      <style:table-cell-properties fo:padding="0.028in"/>
    </style:style>
    <style:style style:name="Millares_20_22_20_2_20_2_20_2_20_2" style:display-name="Millares 22 2 2 2 2" style:family="table-cell" style:parent-style-name="Default" style:data-style-name="N136">
      <style:table-cell-properties fo:padding="0.028in"/>
    </style:style>
    <style:style style:name="Millares_20_22_20_2_20_2_20_3" style:display-name="Millares 22 2 2 3" style:family="table-cell" style:parent-style-name="Default" style:data-style-name="N136">
      <style:table-cell-properties fo:padding="0.028in"/>
    </style:style>
    <style:style style:name="Millares_20_22_20_2_20_2_20_4" style:display-name="Millares 22 2 2 4" style:family="table-cell" style:parent-style-name="Default" style:data-style-name="N136">
      <style:table-cell-properties fo:padding="0.028in"/>
    </style:style>
    <style:style style:name="Millares_20_22_20_2_20_3" style:display-name="Millares 22 2 3" style:family="table-cell" style:parent-style-name="Default" style:data-style-name="N136">
      <style:table-cell-properties fo:padding="0.028in"/>
    </style:style>
    <style:style style:name="Millares_20_22_20_2_20_3_20_2" style:display-name="Millares 22 2 3 2" style:family="table-cell" style:parent-style-name="Default" style:data-style-name="N136">
      <style:table-cell-properties fo:padding="0.028in"/>
    </style:style>
    <style:style style:name="Millares_20_22_20_2_20_4" style:display-name="Millares 22 2 4" style:family="table-cell" style:parent-style-name="Default" style:data-style-name="N136">
      <style:table-cell-properties fo:padding="0.028in"/>
    </style:style>
    <style:style style:name="Millares_20_22_20_2_20_5" style:display-name="Millares 22 2 5" style:family="table-cell" style:parent-style-name="Default" style:data-style-name="N136">
      <style:table-cell-properties fo:padding="0.028in"/>
    </style:style>
    <style:style style:name="Millares_20_3" style:display-name="Millares 3" style:family="table-cell" style:parent-style-name="Default" style:data-style-name="N136">
      <style:table-cell-properties fo:padding="0.028in"/>
    </style:style>
    <style:style style:name="Millares_20_3_20_2" style:display-name="Millares 3 2" style:family="table-cell" style:parent-style-name="Default" style:data-style-name="N136">
      <style:table-cell-properties fo:padding="0.028in"/>
    </style:style>
    <style:style style:name="Millares_20_3_20_2_20_2" style:display-name="Millares 3 2 2" style:family="table-cell" style:parent-style-name="Default" style:data-style-name="N136">
      <style:table-cell-properties fo:padding="0.028in"/>
    </style:style>
    <style:style style:name="Millares_20_3_20_2_20_2_20_2" style:display-name="Millares 3 2 2 2" style:family="table-cell" style:parent-style-name="Default" style:data-style-name="N136">
      <style:table-cell-properties fo:padding="0.028in"/>
    </style:style>
    <style:style style:name="Millares_20_3_20_2_20_2_20_2_20_2" style:display-name="Millares 3 2 2 2 2" style:family="table-cell" style:parent-style-name="Default" style:data-style-name="N136">
      <style:table-cell-properties fo:padding="0.028in"/>
    </style:style>
    <style:style style:name="Millares_20_3_20_2_20_2_20_3" style:display-name="Millares 3 2 2 3" style:family="table-cell" style:parent-style-name="Default" style:data-style-name="N136">
      <style:table-cell-properties fo:padding="0.028in"/>
    </style:style>
    <style:style style:name="Millares_20_3_20_2_20_2_20_4" style:display-name="Millares 3 2 2 4" style:family="table-cell" style:parent-style-name="Default" style:data-style-name="N136">
      <style:table-cell-properties fo:padding="0.028in"/>
    </style:style>
    <style:style style:name="Millares_20_3_20_2_20_3" style:display-name="Millares 3 2 3" style:family="table-cell" style:parent-style-name="Default" style:data-style-name="N136">
      <style:table-cell-properties fo:padding="0.028in"/>
    </style:style>
    <style:style style:name="Millares_20_3_20_2_20_3_20_2" style:display-name="Millares 3 2 3 2" style:family="table-cell" style:parent-style-name="Default" style:data-style-name="N136">
      <style:table-cell-properties fo:padding="0.028in"/>
    </style:style>
    <style:style style:name="Millares_20_3_20_2_20_4" style:display-name="Millares 3 2 4" style:family="table-cell" style:parent-style-name="Default" style:data-style-name="N136">
      <style:table-cell-properties fo:padding="0.028in"/>
    </style:style>
    <style:style style:name="Millares_20_3_20_2_20_5" style:display-name="Millares 3 2 5" style:family="table-cell" style:parent-style-name="Default" style:data-style-name="N136">
      <style:table-cell-properties fo:padding="0.028in"/>
    </style:style>
    <style:style style:name="Millares_20_3_20_3" style:display-name="Millares 3 3" style:family="table-cell" style:parent-style-name="Default" style:data-style-name="N136">
      <style:table-cell-properties fo:padding="0.028in"/>
    </style:style>
    <style:style style:name="Millares_20_3_20_3_20_2" style:display-name="Millares 3 3 2" style:family="table-cell" style:parent-style-name="Default" style:data-style-name="N136">
      <style:table-cell-properties fo:padding="0.028in"/>
    </style:style>
    <style:style style:name="Millares_20_3_20_3_20_2_20_2" style:display-name="Millares 3 3 2 2" style:family="table-cell" style:parent-style-name="Default" style:data-style-name="N136">
      <style:table-cell-properties fo:padding="0.028in"/>
    </style:style>
    <style:style style:name="Millares_20_3_20_3_20_2_20_2_20_2" style:display-name="Millares 3 3 2 2 2" style:family="table-cell" style:parent-style-name="Default" style:data-style-name="N136">
      <style:table-cell-properties fo:padding="0.028in"/>
    </style:style>
    <style:style style:name="Millares_20_3_20_3_20_2_20_3" style:display-name="Millares 3 3 2 3" style:family="table-cell" style:parent-style-name="Default" style:data-style-name="N136">
      <style:table-cell-properties fo:padding="0.028in"/>
    </style:style>
    <style:style style:name="Millares_20_3_20_3_20_2_20_4" style:display-name="Millares 3 3 2 4" style:family="table-cell" style:parent-style-name="Default" style:data-style-name="N136">
      <style:table-cell-properties fo:padding="0.028in"/>
    </style:style>
    <style:style style:name="Millares_20_3_20_3_20_3" style:display-name="Millares 3 3 3" style:family="table-cell" style:parent-style-name="Default" style:data-style-name="N136">
      <style:table-cell-properties fo:padding="0.028in"/>
    </style:style>
    <style:style style:name="Millares_20_3_20_3_20_3_20_2" style:display-name="Millares 3 3 3 2" style:family="table-cell" style:parent-style-name="Default" style:data-style-name="N136">
      <style:table-cell-properties fo:padding="0.028in"/>
    </style:style>
    <style:style style:name="Millares_20_3_20_3_20_4" style:display-name="Millares 3 3 4" style:family="table-cell" style:parent-style-name="Default" style:data-style-name="N136">
      <style:table-cell-properties fo:padding="0.028in"/>
    </style:style>
    <style:style style:name="Millares_20_3_20_3_20_5" style:display-name="Millares 3 3 5" style:family="table-cell" style:parent-style-name="Default" style:data-style-name="N136">
      <style:table-cell-properties fo:padding="0.028in"/>
    </style:style>
    <style:style style:name="Millares_20_3_20_4" style:display-name="Millares 3 4" style:family="table-cell" style:parent-style-name="Default" style:data-style-name="N136">
      <style:table-cell-properties fo:padding="0.028in"/>
    </style:style>
    <style:style style:name="Millares_20_3_20_4_20_2" style:display-name="Millares 3 4 2" style:family="table-cell" style:parent-style-name="Default" style:data-style-name="N136">
      <style:table-cell-properties fo:padding="0.028in"/>
    </style:style>
    <style:style style:name="Millares_20_3_20_4_20_2_20_2" style:display-name="Millares 3 4 2 2" style:family="table-cell" style:parent-style-name="Default" style:data-style-name="N136">
      <style:table-cell-properties fo:padding="0.028in"/>
    </style:style>
    <style:style style:name="Millares_20_3_20_4_20_3" style:display-name="Millares 3 4 3" style:family="table-cell" style:parent-style-name="Default" style:data-style-name="N136">
      <style:table-cell-properties fo:padding="0.028in"/>
    </style:style>
    <style:style style:name="Millares_20_3_20_4_20_4" style:display-name="Millares 3 4 4" style:family="table-cell" style:parent-style-name="Default" style:data-style-name="N136">
      <style:table-cell-properties fo:padding="0.028in"/>
    </style:style>
    <style:style style:name="Millares_20_3_20_5" style:display-name="Millares 3 5" style:family="table-cell" style:parent-style-name="Default" style:data-style-name="N136">
      <style:table-cell-properties fo:padding="0.028in"/>
    </style:style>
    <style:style style:name="Millares_20_3_20_5_20_2" style:display-name="Millares 3 5 2" style:family="table-cell" style:parent-style-name="Default" style:data-style-name="N136">
      <style:table-cell-properties fo:padding="0.028in"/>
    </style:style>
    <style:style style:name="Millares_20_3_20_6" style:display-name="Millares 3 6" style:family="table-cell" style:parent-style-name="Default" style:data-style-name="N136">
      <style:table-cell-properties fo:padding="0.028in"/>
    </style:style>
    <style:style style:name="Millares_20_3_20_7" style:display-name="Millares 3 7" style:family="table-cell" style:parent-style-name="Default" style:data-style-name="N136">
      <style:table-cell-properties fo:padding="0.028in"/>
    </style:style>
    <style:style style:name="Millares_20_4" style:display-name="Millares 4" style:family="table-cell" style:parent-style-name="Default" style:data-style-name="N136">
      <style:table-cell-properties fo:padding="0.028in"/>
    </style:style>
    <style:style style:name="Millares_20_4_20_2" style:display-name="Millares 4 2" style:family="table-cell" style:parent-style-name="Default" style:data-style-name="N136">
      <style:table-cell-properties fo:padding="0.028in"/>
    </style:style>
    <style:style style:name="Millares_20_4_20_2_20_2" style:display-name="Millares 4 2 2" style:family="table-cell" style:parent-style-name="Default" style:data-style-name="N136">
      <style:table-cell-properties fo:padding="0.028in"/>
    </style:style>
    <style:style style:name="Millares_20_4_20_2_20_2_20_2" style:display-name="Millares 4 2 2 2" style:family="table-cell" style:parent-style-name="Default" style:data-style-name="N136">
      <style:table-cell-properties fo:padding="0.028in"/>
    </style:style>
    <style:style style:name="Millares_20_4_20_2_20_2_20_2_20_2" style:display-name="Millares 4 2 2 2 2" style:family="table-cell" style:parent-style-name="Default" style:data-style-name="N136">
      <style:table-cell-properties fo:padding="0.028in"/>
    </style:style>
    <style:style style:name="Millares_20_4_20_2_20_2_20_2_20_2_20_2" style:display-name="Millares 4 2 2 2 2 2" style:family="table-cell" style:parent-style-name="Default" style:data-style-name="N136">
      <style:table-cell-properties fo:padding="0.028in"/>
    </style:style>
    <style:style style:name="Millares_20_4_20_2_20_2_20_2_20_3" style:display-name="Millares 4 2 2 2 3" style:family="table-cell" style:parent-style-name="Default" style:data-style-name="N136">
      <style:table-cell-properties fo:padding="0.028in"/>
    </style:style>
    <style:style style:name="Millares_20_4_20_2_20_2_20_2_20_4" style:display-name="Millares 4 2 2 2 4" style:family="table-cell" style:parent-style-name="Default" style:data-style-name="N136">
      <style:table-cell-properties fo:padding="0.028in"/>
    </style:style>
    <style:style style:name="Millares_20_4_20_2_20_2_20_3" style:display-name="Millares 4 2 2 3" style:family="table-cell" style:parent-style-name="Default" style:data-style-name="N136">
      <style:table-cell-properties fo:padding="0.028in"/>
    </style:style>
    <style:style style:name="Millares_20_4_20_2_20_2_20_3_20_2" style:display-name="Millares 4 2 2 3 2" style:family="table-cell" style:parent-style-name="Default" style:data-style-name="N136">
      <style:table-cell-properties fo:padding="0.028in"/>
    </style:style>
    <style:style style:name="Millares_20_4_20_2_20_2_20_4" style:display-name="Millares 4 2 2 4" style:family="table-cell" style:parent-style-name="Default" style:data-style-name="N136">
      <style:table-cell-properties fo:padding="0.028in"/>
    </style:style>
    <style:style style:name="Millares_20_4_20_2_20_2_20_5" style:display-name="Millares 4 2 2 5" style:family="table-cell" style:parent-style-name="Default" style:data-style-name="N136">
      <style:table-cell-properties fo:padding="0.028in"/>
    </style:style>
    <style:style style:name="Millares_20_4_20_2_20_3" style:display-name="Millares 4 2 3" style:family="table-cell" style:parent-style-name="Default" style:data-style-name="N136">
      <style:table-cell-properties fo:padding="0.028in"/>
    </style:style>
    <style:style style:name="Millares_20_4_20_2_20_3_20_2" style:display-name="Millares 4 2 3 2" style:family="table-cell" style:parent-style-name="Default" style:data-style-name="N136">
      <style:table-cell-properties fo:padding="0.028in"/>
    </style:style>
    <style:style style:name="Millares_20_4_20_2_20_3_20_2_20_2" style:display-name="Millares 4 2 3 2 2" style:family="table-cell" style:parent-style-name="Default" style:data-style-name="N136">
      <style:table-cell-properties fo:padding="0.028in"/>
    </style:style>
    <style:style style:name="Millares_20_4_20_2_20_3_20_3" style:display-name="Millares 4 2 3 3" style:family="table-cell" style:parent-style-name="Default" style:data-style-name="N136">
      <style:table-cell-properties fo:padding="0.028in"/>
    </style:style>
    <style:style style:name="Millares_20_4_20_2_20_3_20_4" style:display-name="Millares 4 2 3 4" style:family="table-cell" style:parent-style-name="Default" style:data-style-name="N136">
      <style:table-cell-properties fo:padding="0.028in"/>
    </style:style>
    <style:style style:name="Millares_20_4_20_2_20_4" style:display-name="Millares 4 2 4" style:family="table-cell" style:parent-style-name="Default" style:data-style-name="N136">
      <style:table-cell-properties fo:padding="0.028in"/>
    </style:style>
    <style:style style:name="Millares_20_4_20_2_20_4_20_2" style:display-name="Millares 4 2 4 2" style:family="table-cell" style:parent-style-name="Default" style:data-style-name="N136">
      <style:table-cell-properties fo:padding="0.028in"/>
    </style:style>
    <style:style style:name="Millares_20_4_20_2_20_5" style:display-name="Millares 4 2 5" style:family="table-cell" style:parent-style-name="Default" style:data-style-name="N136">
      <style:table-cell-properties fo:padding="0.028in"/>
    </style:style>
    <style:style style:name="Millares_20_4_20_2_20_6" style:display-name="Millares 4 2 6" style:family="table-cell" style:parent-style-name="Default" style:data-style-name="N136">
      <style:table-cell-properties fo:padding="0.028in"/>
    </style:style>
    <style:style style:name="Millares_20_4_20_3" style:display-name="Millares 4 3" style:family="table-cell" style:parent-style-name="Default" style:data-style-name="N136">
      <style:table-cell-properties fo:padding="0.028in"/>
    </style:style>
    <style:style style:name="Millares_20_4_20_3_20_2" style:display-name="Millares 4 3 2" style:family="table-cell" style:parent-style-name="Default" style:data-style-name="N136">
      <style:table-cell-properties fo:padding="0.028in"/>
    </style:style>
    <style:style style:name="Millares_20_4_20_3_20_2_20_2" style:display-name="Millares 4 3 2 2" style:family="table-cell" style:parent-style-name="Default" style:data-style-name="N136">
      <style:table-cell-properties fo:padding="0.028in"/>
    </style:style>
    <style:style style:name="Millares_20_4_20_3_20_3" style:display-name="Millares 4 3 3" style:family="table-cell" style:parent-style-name="Default" style:data-style-name="N136">
      <style:table-cell-properties fo:padding="0.028in"/>
    </style:style>
    <style:style style:name="Millares_20_4_20_3_20_4" style:display-name="Millares 4 3 4" style:family="table-cell" style:parent-style-name="Default" style:data-style-name="N136">
      <style:table-cell-properties fo:padding="0.028in"/>
    </style:style>
    <style:style style:name="Millares_20_4_20_4" style:display-name="Millares 4 4" style:family="table-cell" style:parent-style-name="Default" style:data-style-name="N136">
      <style:table-cell-properties fo:padding="0.028in"/>
    </style:style>
    <style:style style:name="Millares_20_4_20_4_20_2" style:display-name="Millares 4 4 2" style:family="table-cell" style:parent-style-name="Default" style:data-style-name="N136">
      <style:table-cell-properties fo:padding="0.028in"/>
    </style:style>
    <style:style style:name="Millares_20_4_20_5" style:display-name="Millares 4 5" style:family="table-cell" style:parent-style-name="Default" style:data-style-name="N136">
      <style:table-cell-properties fo:padding="0.028in"/>
    </style:style>
    <style:style style:name="Millares_20_4_20_6" style:display-name="Millares 4 6" style:family="table-cell" style:parent-style-name="Default" style:data-style-name="N136">
      <style:table-cell-properties fo:padding="0.028in"/>
    </style:style>
    <style:style style:name="Millares_20_5" style:display-name="Millares 5" style:family="table-cell" style:parent-style-name="Default" style:data-style-name="N136">
      <style:table-cell-properties fo:padding="0.028in"/>
    </style:style>
    <style:style style:name="Millares_20_5_20_2" style:display-name="Millares 5 2" style:family="table-cell" style:parent-style-name="Default" style:data-style-name="N136">
      <style:table-cell-properties fo:padding="0.028in"/>
    </style:style>
    <style:style style:name="Millares_20_5_20_2_20_2" style:display-name="Millares 5 2 2" style:family="table-cell" style:parent-style-name="Default" style:data-style-name="N136">
      <style:table-cell-properties fo:padding="0.028in"/>
    </style:style>
    <style:style style:name="Millares_20_5_20_2_20_2_20_2" style:display-name="Millares 5 2 2 2" style:family="table-cell" style:parent-style-name="Default" style:data-style-name="N136">
      <style:table-cell-properties fo:padding="0.028in"/>
    </style:style>
    <style:style style:name="Millares_20_5_20_2_20_3" style:display-name="Millares 5 2 3" style:family="table-cell" style:parent-style-name="Default" style:data-style-name="N136">
      <style:table-cell-properties fo:padding="0.028in"/>
    </style:style>
    <style:style style:name="Millares_20_5_20_2_20_4" style:display-name="Millares 5 2 4" style:family="table-cell" style:parent-style-name="Default" style:data-style-name="N136">
      <style:table-cell-properties fo:padding="0.028in"/>
    </style:style>
    <style:style style:name="Millares_20_5_20_3" style:display-name="Millares 5 3" style:family="table-cell" style:parent-style-name="Default" style:data-style-name="N136">
      <style:table-cell-properties fo:padding="0.028in"/>
    </style:style>
    <style:style style:name="Millares_20_5_20_3_20_2" style:display-name="Millares 5 3 2" style:family="table-cell" style:parent-style-name="Default" style:data-style-name="N136">
      <style:table-cell-properties fo:padding="0.028in"/>
    </style:style>
    <style:style style:name="Millares_20_5_20_4" style:display-name="Millares 5 4" style:family="table-cell" style:parent-style-name="Default" style:data-style-name="N136">
      <style:table-cell-properties fo:padding="0.028in"/>
    </style:style>
    <style:style style:name="Millares_20_5_20_5" style:display-name="Millares 5 5" style:family="table-cell" style:parent-style-name="Default" style:data-style-name="N136">
      <style:table-cell-properties fo:padding="0.028in"/>
    </style:style>
    <style:style style:name="Millares_20_6" style:display-name="Millares 6" style:family="table-cell" style:parent-style-name="Default" style:data-style-name="N136">
      <style:table-cell-properties fo:padding="0.028in"/>
    </style:style>
    <style:style style:name="Millares_20_6_20_2" style:display-name="Millares 6 2" style:family="table-cell" style:parent-style-name="Default" style:data-style-name="N136">
      <style:table-cell-properties fo:padding="0.028in"/>
    </style:style>
    <style:style style:name="Millares_20_6_20_2_20_2" style:display-name="Millares 6 2 2" style:family="table-cell" style:parent-style-name="Default" style:data-style-name="N136">
      <style:table-cell-properties fo:padding="0.028in"/>
    </style:style>
    <style:style style:name="Millares_20_6_20_2_20_2_20_2" style:display-name="Millares 6 2 2 2" style:family="table-cell" style:parent-style-name="Default" style:data-style-name="N136">
      <style:table-cell-properties fo:padding="0.028in"/>
    </style:style>
    <style:style style:name="Millares_20_6_20_2_20_3" style:display-name="Millares 6 2 3" style:family="table-cell" style:parent-style-name="Default" style:data-style-name="N136">
      <style:table-cell-properties fo:padding="0.028in"/>
    </style:style>
    <style:style style:name="Millares_20_6_20_2_20_4" style:display-name="Millares 6 2 4" style:family="table-cell" style:parent-style-name="Default" style:data-style-name="N136">
      <style:table-cell-properties fo:padding="0.028in"/>
    </style:style>
    <style:style style:name="Millares_20_6_20_3" style:display-name="Millares 6 3" style:family="table-cell" style:parent-style-name="Default" style:data-style-name="N136">
      <style:table-cell-properties fo:padding="0.028in"/>
    </style:style>
    <style:style style:name="Millares_20_6_20_3_20_2" style:display-name="Millares 6 3 2" style:family="table-cell" style:parent-style-name="Default" style:data-style-name="N136">
      <style:table-cell-properties fo:padding="0.028in"/>
    </style:style>
    <style:style style:name="Millares_20_6_20_4" style:display-name="Millares 6 4" style:family="table-cell" style:parent-style-name="Default" style:data-style-name="N136">
      <style:table-cell-properties fo:padding="0.028in"/>
    </style:style>
    <style:style style:name="Millares_20_6_20_5" style:display-name="Millares 6 5" style:family="table-cell" style:parent-style-name="Default" style:data-style-name="N136">
      <style:table-cell-properties fo:padding="0.028in"/>
    </style:style>
    <style:style style:name="Millares_20_7" style:display-name="Millares 7" style:family="table-cell" style:parent-style-name="Default" style:data-style-name="N136">
      <style:table-cell-properties fo:padding="0.028in"/>
    </style:style>
    <style:style style:name="Millares_20_7_20_2" style:display-name="Millares 7 2" style:family="table-cell" style:parent-style-name="Default" style:data-style-name="N136">
      <style:table-cell-properties fo:padding="0.028in"/>
    </style:style>
    <style:style style:name="Millares_20_7_20_2_20_2" style:display-name="Millares 7 2 2" style:family="table-cell" style:parent-style-name="Default" style:data-style-name="N136">
      <style:table-cell-properties fo:padding="0.028in"/>
    </style:style>
    <style:style style:name="Millares_20_7_20_2_20_2_20_2" style:display-name="Millares 7 2 2 2" style:family="table-cell" style:parent-style-name="Default" style:data-style-name="N136">
      <style:table-cell-properties fo:padding="0.028in"/>
    </style:style>
    <style:style style:name="Millares_20_7_20_2_20_3" style:display-name="Millares 7 2 3" style:family="table-cell" style:parent-style-name="Default" style:data-style-name="N136">
      <style:table-cell-properties fo:padding="0.028in"/>
    </style:style>
    <style:style style:name="Millares_20_7_20_2_20_4" style:display-name="Millares 7 2 4" style:family="table-cell" style:parent-style-name="Default" style:data-style-name="N136">
      <style:table-cell-properties fo:padding="0.028in"/>
    </style:style>
    <style:style style:name="Millares_20_7_20_3" style:display-name="Millares 7 3" style:family="table-cell" style:parent-style-name="Default" style:data-style-name="N136">
      <style:table-cell-properties fo:padding="0.028in"/>
    </style:style>
    <style:style style:name="Millares_20_7_20_3_20_2" style:display-name="Millares 7 3 2" style:family="table-cell" style:parent-style-name="Default" style:data-style-name="N136">
      <style:table-cell-properties fo:padding="0.028in"/>
    </style:style>
    <style:style style:name="Millares_20_7_20_4" style:display-name="Millares 7 4" style:family="table-cell" style:parent-style-name="Default" style:data-style-name="N136">
      <style:table-cell-properties fo:padding="0.028in"/>
    </style:style>
    <style:style style:name="Millares_20_7_20_5" style:display-name="Millares 7 5" style:family="table-cell" style:parent-style-name="Default" style:data-style-name="N136">
      <style:table-cell-properties fo:padding="0.028in"/>
    </style:style>
    <style:style style:name="Millares_20_8" style:display-name="Millares 8" style:family="table-cell" style:parent-style-name="Default" style:data-style-name="N136">
      <style:table-cell-properties fo:padding="0.028in"/>
    </style:style>
    <style:style style:name="Millares_20_8_20_2" style:display-name="Millares 8 2" style:family="table-cell" style:parent-style-name="Default" style:data-style-name="N136">
      <style:table-cell-properties fo:padding="0.028in"/>
    </style:style>
    <style:style style:name="Millares_20_8_20_2_20_2" style:display-name="Millares 8 2 2" style:family="table-cell" style:parent-style-name="Default" style:data-style-name="N136">
      <style:table-cell-properties fo:padding="0.028in"/>
    </style:style>
    <style:style style:name="Millares_20_8_20_2_20_2_20_2" style:display-name="Millares 8 2 2 2" style:family="table-cell" style:parent-style-name="Default" style:data-style-name="N136">
      <style:table-cell-properties fo:padding="0.028in"/>
    </style:style>
    <style:style style:name="Millares_20_8_20_2_20_3" style:display-name="Millares 8 2 3" style:family="table-cell" style:parent-style-name="Default" style:data-style-name="N136">
      <style:table-cell-properties fo:padding="0.028in"/>
    </style:style>
    <style:style style:name="Millares_20_8_20_2_20_4" style:display-name="Millares 8 2 4" style:family="table-cell" style:parent-style-name="Default" style:data-style-name="N136">
      <style:table-cell-properties fo:padding="0.028in"/>
    </style:style>
    <style:style style:name="Millares_20_8_20_3" style:display-name="Millares 8 3" style:family="table-cell" style:parent-style-name="Default" style:data-style-name="N136">
      <style:table-cell-properties fo:padding="0.028in"/>
    </style:style>
    <style:style style:name="Millares_20_8_20_3_20_2_20_2_20_2_20_2" style:display-name="Millares 8 3 2 2 2 2" style:family="table-cell" style:parent-style-name="Default" style:data-style-name="N136">
      <style:table-cell-properties fo:padding="0.028in"/>
    </style:style>
    <style:style style:name="Millares_20_8_20_3_20_2_20_2_20_2_20_2_20_2" style:display-name="Millares 8 3 2 2 2 2 2" style:family="table-cell" style:parent-style-name="Default" style:data-style-name="N136">
      <style:table-cell-properties fo:padding="0.028in"/>
    </style:style>
    <style:style style:name="Millares_20_8_20_3_20_2_20_2_20_2_20_2_20_2_20_2" style:display-name="Millares 8 3 2 2 2 2 2 2" style:family="table-cell" style:parent-style-name="Default" style:data-style-name="N136">
      <style:table-cell-properties fo:padding="0.028in"/>
    </style:style>
    <style:style style:name="Millares_20_8_20_3_20_2_20_2_20_2_20_2_20_2_20_2_20_2" style:display-name="Millares 8 3 2 2 2 2 2 2 2" style:family="table-cell" style:parent-style-name="Default" style:data-style-name="N136">
      <style:table-cell-properties fo:padding="0.028in"/>
    </style:style>
    <style:style style:name="Millares_20_8_20_3_20_2_20_2_20_2_20_2_20_2_20_3" style:display-name="Millares 8 3 2 2 2 2 2 3" style:family="table-cell" style:parent-style-name="Default" style:data-style-name="N136">
      <style:table-cell-properties fo:padding="0.028in"/>
    </style:style>
    <style:style style:name="Millares_20_8_20_3_20_2_20_2_20_2_20_2_20_2_20_4" style:display-name="Millares 8 3 2 2 2 2 2 4" style:family="table-cell" style:parent-style-name="Default" style:data-style-name="N136">
      <style:table-cell-properties fo:padding="0.028in"/>
    </style:style>
    <style:style style:name="Millares_20_8_20_3_20_2_20_2_20_2_20_2_20_3" style:display-name="Millares 8 3 2 2 2 2 3" style:family="table-cell" style:parent-style-name="Default" style:data-style-name="N136">
      <style:table-cell-properties fo:padding="0.028in"/>
    </style:style>
    <style:style style:name="Millares_20_8_20_3_20_2_20_2_20_2_20_2_20_3_20_2" style:display-name="Millares 8 3 2 2 2 2 3 2" style:family="table-cell" style:parent-style-name="Default" style:data-style-name="N136">
      <style:table-cell-properties fo:padding="0.028in"/>
    </style:style>
    <style:style style:name="Millares_20_8_20_3_20_2_20_2_20_2_20_2_20_4" style:display-name="Millares 8 3 2 2 2 2 4" style:family="table-cell" style:parent-style-name="Default" style:data-style-name="N136">
      <style:table-cell-properties fo:padding="0.028in"/>
    </style:style>
    <style:style style:name="Millares_20_8_20_3_20_2_20_2_20_2_20_2_20_5" style:display-name="Millares 8 3 2 2 2 2 5" style:family="table-cell" style:parent-style-name="Default" style:data-style-name="N136">
      <style:table-cell-properties fo:padding="0.028in"/>
    </style:style>
    <style:style style:name="Millares_20_8_20_4" style:display-name="Millares 8 4" style:family="table-cell" style:parent-style-name="Default" style:data-style-name="N136">
      <style:table-cell-properties fo:padding="0.028in"/>
    </style:style>
    <style:style style:name="Millares_20_8_20_4_20_2" style:display-name="Millares 8 4 2" style:family="table-cell" style:parent-style-name="Default" style:data-style-name="N136">
      <style:table-cell-properties fo:padding="0.028in"/>
    </style:style>
    <style:style style:name="Millares_20_8_20_4_20_2_20_2" style:display-name="Millares 8 4 2 2" style:family="table-cell" style:parent-style-name="Default" style:data-style-name="N136">
      <style:table-cell-properties fo:padding="0.028in"/>
    </style:style>
    <style:style style:name="Millares_20_8_20_4_20_2_20_2_20_2" style:display-name="Millares 8 4 2 2 2" style:family="table-cell" style:parent-style-name="Default" style:data-style-name="N136">
      <style:table-cell-properties fo:padding="0.028in"/>
    </style:style>
    <style:style style:name="Millares_20_8_20_4_20_2_20_3" style:display-name="Millares 8 4 2 3" style:family="table-cell" style:parent-style-name="Default" style:data-style-name="N136">
      <style:table-cell-properties fo:padding="0.028in"/>
    </style:style>
    <style:style style:name="Millares_20_8_20_4_20_2_20_4" style:display-name="Millares 8 4 2 4" style:family="table-cell" style:parent-style-name="Default" style:data-style-name="N136">
      <style:table-cell-properties fo:padding="0.028in"/>
    </style:style>
    <style:style style:name="Millares_20_8_20_4_20_3" style:display-name="Millares 8 4 3" style:family="table-cell" style:parent-style-name="Default" style:data-style-name="N136">
      <style:table-cell-properties fo:padding="0.028in"/>
    </style:style>
    <style:style style:name="Millares_20_8_20_4_20_3_20_2" style:display-name="Millares 8 4 3 2" style:family="table-cell" style:parent-style-name="Default" style:data-style-name="N136">
      <style:table-cell-properties fo:padding="0.028in"/>
    </style:style>
    <style:style style:name="Millares_20_8_20_4_20_4" style:display-name="Millares 8 4 4" style:family="table-cell" style:parent-style-name="Default" style:data-style-name="N136">
      <style:table-cell-properties fo:padding="0.028in"/>
    </style:style>
    <style:style style:name="Millares_20_8_20_4_20_5" style:display-name="Millares 8 4 5" style:family="table-cell" style:parent-style-name="Default" style:data-style-name="N136">
      <style:table-cell-properties fo:padding="0.028in"/>
    </style:style>
    <style:style style:name="Millares_20_8_20_5" style:display-name="Millares 8 5" style:family="table-cell" style:parent-style-name="Default" style:data-style-name="N136">
      <style:table-cell-properties fo:padding="0.028in"/>
    </style:style>
    <style:style style:name="Millares_20_8_20_6" style:display-name="Millares 8 6" style:family="table-cell" style:parent-style-name="Default" style:data-style-name="N136">
      <style:table-cell-properties fo:padding="0.028in"/>
    </style:style>
    <style:style style:name="Millares_20_9" style:display-name="Millares 9" style:family="table-cell" style:parent-style-name="Default" style:data-style-name="N136">
      <style:table-cell-properties fo:padding="0.028in"/>
    </style:style>
    <style:style style:name="Millares_20_9_20_2" style:display-name="Millares 9 2" style:family="table-cell" style:parent-style-name="Default" style:data-style-name="N136">
      <style:table-cell-properties fo:padding="0.028in"/>
    </style:style>
    <style:style style:name="Millares_20__5b_0_5d__20_2" style:display-name="Millares [0] 2" style:family="table-cell" style:parent-style-name="Default" style:data-style-name="N132">
      <style:table-cell-properties fo:padding="0.028in"/>
    </style:style>
    <style:style style:name="Millares_20__5b_0_5d__20_2_20_2" style:display-name="Millares [0] 2 2" style:family="table-cell" style:parent-style-name="Default" style:data-style-name="N132">
      <style:table-cell-properties fo:padding="0.028in"/>
    </style:style>
    <style:style style:name="Millares_20__5b_0_5d__20_2_20_2_20_2" style:display-name="Millares [0] 2 2 2" style:family="table-cell" style:parent-style-name="Default" style:data-style-name="N132">
      <style:table-cell-properties fo:padding="0.028in"/>
    </style:style>
    <style:style style:name="Millares_20__5b_0_5d__20_2_20_2_20_2_20_2" style:display-name="Millares [0] 2 2 2 2" style:family="table-cell" style:parent-style-name="Default" style:data-style-name="N132">
      <style:table-cell-properties fo:padding="0.028in"/>
    </style:style>
    <style:style style:name="Millares_20__5b_0_5d__20_2_20_2_20_2_20_2_20_2" style:display-name="Millares [0] 2 2 2 2 2" style:family="table-cell" style:parent-style-name="Default" style:data-style-name="N132">
      <style:table-cell-properties fo:padding="0.028in"/>
    </style:style>
    <style:style style:name="Millares_20__5b_0_5d__20_2_20_2_20_2_20_3" style:display-name="Millares [0] 2 2 2 3" style:family="table-cell" style:parent-style-name="Default" style:data-style-name="N132">
      <style:table-cell-properties fo:padding="0.028in"/>
    </style:style>
    <style:style style:name="Millares_20__5b_0_5d__20_2_20_2_20_2_20_4" style:display-name="Millares [0] 2 2 2 4" style:family="table-cell" style:parent-style-name="Default" style:data-style-name="N132">
      <style:table-cell-properties fo:padding="0.028in"/>
    </style:style>
    <style:style style:name="Millares_20__5b_0_5d__20_2_20_2_20_3" style:display-name="Millares [0] 2 2 3" style:family="table-cell" style:parent-style-name="Default" style:data-style-name="N132">
      <style:table-cell-properties fo:padding="0.028in"/>
    </style:style>
    <style:style style:name="Millares_20__5b_0_5d__20_2_20_2_20_3_20_2" style:display-name="Millares [0] 2 2 3 2" style:family="table-cell" style:parent-style-name="Default" style:data-style-name="N132">
      <style:table-cell-properties fo:padding="0.028in"/>
    </style:style>
    <style:style style:name="Millares_20__5b_0_5d__20_2_20_2_20_4" style:display-name="Millares [0] 2 2 4" style:family="table-cell" style:parent-style-name="Default" style:data-style-name="N132">
      <style:table-cell-properties fo:padding="0.028in"/>
    </style:style>
    <style:style style:name="Millares_20__5b_0_5d__20_2_20_2_20_5" style:display-name="Millares [0] 2 2 5" style:family="table-cell" style:parent-style-name="Default" style:data-style-name="N132">
      <style:table-cell-properties fo:padding="0.028in"/>
    </style:style>
    <style:style style:name="Millares_20__5b_0_5d__20_2_20_3" style:display-name="Millares [0] 2 3" style:family="table-cell" style:parent-style-name="Default" style:data-style-name="N132">
      <style:table-cell-properties fo:padding="0.028in"/>
    </style:style>
    <style:style style:name="Millares_20__5b_0_5d__20_2_20_3_20_2" style:display-name="Millares [0] 2 3 2" style:family="table-cell" style:parent-style-name="Default" style:data-style-name="N132">
      <style:table-cell-properties fo:padding="0.028in"/>
    </style:style>
    <style:style style:name="Millares_20__5b_0_5d__20_2_20_3_20_2_20_2" style:display-name="Millares [0] 2 3 2 2" style:family="table-cell" style:parent-style-name="Default" style:data-style-name="N132">
      <style:table-cell-properties fo:padding="0.028in"/>
    </style:style>
    <style:style style:name="Millares_20__5b_0_5d__20_2_20_3_20_3" style:display-name="Millares [0] 2 3 3" style:family="table-cell" style:parent-style-name="Default" style:data-style-name="N132">
      <style:table-cell-properties fo:padding="0.028in"/>
    </style:style>
    <style:style style:name="Millares_20__5b_0_5d__20_2_20_3_20_4" style:display-name="Millares [0] 2 3 4" style:family="table-cell" style:parent-style-name="Default" style:data-style-name="N132">
      <style:table-cell-properties fo:padding="0.028in"/>
    </style:style>
    <style:style style:name="Millares_20__5b_0_5d__20_2_20_4" style:display-name="Millares [0] 2 4" style:family="table-cell" style:parent-style-name="Default" style:data-style-name="N132">
      <style:table-cell-properties fo:padding="0.028in"/>
    </style:style>
    <style:style style:name="Millares_20__5b_0_5d__20_2_20_4_20_2" style:display-name="Millares [0] 2 4 2" style:family="table-cell" style:parent-style-name="Default" style:data-style-name="N132">
      <style:table-cell-properties fo:padding="0.028in"/>
    </style:style>
    <style:style style:name="Millares_20__5b_0_5d__20_2_20_5" style:display-name="Millares [0] 2 5" style:family="table-cell" style:parent-style-name="Default" style:data-style-name="N132">
      <style:table-cell-properties fo:padding="0.028in"/>
    </style:style>
    <style:style style:name="Millares_20__5b_0_5d__20_2_20_6" style:display-name="Millares [0] 2 6" style:family="table-cell" style:parent-style-name="Default" style:data-style-name="N132">
      <style:table-cell-properties fo:padding="0.028in"/>
    </style:style>
    <style:style style:name="Millares_20__5b_0_5d__20_3" style:display-name="Millares [0] 3" style:family="table-cell" style:parent-style-name="Default" style:data-style-name="N132">
      <style:table-cell-properties fo:padding="0.028in"/>
    </style:style>
    <style:style style:name="Millares_20__5b_0_5d__20_3_20_2" style:display-name="Millares [0] 3 2" style:family="table-cell" style:parent-style-name="Default" style:data-style-name="N132">
      <style:table-cell-properties fo:padding="0.028in"/>
    </style:style>
    <style:style style:name="Millares_20__5b_0_5d__20_3_20_2_20_2" style:display-name="Millares [0] 3 2 2" style:family="table-cell" style:parent-style-name="Default" style:data-style-name="N132">
      <style:table-cell-properties fo:padding="0.028in"/>
    </style:style>
    <style:style style:name="Millares_20__5b_0_5d__20_3_20_2_20_2_20_2" style:display-name="Millares [0] 3 2 2 2" style:family="table-cell" style:parent-style-name="Default" style:data-style-name="N132">
      <style:table-cell-properties fo:padding="0.028in"/>
    </style:style>
    <style:style style:name="Millares_20__5b_0_5d__20_3_20_2_20_3" style:display-name="Millares [0] 3 2 3" style:family="table-cell" style:parent-style-name="Default" style:data-style-name="N132">
      <style:table-cell-properties fo:padding="0.028in"/>
    </style:style>
    <style:style style:name="Millares_20__5b_0_5d__20_3_20_2_20_4" style:display-name="Millares [0] 3 2 4" style:family="table-cell" style:parent-style-name="Default" style:data-style-name="N132">
      <style:table-cell-properties fo:padding="0.028in"/>
    </style:style>
    <style:style style:name="Millares_20__5b_0_5d__20_3_20_3" style:display-name="Millares [0] 3 3" style:family="table-cell" style:parent-style-name="Default" style:data-style-name="N132">
      <style:table-cell-properties fo:padding="0.028in"/>
    </style:style>
    <style:style style:name="Millares_20__5b_0_5d__20_3_20_3_20_2" style:display-name="Millares [0] 3 3 2" style:family="table-cell" style:parent-style-name="Default" style:data-style-name="N132">
      <style:table-cell-properties fo:padding="0.028in"/>
    </style:style>
    <style:style style:name="Millares_20__5b_0_5d__20_3_20_4" style:display-name="Millares [0] 3 4" style:family="table-cell" style:parent-style-name="Default" style:data-style-name="N132">
      <style:table-cell-properties fo:padding="0.028in"/>
    </style:style>
    <style:style style:name="Millares_20__5b_0_5d__20_3_20_5" style:display-name="Millares [0] 3 5" style:family="table-cell" style:parent-style-name="Default" style:data-style-name="N132">
      <style:table-cell-properties fo:padding="0.028in"/>
    </style:style>
    <style:style style:name="Millares_20__5b_0_5d__20_4" style:display-name="Millares [0] 4" style:family="table-cell" style:parent-style-name="Default" style:data-style-name="N132">
      <style:table-cell-properties fo:padding="0.028in"/>
    </style:style>
    <style:style style:name="Millares_20__5b_0_5d__20_4_20_2" style:display-name="Millares [0] 4 2" style:family="table-cell" style:parent-style-name="Default" style:data-style-name="N132">
      <style:table-cell-properties fo:padding="0.028in"/>
    </style:style>
    <style:style style:name="Millares_20__5b_0_5d__20_4_20_2_20_2" style:display-name="Millares [0] 4 2 2" style:family="table-cell" style:parent-style-name="Default" style:data-style-name="N132">
      <style:table-cell-properties fo:padding="0.028in"/>
    </style:style>
    <style:style style:name="Millares_20__5b_0_5d__20_4_20_2_20_2_20_2" style:display-name="Millares [0] 4 2 2 2" style:family="table-cell" style:parent-style-name="Default" style:data-style-name="N132">
      <style:table-cell-properties fo:padding="0.028in"/>
    </style:style>
    <style:style style:name="Millares_20__5b_0_5d__20_4_20_2_20_3" style:display-name="Millares [0] 4 2 3" style:family="table-cell" style:parent-style-name="Default" style:data-style-name="N132">
      <style:table-cell-properties fo:padding="0.028in"/>
    </style:style>
    <style:style style:name="Millares_20__5b_0_5d__20_4_20_2_20_4" style:display-name="Millares [0] 4 2 4" style:family="table-cell" style:parent-style-name="Default" style:data-style-name="N132">
      <style:table-cell-properties fo:padding="0.028in"/>
    </style:style>
    <style:style style:name="Millares_20__5b_0_5d__20_4_20_3" style:display-name="Millares [0] 4 3" style:family="table-cell" style:parent-style-name="Default" style:data-style-name="N132">
      <style:table-cell-properties fo:padding="0.028in"/>
    </style:style>
    <style:style style:name="Millares_20__5b_0_5d__20_4_20_3_20_2" style:display-name="Millares [0] 4 3 2" style:family="table-cell" style:parent-style-name="Default" style:data-style-name="N132">
      <style:table-cell-properties fo:padding="0.028in"/>
    </style:style>
    <style:style style:name="Millares_20__5b_0_5d__20_4_20_4" style:display-name="Millares [0] 4 4" style:family="table-cell" style:parent-style-name="Default" style:data-style-name="N132">
      <style:table-cell-properties fo:padding="0.028in"/>
    </style:style>
    <style:style style:name="Millares_20__5b_0_5d__20_4_20_5" style:display-name="Millares [0] 4 5" style:family="table-cell" style:parent-style-name="Default" style:data-style-name="N132">
      <style:table-cell-properties fo:padding="0.028in"/>
    </style:style>
    <style:style style:name="Millares_20__5b_0_5d__20_5" style:display-name="Millares [0] 5" style:family="table-cell" style:parent-style-name="Default" style:data-style-name="N132">
      <style:table-cell-properties fo:padding="0.028in"/>
    </style:style>
    <style:style style:name="Millares_20__5b_0_5d__20_5_20_2" style:display-name="Millares [0] 5 2" style:family="table-cell" style:parent-style-name="Default" style:data-style-name="N132">
      <style:table-cell-properties fo:padding="0.028in"/>
    </style:style>
    <style:style style:name="Millares_20__5b_0_5d__20_5_20_2_20_2" style:display-name="Millares [0] 5 2 2" style:family="table-cell" style:parent-style-name="Default" style:data-style-name="N132">
      <style:table-cell-properties fo:padding="0.028in"/>
    </style:style>
    <style:style style:name="Millares_20__5b_0_5d__20_5_20_2_20_2_20_2" style:display-name="Millares [0] 5 2 2 2" style:family="table-cell" style:parent-style-name="Default" style:data-style-name="N132">
      <style:table-cell-properties fo:padding="0.028in"/>
    </style:style>
    <style:style style:name="Millares_20__5b_0_5d__20_5_20_2_20_3" style:display-name="Millares [0] 5 2 3" style:family="table-cell" style:parent-style-name="Default" style:data-style-name="N132">
      <style:table-cell-properties fo:padding="0.028in"/>
    </style:style>
    <style:style style:name="Millares_20__5b_0_5d__20_5_20_2_20_4" style:display-name="Millares [0] 5 2 4" style:family="table-cell" style:parent-style-name="Default" style:data-style-name="N132">
      <style:table-cell-properties fo:padding="0.028in"/>
    </style:style>
    <style:style style:name="Millares_20__5b_0_5d__20_5_20_3" style:display-name="Millares [0] 5 3" style:family="table-cell" style:parent-style-name="Default" style:data-style-name="N132">
      <style:table-cell-properties fo:padding="0.028in"/>
    </style:style>
    <style:style style:name="Millares_20__5b_0_5d__20_5_20_3_20_2" style:display-name="Millares [0] 5 3 2" style:family="table-cell" style:parent-style-name="Default" style:data-style-name="N132">
      <style:table-cell-properties fo:padding="0.028in"/>
    </style:style>
    <style:style style:name="Millares_20__5b_0_5d__20_5_20_4" style:display-name="Millares [0] 5 4" style:family="table-cell" style:parent-style-name="Default" style:data-style-name="N132">
      <style:table-cell-properties fo:padding="0.028in"/>
    </style:style>
    <style:style style:name="Millares_20__5b_0_5d__20_5_20_5" style:display-name="Millares [0] 5 5" style:family="table-cell" style:parent-style-name="Default" style:data-style-name="N132">
      <style:table-cell-properties fo:padding="0.028in"/>
    </style:style>
    <style:style style:name="Millares_20__5b_0_5d__20_6" style:display-name="Millares [0] 6" style:family="table-cell" style:parent-style-name="Default" style:data-style-name="N132">
      <style:table-cell-properties fo:padding="0.028in"/>
    </style:style>
    <style:style style:name="Millares_20__5b_0_5d__20_6_20_2" style:display-name="Millares [0] 6 2" style:family="table-cell" style:parent-style-name="Default" style:data-style-name="N132">
      <style:table-cell-properties fo:padding="0.028in"/>
    </style:style>
    <style:style style:name="Millares_20__5b_0_5d__20_6_20_2_20_2" style:display-name="Millares [0] 6 2 2" style:family="table-cell" style:parent-style-name="Default" style:data-style-name="N132">
      <style:table-cell-properties fo:padding="0.028in"/>
    </style:style>
    <style:style style:name="Millares_20__5b_0_5d__20_6_20_2_20_2_20_2" style:display-name="Millares [0] 6 2 2 2" style:family="table-cell" style:parent-style-name="Default" style:data-style-name="N132">
      <style:table-cell-properties fo:padding="0.028in"/>
    </style:style>
    <style:style style:name="Millares_20__5b_0_5d__20_6_20_2_20_3" style:display-name="Millares [0] 6 2 3" style:family="table-cell" style:parent-style-name="Default" style:data-style-name="N132">
      <style:table-cell-properties fo:padding="0.028in"/>
    </style:style>
    <style:style style:name="Millares_20__5b_0_5d__20_6_20_2_20_4" style:display-name="Millares [0] 6 2 4" style:family="table-cell" style:parent-style-name="Default" style:data-style-name="N132">
      <style:table-cell-properties fo:padding="0.028in"/>
    </style:style>
    <style:style style:name="Millares_20__5b_0_5d__20_6_20_3" style:display-name="Millares [0] 6 3" style:family="table-cell" style:parent-style-name="Default" style:data-style-name="N132">
      <style:table-cell-properties fo:padding="0.028in"/>
    </style:style>
    <style:style style:name="Millares_20__5b_0_5d__20_6_20_3_20_2" style:display-name="Millares [0] 6 3 2" style:family="table-cell" style:parent-style-name="Default" style:data-style-name="N132">
      <style:table-cell-properties fo:padding="0.028in"/>
    </style:style>
    <style:style style:name="Millares_20__5b_0_5d__20_6_20_4" style:display-name="Millares [0] 6 4" style:family="table-cell" style:parent-style-name="Default" style:data-style-name="N132">
      <style:table-cell-properties fo:padding="0.028in"/>
    </style:style>
    <style:style style:name="Millares_20__5b_0_5d__20_6_20_5" style:display-name="Millares [0] 6 5" style:family="table-cell" style:parent-style-name="Default" style:data-style-name="N132">
      <style:table-cell-properties fo:padding="0.028in"/>
    </style:style>
    <style:style style:name="Neutral_20_2" style:display-name="Neutral 2" style:family="table-cell" style:parent-style-name="Default">
      <style:table-cell-properties fo:background-color="#ffff99" fo:padding="0.028in"/>
      <style:text-properties fo:color="#9933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_20_3" style:display-name="Normal 1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6_20_3" style:display-name="Normal 1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" style:display-name="Normal 2 2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_20_2" style:display-name="Normal 2 2 2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_20_3" style:display-name="Normal 2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_20_4" style:display-name="Normal 2 2 2 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2_20_2" style:display-name="Normal 2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Segoe UI" fo:font-family="'Segoe UI'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Segoe UI" style:font-family-complex="'Segoe UI'" style:font-family-generic-complex="swiss" style:font-pitch-complex="variable" style:font-size-complex="9pt" style:font-style-complex="normal" style:font-weight-complex="normal"/>
    </style:style>
    <style:style style:name="Normal_20_26" style:display-name="Normal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" style:display-name="Normal 3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" style:display-name="Normal 3 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" style:display-name="Normal 5 2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3" style:display-name="Normal 6 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4" style:display-name="Normal 6 4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5" style:display-name="Normal 6 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ptos Narrow" fo:font-family="'Aptos Narrow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 fo:padding="0.028in" style:rotation-align="none"/>
    </style:style>
    <style:style style:name="Porcentaje_20_2" style:display-name="Porcentaje 2" style:family="table-cell" style:parent-style-name="Default" style:data-style-name="N10">
      <style:table-cell-properties fo:padding="0.028in"/>
    </style:style>
    <style:style style:name="Porcentaje_20_2_20_19" style:display-name="Porcentaje 2 19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rcentaje_20_2_20_2" style:display-name="Porcentaje 2 2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rcentaje_20_2_20_20" style:display-name="Porcentaje 2 20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rcentaje_20_2_20_23" style:display-name="Porcentaje 2 23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rcentaje_20_2_20_4" style:display-name="Porcentaje 2 4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rcentaje_20_2_20_9" style:display-name="Porcentaje 2 9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Porcentual_20_2" style:display-name="Porcentual 2" style:family="table-cell" style:parent-style-name="Default" style:data-style-name="N10">
      <style:table-cell-properties fo:padding="0.028in"/>
    </style:style>
    <style:style style:name="TableStyleLigh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Título_20_4" style:display-name="Título 4" style:family="table-cell" style:parent-style-name="Default">
      <style:table-cell-properties fo:padding="0.028in"/>
      <style:text-properties fo:color="#003366" style:text-outline="false" style:text-line-through-style="none" style:text-line-through-type="none" style:font-name="Aptos Display" fo:font-family="'Aptos Display'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ptos Display" style:font-family-complex="'Aptos Display'" style:font-family-generic-complex="swiss" style:font-pitch-complex="variable" style:font-size-complex="18pt" style:font-style-complex="normal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ff99cc"/>
      <style:text-properties fo:color="#800080"/>
    </style:style>
    <style:style style:name="Excel_5f_CondFormat_5f_1_5f_2_5f_1_20_1" style:display-name="Excel_CondFormat_1_2_1 1" style:family="table-cell" style:parent-style-name="Default">
      <style:table-cell-properties fo:background-color="#ff99cc"/>
      <style:text-properties fo:color="#800080"/>
    </style:style>
    <style:style style:name="Excel_5f_CondFormat_5f_1_5f_2_5f_2" style:display-name="Excel_CondFormat_1_2_2" style:family="table-cell" style:parent-style-name="Default">
      <style:table-cell-properties fo:background-color="#ff99cc"/>
      <style:text-properties fo:color="#800080"/>
    </style:style>
    <style:style style:name="Excel_5f_CondFormat_5f_1_5f_3_5f_1_20_1" style:display-name="Excel_CondFormat_1_3_1 1" style:family="table-cell" style:parent-style-name="Default">
      <style:table-cell-properties fo:background-color="#ff99cc"/>
      <style:text-properties fo:color="#800080"/>
    </style:style>
    <style:style style:name="Excel_5f_CondFormat_5f_1_5f_3_5f_2" style:display-name="Excel_CondFormat_1_3_2" style:family="table-cell" style:parent-style-name="Default">
      <style:table-cell-properties fo:background-color="#ff99cc"/>
      <style:text-properties fo:color="#800080"/>
    </style:style>
    <style:style style:name="Excel_5f_CondFormat_5f_1_5f_4_5f_1_20_1" style:display-name="Excel_CondFormat_1_4_1 1" style:family="table-cell" style:parent-style-name="Default">
      <style:table-cell-properties fo:background-color="#ff99cc"/>
      <style:text-properties fo:color="#800080"/>
    </style:style>
    <style:style style:name="Excel_5f_CondFormat_5f_1_5f_4_5f_2" style:display-name="Excel_CondFormat_1_4_2" style:family="table-cell" style:parent-style-name="Default">
      <style:table-cell-properties fo:background-color="#ff99cc"/>
      <style:text-properties fo:color="#800080"/>
    </style:style>
    <style:style style:name="Excel_5f_CondFormat_5f_1_5f_4_5f_3" style:display-name="Excel_CondFormat_1_4_3" style:family="table-cell" style:parent-style-name="Default">
      <style:table-cell-properties fo:background-color="#ff99cc"/>
      <style:text-properties fo:color="#800080"/>
    </style:style>
    <style:style style:name="Excel_5f_CondFormat_5f_1_5f_5_5f_1_20_1" style:display-name="Excel_CondFormat_1_5_1 1" style:family="table-cell" style:parent-style-name="Default">
      <style:table-cell-properties fo:background-color="#ff99cc"/>
      <style:text-properties fo:color="#800080"/>
    </style:style>
    <style:style style:name="Excel_5f_CondFormat_5f_1_5f_5_5f_2" style:display-name="Excel_CondFormat_1_5_2" style:family="table-cell" style:parent-style-name="Default">
      <style:table-cell-properties fo:background-color="#ff99cc"/>
      <style:text-properties fo:color="#800080"/>
    </style:style>
    <style:style style:name="Excel_5f_CondFormat_5f_1_5f_6_5f_1_20_1" style:display-name="Excel_CondFormat_1_6_1 1" style:family="table-cell" style:parent-style-name="Default">
      <style:table-cell-properties fo:background-color="#ff99cc"/>
      <style:text-properties fo:color="#800080"/>
    </style:style>
    <style:style style:name="Excel_5f_CondFormat_5f_1_5f_7_5f_1_20_1" style:display-name="Excel_CondFormat_1_7_1 1" style:family="table-cell" style:parent-style-name="Default">
      <style:table-cell-properties fo:background-color="#ffcc00"/>
    </style:style>
    <style:style style:name="Excel_5f_CondFormat_5f_1_5f_8_5f_1_20_1" style:display-name="Excel_CondFormat_1_8_1 1" style:family="table-cell" style:parent-style-name="Default">
      <style:table-cell-properties fo:background-color="#ffcc00"/>
    </style:style>
    <style:style style:name="Excel_5f_CondFormat_5f_1_5f_9_5f_1_20_1" style:display-name="Excel_CondFormat_1_9_1 1" style:family="table-cell" style:parent-style-name="Default">
      <style:table-cell-properties fo:background-color="#ffcc00"/>
    </style:style>
    <style:style style:name="Excel_5f_CondFormat_5f_1_5f_10_5f_1_20_1" style:display-name="Excel_CondFormat_1_10_1 1" style:family="table-cell" style:parent-style-name="Default">
      <style:table-cell-properties fo:background-color="#ffcc00"/>
    </style:style>
    <style:style style:name="Excel_5f_CondFormat_5f_1_5f_11_5f_1_20_1" style:display-name="Excel_CondFormat_1_11_1 1" style:family="table-cell" style:parent-style-name="Default">
      <style:table-cell-properties fo:background-color="#ff99cc"/>
      <style:text-properties fo:color="#800080"/>
    </style:style>
    <style:style style:name="Excel_5f_CondFormat_5f_1_5f_11_5f_2_20_1" style:display-name="Excel_CondFormat_1_11_2 1" style:family="table-cell" style:parent-style-name="Default">
      <style:table-cell-properties fo:background-color="#ff99cc"/>
      <style:text-properties fo:color="#800080"/>
    </style:style>
    <style:style style:name="Excel_5f_CondFormat_5f_1_5f_11_5f_3" style:display-name="Excel_CondFormat_1_11_3" style:family="table-cell" style:parent-style-name="Default">
      <style:table-cell-properties fo:background-color="#ffcc00"/>
    </style:style>
    <style:style style:name="Excel_5f_BuiltIn_5f_Percent" style:display-name="Excel_BuiltIn_Percent" style:family="table-cell" style:parent-style-name="Default" style:data-style-name="N10">
      <style:table-cell-properties fo:padding="0.028in"/>
    </style:style>
    <style:style style:name="Excel_5f_CondFormat_5f_1_5f_1_5f_1_20_2" style:display-name="Excel_CondFormat_1_1_1 2" style:family="table-cell" style:parent-style-name="Default"/>
    <style:style style:name="Excel_5f_CondFormat_5f_1_5f_2_5f_1_20_2" style:display-name="Excel_CondFormat_1_2_1 2" style:family="table-cell" style:parent-style-name="Default"/>
    <style:style style:name="Excel_5f_CondFormat_5f_1_5f_3_5f_1_20_2" style:display-name="Excel_CondFormat_1_3_1 2" style:family="table-cell" style:parent-style-name="Default"/>
    <style:style style:name="Excel_5f_CondFormat_5f_1_5f_4_5f_1_20_2" style:display-name="Excel_CondFormat_1_4_1 2" style:family="table-cell" style:parent-style-name="Default"/>
    <style:style style:name="Excel_5f_CondFormat_5f_1_5f_5_5f_1_20_2" style:display-name="Excel_CondFormat_1_5_1 2" style:family="table-cell" style:parent-style-name="Default"/>
    <style:style style:name="Excel_5f_CondFormat_5f_1_5f_6_5f_1_20_2" style:display-name="Excel_CondFormat_1_6_1 2" style:family="table-cell" style:parent-style-name="Default"/>
    <style:style style:name="Excel_5f_CondFormat_5f_1_5f_7_5f_1_20_2" style:display-name="Excel_CondFormat_1_7_1 2" style:family="table-cell" style:parent-style-name="Default"/>
    <style:style style:name="Excel_5f_CondFormat_5f_1_5f_8_5f_1_20_2" style:display-name="Excel_CondFormat_1_8_1 2" style:family="table-cell" style:parent-style-name="Default"/>
    <style:style style:name="Excel_5f_CondFormat_5f_1_5f_9_5f_1_20_2" style:display-name="Excel_CondFormat_1_9_1 2" style:family="table-cell" style:parent-style-name="Default"/>
    <style:style style:name="Excel_5f_CondFormat_5f_1_5f_10_5f_1_20_2" style:display-name="Excel_CondFormat_1_10_1 2" style:family="table-cell" style:parent-style-name="Default"/>
    <style:style style:name="Excel_5f_CondFormat_5f_1_5f_11_5f_1_20_2" style:display-name="Excel_CondFormat_1_11_1 2" style:family="table-cell" style:parent-style-name="Default"/>
    <style:style style:name="Excel_5f_CondFormat_5f_1_5f_11_5f_2_20_2" style:display-name="Excel_CondFormat_1_11_2 2" style:family="table-cell" style:parent-style-name="Default"/>
    <style:style style:name="Excel_5f_CondFormat_5f_1_5f_12_5f_1_20_1" style:display-name="Excel_CondFormat_1_12_1 1" style:family="table-cell" style:parent-style-name="Default"/>
    <style:style style:name="Excel_5f_CondFormat_5f_1_5f_12_5f_2_20_1" style:display-name="Excel_CondFormat_1_12_2 1" style:family="table-cell" style:parent-style-name="Default"/>
    <style:style style:name="Excel_5f_CondFormat_5f_1_5f_13_5f_1_20_1" style:display-name="Excel_CondFormat_1_13_1 1" style:family="table-cell" style:parent-style-name="Default"/>
    <style:style style:name="Excel_5f_CondFormat_5f_1_5f_13_5f_2_20_1" style:display-name="Excel_CondFormat_1_13_2 1" style:family="table-cell" style:parent-style-name="Default"/>
    <style:style style:name="Excel_5f_CondFormat_5f_1_5f_14_5f_1_20_1" style:display-name="Excel_CondFormat_1_14_1 1" style:family="table-cell" style:parent-style-name="Default"/>
    <style:style style:name="Excel_5f_CondFormat_5f_1_5f_14_5f_2_20_1" style:display-name="Excel_CondFormat_1_14_2 1" style:family="table-cell" style:parent-style-name="Default"/>
    <style:style style:name="Excel_5f_CondFormat_5f_1_5f_15_5f_1_20_1" style:display-name="Excel_CondFormat_1_15_1 1" style:family="table-cell" style:parent-style-name="Default"/>
    <style:style style:name="Excel_5f_CondFormat_5f_1_5f_16_5f_1_20_1" style:display-name="Excel_CondFormat_1_16_1 1" style:family="table-cell" style:parent-style-name="Default"/>
    <style:style style:name="Excel_5f_CondFormat_5f_1_5f_17_5f_1_20_1" style:display-name="Excel_CondFormat_1_17_1 1" style:family="table-cell" style:parent-style-name="Default"/>
    <style:style style:name="Excel_5f_CondFormat_5f_1_5f_18_5f_1_20_1" style:display-name="Excel_CondFormat_1_18_1 1" style:family="table-cell" style:parent-style-name="Default"/>
    <style:style style:name="Excel_5f_CondFormat_5f_1_5f_19_5f_1_20_1" style:display-name="Excel_CondFormat_1_19_1 1" style:family="table-cell" style:parent-style-name="Default"/>
    <style:style style:name="Excel_5f_CondFormat_5f_1_5f_20_5f_1_20_1" style:display-name="Excel_CondFormat_1_20_1 1" style:family="table-cell" style:parent-style-name="Default"/>
    <style:style style:name="Excel_5f_CondFormat_5f_1_5f_21_5f_1_20_1" style:display-name="Excel_CondFormat_1_21_1 1" style:family="table-cell" style:parent-style-name="Default"/>
    <style:style style:name="Excel_5f_CondFormat_5f_1_5f_22_5f_1_20_1" style:display-name="Excel_CondFormat_1_22_1 1" style:family="table-cell" style:parent-style-name="Default"/>
    <style:style style:name="Excel_5f_CondFormat_5f_1_5f_22_5f_2_20_1" style:display-name="Excel_CondFormat_1_22_2 1" style:family="table-cell" style:parent-style-name="Default"/>
    <style:style style:name="Excel_5f_CondFormat_5f_1_5f_23_5f_1_20_1" style:display-name="Excel_CondFormat_1_23_1 1" style:family="table-cell" style:parent-style-name="Default"/>
    <style:style style:name="Excel_5f_CondFormat_5f_1_5f_23_5f_2_20_1" style:display-name="Excel_CondFormat_1_23_2 1" style:family="table-cell" style:parent-style-name="Default"/>
    <style:style style:name="Excel_5f_CondFormat_5f_1_5f_24_5f_1_20_1" style:display-name="Excel_CondFormat_1_24_1 1" style:family="table-cell" style:parent-style-name="Default"/>
    <style:style style:name="Excel_5f_CondFormat_5f_1_5f_24_5f_2_20_1" style:display-name="Excel_CondFormat_1_24_2 1" style:family="table-cell" style:parent-style-name="Default"/>
    <style:style style:name="Excel_5f_CondFormat_5f_1_5f_25_5f_1_20_1" style:display-name="Excel_CondFormat_1_25_1 1" style:family="table-cell" style:parent-style-name="Default"/>
    <style:style style:name="Excel_5f_CondFormat_5f_1_5f_25_5f_2_20_1" style:display-name="Excel_CondFormat_1_25_2 1" style:family="table-cell" style:parent-style-name="Default"/>
    <style:style style:name="Excel_5f_CondFormat_5f_1_5f_26_5f_1_20_1" style:display-name="Excel_CondFormat_1_26_1 1" style:family="table-cell" style:parent-style-name="Default"/>
    <style:style style:name="Excel_5f_CondFormat_5f_1_5f_26_5f_2_20_1" style:display-name="Excel_CondFormat_1_26_2 1" style:family="table-cell" style:parent-style-name="Default"/>
    <style:style style:name="Excel_5f_CondFormat_5f_1_5f_27_5f_1_20_1" style:display-name="Excel_CondFormat_1_27_1 1" style:family="table-cell" style:parent-style-name="Default"/>
    <style:style style:name="Excel_5f_CondFormat_5f_1_5f_27_5f_2_20_1" style:display-name="Excel_CondFormat_1_27_2 1" style:family="table-cell" style:parent-style-name="Default"/>
    <style:style style:name="Excel_5f_CondFormat_5f_1_5f_28_5f_1_20_1" style:display-name="Excel_CondFormat_1_28_1 1" style:family="table-cell" style:parent-style-name="Default"/>
    <style:style style:name="Excel_5f_CondFormat_5f_1_5f_28_5f_2_20_1" style:display-name="Excel_CondFormat_1_28_2 1" style:family="table-cell" style:parent-style-name="Default"/>
    <style:style style:name="Excel_5f_CondFormat_5f_1_5f_29_5f_1_20_1" style:display-name="Excel_CondFormat_1_29_1 1" style:family="table-cell" style:parent-style-name="Default"/>
    <style:style style:name="Excel_5f_CondFormat_5f_1_5f_29_5f_2_20_1" style:display-name="Excel_CondFormat_1_29_2 1" style:family="table-cell" style:parent-style-name="Default"/>
    <style:style style:name="Excel_5f_CondFormat_5f_1_5f_30_5f_1_20_1" style:display-name="Excel_CondFormat_1_30_1 1" style:family="table-cell" style:parent-style-name="Default"/>
    <style:style style:name="Excel_5f_CondFormat_5f_1_5f_31_5f_1_20_1" style:display-name="Excel_CondFormat_1_31_1 1" style:family="table-cell" style:parent-style-name="Default"/>
    <style:style style:name="Excel_5f_CondFormat_5f_1_5f_32_5f_1_20_1" style:display-name="Excel_CondFormat_1_32_1 1" style:family="table-cell" style:parent-style-name="Default"/>
    <style:style style:name="Excel_5f_CondFormat_5f_1_5f_33_5f_1_20_1" style:display-name="Excel_CondFormat_1_33_1 1" style:family="table-cell" style:parent-style-name="Default"/>
    <style:style style:name="Excel_5f_CondFormat_5f_1_5f_34_5f_1_20_1" style:display-name="Excel_CondFormat_1_34_1 1" style:family="table-cell" style:parent-style-name="Default"/>
    <style:style style:name="Excel_5f_CondFormat_5f_1_5f_34_5f_2_20_1" style:display-name="Excel_CondFormat_1_34_2 1" style:family="table-cell" style:parent-style-name="Default"/>
    <style:style style:name="Excel_5f_CondFormat_5f_1_5f_35_5f_1_20_1" style:display-name="Excel_CondFormat_1_35_1 1" style:family="table-cell" style:parent-style-name="Default"/>
    <style:style style:name="Excel_5f_CondFormat_5f_1_5f_35_5f_2_20_1" style:display-name="Excel_CondFormat_1_35_2 1" style:family="table-cell" style:parent-style-name="Default"/>
    <style:style style:name="Excel_5f_CondFormat_5f_1_5f_36_5f_1_20_1" style:display-name="Excel_CondFormat_1_36_1 1" style:family="table-cell" style:parent-style-name="Default"/>
    <style:style style:name="Excel_5f_CondFormat_5f_1_5f_36_5f_2_20_1" style:display-name="Excel_CondFormat_1_36_2 1" style:family="table-cell" style:parent-style-name="Default"/>
    <style:style style:name="Excel_5f_CondFormat_5f_1_5f_37_5f_1_20_1" style:display-name="Excel_CondFormat_1_37_1 1" style:family="table-cell" style:parent-style-name="Default"/>
    <style:style style:name="Excel_5f_CondFormat_5f_1_5f_38_5f_1_20_1" style:display-name="Excel_CondFormat_1_38_1 1" style:family="table-cell" style:parent-style-name="Default"/>
    <style:style style:name="Excel_5f_CondFormat_5f_1_5f_39_5f_1_20_1" style:display-name="Excel_CondFormat_1_39_1 1" style:family="table-cell" style:parent-style-name="Default"/>
    <style:style style:name="Excel_5f_CondFormat_5f_1_5f_40_5f_1_20_1" style:display-name="Excel_CondFormat_1_40_1 1" style:family="table-cell" style:parent-style-name="Default"/>
    <style:style style:name="Excel_5f_CondFormat_5f_1_5f_40_5f_2_20_1" style:display-name="Excel_CondFormat_1_40_2 1" style:family="table-cell" style:parent-style-name="Default"/>
    <style:style style:name="Excel_5f_CondFormat_5f_1_5f_41_5f_1_20_1" style:display-name="Excel_CondFormat_1_41_1 1" style:family="table-cell" style:parent-style-name="Default"/>
    <style:style style:name="Excel_5f_CondFormat_5f_1_5f_41_5f_2_20_1" style:display-name="Excel_CondFormat_1_41_2 1" style:family="table-cell" style:parent-style-name="Default"/>
    <style:style style:name="Excel_5f_CondFormat_5f_1_5f_41_5f_3_20_1" style:display-name="Excel_CondFormat_1_41_3 1" style:family="table-cell" style:parent-style-name="Default"/>
    <style:style style:name="Excel_5f_CondFormat_5f_1_5f_42_5f_1_20_1" style:display-name="Excel_CondFormat_1_42_1 1" style:family="table-cell" style:parent-style-name="Default"/>
    <style:style style:name="Excel_5f_CondFormat_5f_1_5f_42_5f_2_20_1" style:display-name="Excel_CondFormat_1_42_2 1" style:family="table-cell" style:parent-style-name="Default"/>
    <style:style style:name="Excel_5f_CondFormat_5f_1_5f_43_5f_1_20_1" style:display-name="Excel_CondFormat_1_43_1 1" style:family="table-cell" style:parent-style-name="Default"/>
    <style:style style:name="Excel_5f_CondFormat_5f_1_5f_44_5f_1_20_1" style:display-name="Excel_CondFormat_1_44_1 1" style:family="table-cell" style:parent-style-name="Default"/>
    <style:style style:name="Excel_5f_CondFormat_5f_1_5f_45_5f_1_20_1" style:display-name="Excel_CondFormat_1_45_1 1" style:family="table-cell" style:parent-style-name="Default"/>
    <style:style style:name="Excel_5f_CondFormat_5f_1_5f_46_5f_1_20_1" style:display-name="Excel_CondFormat_1_46_1 1" style:family="table-cell" style:parent-style-name="Default"/>
    <style:style style:name="Excel_5f_CondFormat_5f_1_5f_46_5f_2_20_1" style:display-name="Excel_CondFormat_1_46_2 1" style:family="table-cell" style:parent-style-name="Default"/>
    <style:style style:name="Excel_5f_CondFormat_5f_1_5f_46_5f_3_20_1" style:display-name="Excel_CondFormat_1_46_3 1" style:family="table-cell" style:parent-style-name="Default"/>
    <style:style style:name="Excel_5f_CondFormat_5f_1_5f_47_5f_1_20_1" style:display-name="Excel_CondFormat_1_47_1 1" style:family="table-cell" style:parent-style-name="Default"/>
    <style:style style:name="Excel_5f_CondFormat_5f_1_5f_47_5f_2_20_1" style:display-name="Excel_CondFormat_1_47_2 1" style:family="table-cell" style:parent-style-name="Default"/>
    <style:style style:name="Excel_5f_CondFormat_5f_1_5f_48_5f_1_20_1" style:display-name="Excel_CondFormat_1_48_1 1" style:family="table-cell" style:parent-style-name="Default"/>
    <style:style style:name="Excel_5f_CondFormat_5f_1_5f_48_5f_2_20_1" style:display-name="Excel_CondFormat_1_48_2 1" style:family="table-cell" style:parent-style-name="Default"/>
    <style:style style:name="Excel_5f_CondFormat_5f_1_5f_49_5f_1_20_1" style:display-name="Excel_CondFormat_1_49_1 1" style:family="table-cell" style:parent-style-name="Default"/>
    <style:style style:name="Excel_5f_CondFormat_5f_1_5f_49_5f_2_20_1" style:display-name="Excel_CondFormat_1_49_2 1" style:family="table-cell" style:parent-style-name="Default"/>
    <style:style style:name="Excel_5f_CondFormat_5f_1_5f_50_5f_1_20_1" style:display-name="Excel_CondFormat_1_50_1 1" style:family="table-cell" style:parent-style-name="Default"/>
    <style:style style:name="Excel_5f_CondFormat_5f_1_5f_51_5f_1_20_1" style:display-name="Excel_CondFormat_1_51_1 1" style:family="table-cell" style:parent-style-name="Default"/>
    <style:style style:name="Excel_5f_CondFormat_5f_1_5f_52_5f_1_20_1" style:display-name="Excel_CondFormat_1_52_1 1" style:family="table-cell" style:parent-style-name="Default"/>
    <style:style style:name="Excel_5f_CondFormat_5f_1_5f_53_5f_1_20_1" style:display-name="Excel_CondFormat_1_53_1 1" style:family="table-cell" style:parent-style-name="Default"/>
    <style:style style:name="Excel_5f_CondFormat_5f_1_5f_53_5f_2_20_1" style:display-name="Excel_CondFormat_1_53_2 1" style:family="table-cell" style:parent-style-name="Default"/>
    <style:style style:name="Excel_5f_CondFormat_5f_1_5f_54_5f_1_20_1" style:display-name="Excel_CondFormat_1_54_1 1" style:family="table-cell" style:parent-style-name="Default"/>
    <style:style style:name="Excel_5f_CondFormat_5f_1_5f_54_5f_2_20_1" style:display-name="Excel_CondFormat_1_54_2 1" style:family="table-cell" style:parent-style-name="Default"/>
    <style:style style:name="Excel_5f_CondFormat_5f_1_5f_55_5f_1_20_1" style:display-name="Excel_CondFormat_1_55_1 1" style:family="table-cell" style:parent-style-name="Default"/>
    <style:style style:name="Excel_5f_CondFormat_5f_1_5f_55_5f_2_20_1" style:display-name="Excel_CondFormat_1_55_2 1" style:family="table-cell" style:parent-style-name="Default"/>
    <style:style style:name="Excel_5f_CondFormat_5f_1_5f_56_5f_1_20_1" style:display-name="Excel_CondFormat_1_56_1 1" style:family="table-cell" style:parent-style-name="Default"/>
    <style:style style:name="Excel_5f_CondFormat_5f_1_5f_57_5f_1_20_1" style:display-name="Excel_CondFormat_1_57_1 1" style:family="table-cell" style:parent-style-name="Default"/>
    <style:style style:name="Excel_5f_CondFormat_5f_1_5f_58_5f_1_20_1" style:display-name="Excel_CondFormat_1_58_1 1" style:family="table-cell" style:parent-style-name="Default"/>
    <style:style style:name="Excel_5f_CondFormat_5f_1_5f_59_5f_1_20_1" style:display-name="Excel_CondFormat_1_59_1 1" style:family="table-cell" style:parent-style-name="Default"/>
    <style:style style:name="Excel_5f_CondFormat_5f_1_5f_60_5f_1_20_1" style:display-name="Excel_CondFormat_1_60_1 1" style:family="table-cell" style:parent-style-name="Default"/>
    <style:style style:name="Excel_5f_CondFormat_5f_1_5f_61_5f_1_20_1" style:display-name="Excel_CondFormat_1_61_1 1" style:family="table-cell" style:parent-style-name="Default"/>
    <style:style style:name="Excel_5f_BuiltIn_5f_Comma" style:display-name="Excel_BuiltIn_Comma" style:family="table-cell" style:parent-style-name="Default" style:data-style-name="N136">
      <style:table-cell-properties fo:padding="0.028in"/>
    </style:style>
    <style:style style:name="Excel_5f_CondFormat_5f_1_5f_1_5f_1_20_3" style:display-name="Excel_CondFormat_1_1_1 3" style:family="table-cell" style:parent-style-name="Default"/>
    <style:style style:name="Excel_5f_CondFormat_5f_1_5f_2_5f_1_20_3" style:display-name="Excel_CondFormat_1_2_1 3" style:family="table-cell" style:parent-style-name="Default"/>
    <style:style style:name="Excel_5f_CondFormat_5f_1_5f_3_5f_1_20_3" style:display-name="Excel_CondFormat_1_3_1 3" style:family="table-cell" style:parent-style-name="Default"/>
    <style:style style:name="Excel_5f_CondFormat_5f_1_5f_4_5f_1_20_3" style:display-name="Excel_CondFormat_1_4_1 3" style:family="table-cell" style:parent-style-name="Default"/>
    <style:style style:name="Excel_5f_CondFormat_5f_1_5f_5_5f_1" style:display-name="Excel_CondFormat_1_5_1" style:family="table-cell" style:parent-style-name="Default"/>
    <style:style style:name="Excel_5f_CondFormat_5f_1_5f_6_5f_1" style:display-name="Excel_CondFormat_1_6_1" style:family="table-cell" style:parent-style-name="Default"/>
    <style:style style:name="Excel_5f_CondFormat_5f_1_5f_7_5f_1" style:display-name="Excel_CondFormat_1_7_1" style:family="table-cell" style:parent-style-name="Default"/>
    <style:style style:name="Excel_5f_CondFormat_5f_1_5f_8_5f_1" style:display-name="Excel_CondFormat_1_8_1" style:family="table-cell" style:parent-style-name="Default"/>
    <style:style style:name="Excel_5f_CondFormat_5f_1_5f_9_5f_1" style:display-name="Excel_CondFormat_1_9_1" style:family="table-cell" style:parent-style-name="Default"/>
    <style:style style:name="Excel_5f_CondFormat_5f_1_5f_10_5f_1" style:display-name="Excel_CondFormat_1_10_1" style:family="table-cell" style:parent-style-name="Default"/>
    <style:style style:name="Excel_5f_CondFormat_5f_1_5f_11_5f_1" style:display-name="Excel_CondFormat_1_11_1" style:family="table-cell" style:parent-style-name="Default"/>
    <style:style style:name="Excel_5f_CondFormat_5f_1_5f_11_5f_2" style:display-name="Excel_CondFormat_1_11_2" style:family="table-cell" style:parent-style-name="Default"/>
    <style:style style:name="Excel_5f_CondFormat_5f_1_5f_12_5f_1" style:display-name="Excel_CondFormat_1_12_1" style:family="table-cell" style:parent-style-name="Default"/>
    <style:style style:name="Excel_5f_CondFormat_5f_1_5f_12_5f_2" style:display-name="Excel_CondFormat_1_12_2" style:family="table-cell" style:parent-style-name="Default"/>
    <style:style style:name="Excel_5f_CondFormat_5f_1_5f_13_5f_1" style:display-name="Excel_CondFormat_1_13_1" style:family="table-cell" style:parent-style-name="Default"/>
    <style:style style:name="Excel_5f_CondFormat_5f_1_5f_13_5f_2" style:display-name="Excel_CondFormat_1_13_2" style:family="table-cell" style:parent-style-name="Default"/>
    <style:style style:name="Excel_5f_CondFormat_5f_1_5f_14_5f_1" style:display-name="Excel_CondFormat_1_14_1" style:family="table-cell" style:parent-style-name="Default"/>
    <style:style style:name="Excel_5f_CondFormat_5f_1_5f_14_5f_2" style:display-name="Excel_CondFormat_1_14_2" style:family="table-cell" style:parent-style-name="Default"/>
    <style:style style:name="Excel_5f_CondFormat_5f_1_5f_15_5f_1" style:display-name="Excel_CondFormat_1_15_1" style:family="table-cell" style:parent-style-name="Default"/>
    <style:style style:name="Excel_5f_CondFormat_5f_1_5f_16_5f_1" style:display-name="Excel_CondFormat_1_16_1" style:family="table-cell" style:parent-style-name="Default"/>
    <style:style style:name="Excel_5f_CondFormat_5f_1_5f_17_5f_1" style:display-name="Excel_CondFormat_1_17_1" style:family="table-cell" style:parent-style-name="Default"/>
    <style:style style:name="Excel_5f_CondFormat_5f_1_5f_18_5f_1" style:display-name="Excel_CondFormat_1_18_1" style:family="table-cell" style:parent-style-name="Default"/>
    <style:style style:name="Excel_5f_CondFormat_5f_1_5f_19_5f_1" style:display-name="Excel_CondFormat_1_19_1" style:family="table-cell" style:parent-style-name="Default"/>
    <style:style style:name="Excel_5f_CondFormat_5f_1_5f_20_5f_1" style:display-name="Excel_CondFormat_1_20_1" style:family="table-cell" style:parent-style-name="Default"/>
    <style:style style:name="Excel_5f_CondFormat_5f_1_5f_21_5f_1" style:display-name="Excel_CondFormat_1_21_1" style:family="table-cell" style:parent-style-name="Default"/>
    <style:style style:name="Excel_5f_CondFormat_5f_1_5f_22_5f_1" style:display-name="Excel_CondFormat_1_22_1" style:family="table-cell" style:parent-style-name="Default"/>
    <style:style style:name="Excel_5f_CondFormat_5f_1_5f_22_5f_2" style:display-name="Excel_CondFormat_1_22_2" style:family="table-cell" style:parent-style-name="Default"/>
    <style:style style:name="Excel_5f_CondFormat_5f_1_5f_23_5f_1" style:display-name="Excel_CondFormat_1_23_1" style:family="table-cell" style:parent-style-name="Default"/>
    <style:style style:name="Excel_5f_CondFormat_5f_1_5f_23_5f_2" style:display-name="Excel_CondFormat_1_23_2" style:family="table-cell" style:parent-style-name="Default"/>
    <style:style style:name="Excel_5f_CondFormat_5f_1_5f_24_5f_1" style:display-name="Excel_CondFormat_1_24_1" style:family="table-cell" style:parent-style-name="Default"/>
    <style:style style:name="Excel_5f_CondFormat_5f_1_5f_24_5f_2" style:display-name="Excel_CondFormat_1_24_2" style:family="table-cell" style:parent-style-name="Default"/>
    <style:style style:name="Excel_5f_CondFormat_5f_1_5f_25_5f_1" style:display-name="Excel_CondFormat_1_25_1" style:family="table-cell" style:parent-style-name="Default"/>
    <style:style style:name="Excel_5f_CondFormat_5f_1_5f_25_5f_2" style:display-name="Excel_CondFormat_1_25_2" style:family="table-cell" style:parent-style-name="Default"/>
    <style:style style:name="Excel_5f_CondFormat_5f_1_5f_26_5f_1" style:display-name="Excel_CondFormat_1_26_1" style:family="table-cell" style:parent-style-name="Default"/>
    <style:style style:name="Excel_5f_CondFormat_5f_1_5f_26_5f_2" style:display-name="Excel_CondFormat_1_26_2" style:family="table-cell" style:parent-style-name="Default"/>
    <style:style style:name="Excel_5f_CondFormat_5f_1_5f_27_5f_1" style:display-name="Excel_CondFormat_1_27_1" style:family="table-cell" style:parent-style-name="Default"/>
    <style:style style:name="Excel_5f_CondFormat_5f_1_5f_27_5f_2" style:display-name="Excel_CondFormat_1_27_2" style:family="table-cell" style:parent-style-name="Default"/>
    <style:style style:name="Excel_5f_CondFormat_5f_1_5f_28_5f_1" style:display-name="Excel_CondFormat_1_28_1" style:family="table-cell" style:parent-style-name="Default"/>
    <style:style style:name="Excel_5f_CondFormat_5f_1_5f_28_5f_2" style:display-name="Excel_CondFormat_1_28_2" style:family="table-cell" style:parent-style-name="Default"/>
    <style:style style:name="Excel_5f_CondFormat_5f_1_5f_29_5f_1" style:display-name="Excel_CondFormat_1_29_1" style:family="table-cell" style:parent-style-name="Default"/>
    <style:style style:name="Excel_5f_CondFormat_5f_1_5f_29_5f_2" style:display-name="Excel_CondFormat_1_29_2" style:family="table-cell" style:parent-style-name="Default"/>
    <style:style style:name="Excel_5f_CondFormat_5f_1_5f_30_5f_1" style:display-name="Excel_CondFormat_1_30_1" style:family="table-cell" style:parent-style-name="Default"/>
    <style:style style:name="Excel_5f_CondFormat_5f_1_5f_31_5f_1" style:display-name="Excel_CondFormat_1_31_1" style:family="table-cell" style:parent-style-name="Default"/>
    <style:style style:name="Excel_5f_CondFormat_5f_1_5f_32_5f_1" style:display-name="Excel_CondFormat_1_32_1" style:family="table-cell" style:parent-style-name="Default"/>
    <style:style style:name="Excel_5f_CondFormat_5f_1_5f_33_5f_1" style:display-name="Excel_CondFormat_1_33_1" style:family="table-cell" style:parent-style-name="Default"/>
    <style:style style:name="Excel_5f_CondFormat_5f_1_5f_34_5f_1" style:display-name="Excel_CondFormat_1_34_1" style:family="table-cell" style:parent-style-name="Default"/>
    <style:style style:name="Excel_5f_CondFormat_5f_1_5f_34_5f_2" style:display-name="Excel_CondFormat_1_34_2" style:family="table-cell" style:parent-style-name="Default"/>
    <style:style style:name="Excel_5f_CondFormat_5f_1_5f_35_5f_1" style:display-name="Excel_CondFormat_1_35_1" style:family="table-cell" style:parent-style-name="Default"/>
    <style:style style:name="Excel_5f_CondFormat_5f_1_5f_35_5f_2" style:display-name="Excel_CondFormat_1_35_2" style:family="table-cell" style:parent-style-name="Default"/>
    <style:style style:name="Excel_5f_CondFormat_5f_1_5f_36_5f_1" style:display-name="Excel_CondFormat_1_36_1" style:family="table-cell" style:parent-style-name="Default"/>
    <style:style style:name="Excel_5f_CondFormat_5f_1_5f_36_5f_2" style:display-name="Excel_CondFormat_1_36_2" style:family="table-cell" style:parent-style-name="Default"/>
    <style:style style:name="Excel_5f_CondFormat_5f_1_5f_37_5f_1" style:display-name="Excel_CondFormat_1_37_1" style:family="table-cell" style:parent-style-name="Default"/>
    <style:style style:name="Excel_5f_CondFormat_5f_1_5f_38_5f_1" style:display-name="Excel_CondFormat_1_38_1" style:family="table-cell" style:parent-style-name="Default"/>
    <style:style style:name="Excel_5f_CondFormat_5f_1_5f_39_5f_1" style:display-name="Excel_CondFormat_1_39_1" style:family="table-cell" style:parent-style-name="Default"/>
    <style:style style:name="Excel_5f_CondFormat_5f_1_5f_40_5f_1" style:display-name="Excel_CondFormat_1_40_1" style:family="table-cell" style:parent-style-name="Default"/>
    <style:style style:name="Excel_5f_CondFormat_5f_1_5f_40_5f_2" style:display-name="Excel_CondFormat_1_40_2" style:family="table-cell" style:parent-style-name="Default"/>
    <style:style style:name="Excel_5f_CondFormat_5f_1_5f_41_5f_1" style:display-name="Excel_CondFormat_1_41_1" style:family="table-cell" style:parent-style-name="Default"/>
    <style:style style:name="Excel_5f_CondFormat_5f_1_5f_41_5f_2" style:display-name="Excel_CondFormat_1_41_2" style:family="table-cell" style:parent-style-name="Default"/>
    <style:style style:name="Excel_5f_CondFormat_5f_1_5f_41_5f_3" style:display-name="Excel_CondFormat_1_41_3" style:family="table-cell" style:parent-style-name="Default"/>
    <style:style style:name="Excel_5f_CondFormat_5f_1_5f_42_5f_1" style:display-name="Excel_CondFormat_1_42_1" style:family="table-cell" style:parent-style-name="Default"/>
    <style:style style:name="Excel_5f_CondFormat_5f_1_5f_42_5f_2" style:display-name="Excel_CondFormat_1_42_2" style:family="table-cell" style:parent-style-name="Default"/>
    <style:style style:name="Excel_5f_CondFormat_5f_1_5f_43_5f_1" style:display-name="Excel_CondFormat_1_43_1" style:family="table-cell" style:parent-style-name="Default"/>
    <style:style style:name="Excel_5f_CondFormat_5f_1_5f_44_5f_1" style:display-name="Excel_CondFormat_1_44_1" style:family="table-cell" style:parent-style-name="Default"/>
    <style:style style:name="Excel_5f_CondFormat_5f_1_5f_45_5f_1" style:display-name="Excel_CondFormat_1_45_1" style:family="table-cell" style:parent-style-name="Default"/>
    <style:style style:name="Excel_5f_CondFormat_5f_1_5f_46_5f_1" style:display-name="Excel_CondFormat_1_46_1" style:family="table-cell" style:parent-style-name="Default"/>
    <style:style style:name="Excel_5f_CondFormat_5f_1_5f_46_5f_2" style:display-name="Excel_CondFormat_1_46_2" style:family="table-cell" style:parent-style-name="Default"/>
    <style:style style:name="Excel_5f_CondFormat_5f_1_5f_46_5f_3" style:display-name="Excel_CondFormat_1_46_3" style:family="table-cell" style:parent-style-name="Default"/>
    <style:style style:name="Excel_5f_CondFormat_5f_1_5f_47_5f_1" style:display-name="Excel_CondFormat_1_47_1" style:family="table-cell" style:parent-style-name="Default"/>
    <style:style style:name="Excel_5f_CondFormat_5f_1_5f_47_5f_2" style:display-name="Excel_CondFormat_1_47_2" style:family="table-cell" style:parent-style-name="Default"/>
    <style:style style:name="Excel_5f_CondFormat_5f_1_5f_48_5f_1" style:display-name="Excel_CondFormat_1_48_1" style:family="table-cell" style:parent-style-name="Default"/>
    <style:style style:name="Excel_5f_CondFormat_5f_1_5f_48_5f_2" style:display-name="Excel_CondFormat_1_48_2" style:family="table-cell" style:parent-style-name="Default"/>
    <style:style style:name="Excel_5f_CondFormat_5f_1_5f_49_5f_1" style:display-name="Excel_CondFormat_1_49_1" style:family="table-cell" style:parent-style-name="Default"/>
    <style:style style:name="Excel_5f_CondFormat_5f_1_5f_49_5f_2" style:display-name="Excel_CondFormat_1_49_2" style:family="table-cell" style:parent-style-name="Default"/>
    <style:style style:name="Excel_5f_CondFormat_5f_1_5f_50_5f_1" style:display-name="Excel_CondFormat_1_50_1" style:family="table-cell" style:parent-style-name="Default"/>
    <style:style style:name="Excel_5f_CondFormat_5f_1_5f_51_5f_1" style:display-name="Excel_CondFormat_1_51_1" style:family="table-cell" style:parent-style-name="Default"/>
    <style:style style:name="Excel_5f_CondFormat_5f_1_5f_52_5f_1" style:display-name="Excel_CondFormat_1_52_1" style:family="table-cell" style:parent-style-name="Default"/>
    <style:style style:name="Excel_5f_CondFormat_5f_1_5f_53_5f_1" style:display-name="Excel_CondFormat_1_53_1" style:family="table-cell" style:parent-style-name="Default"/>
    <style:style style:name="Excel_5f_CondFormat_5f_1_5f_53_5f_2" style:display-name="Excel_CondFormat_1_53_2" style:family="table-cell" style:parent-style-name="Default"/>
    <style:style style:name="Excel_5f_CondFormat_5f_1_5f_54_5f_1" style:display-name="Excel_CondFormat_1_54_1" style:family="table-cell" style:parent-style-name="Default"/>
    <style:style style:name="Excel_5f_CondFormat_5f_1_5f_54_5f_2" style:display-name="Excel_CondFormat_1_54_2" style:family="table-cell" style:parent-style-name="Default"/>
    <style:style style:name="Excel_5f_CondFormat_5f_1_5f_55_5f_1" style:display-name="Excel_CondFormat_1_55_1" style:family="table-cell" style:parent-style-name="Default"/>
    <style:style style:name="Excel_5f_CondFormat_5f_1_5f_55_5f_2" style:display-name="Excel_CondFormat_1_55_2" style:family="table-cell" style:parent-style-name="Default"/>
    <style:style style:name="Excel_5f_CondFormat_5f_1_5f_56_5f_1" style:display-name="Excel_CondFormat_1_56_1" style:family="table-cell" style:parent-style-name="Default"/>
    <style:style style:name="Excel_5f_CondFormat_5f_1_5f_57_5f_1" style:display-name="Excel_CondFormat_1_57_1" style:family="table-cell" style:parent-style-name="Default"/>
    <style:style style:name="Excel_5f_CondFormat_5f_1_5f_58_5f_1" style:display-name="Excel_CondFormat_1_58_1" style:family="table-cell" style:parent-style-name="Default"/>
    <style:style style:name="Excel_5f_CondFormat_5f_1_5f_59_5f_1" style:display-name="Excel_CondFormat_1_59_1" style:family="table-cell" style:parent-style-name="Default"/>
    <style:style style:name="Excel_5f_CondFormat_5f_1_5f_60_5f_1" style:display-name="Excel_CondFormat_1_60_1" style:family="table-cell" style:parent-style-name="Default"/>
    <style:style style:name="Excel_5f_CondFormat_5f_1_5f_61_5f_1" style:display-name="Excel_CondFormat_1_61_1" style:family="table-cell" style:parent-style-name="Default"/>
    <style:style style:name="Excel_5f_CondFormat_5f_1_5f_1_5f_1_20_4" style:display-name="Excel_CondFormat_1_1_1 4" style:family="table-cell" style:parent-style-name="Default">
      <style:table-cell-properties fo:background-color="#ff99cc"/>
      <style:text-properties fo:color="#800080"/>
    </style:style>
    <style:style style:name="Excel_5f_CondFormat_5f_1_5f_2_5f_1_20_4" style:display-name="Excel_CondFormat_1_2_1 4" style:family="table-cell" style:parent-style-name="Default">
      <style:table-cell-properties fo:background-color="#ff99cc"/>
      <style:text-properties fo:color="#800080"/>
    </style:style>
    <style:style style:name="Excel_5f_CondFormat_5f_1_5f_3_5f_1_20_4" style:display-name="Excel_CondFormat_1_3_1 4" style:family="table-cell" style:parent-style-name="Default">
      <style:table-cell-properties fo:background-color="#ffcc00"/>
    </style:style>
    <style:style style:name="Excel_5f_CondFormat_5f_1_5f_4_5f_1_20_4" style:display-name="Excel_CondFormat_1_4_1 4" style:family="table-cell" style:parent-style-name="Default">
      <style:table-cell-properties fo:background-color="#ffcc00"/>
    </style:style>
    <style:style style:name="Excel_5f_CondFormat_5f_1_5f_1_5f_1_20_5" style:display-name="Excel_CondFormat_1_1_1 5" style:family="table-cell" style:parent-style-name="Default">
      <style:table-cell-properties fo:background-color="#ff99cc"/>
      <style:text-properties fo:color="#800080"/>
    </style:style>
    <style:style style:name="Excel_5f_CondFormat_5f_1_5f_2_5f_1_20_5" style:display-name="Excel_CondFormat_1_2_1 5" style:family="table-cell" style:parent-style-name="Default">
      <style:table-cell-properties fo:background-color="#ff99cc"/>
      <style:text-properties fo:color="#800080"/>
    </style:style>
    <style:style style:name="Excel_5f_CondFormat_5f_1_5f_3_5f_1_20_5" style:display-name="Excel_CondFormat_1_3_1 5" style:family="table-cell" style:parent-style-name="Default">
      <style:table-cell-properties fo:background-color="#ffcc00"/>
    </style:style>
    <style:style style:name="Excel_5f_CondFormat_5f_1_5f_4_5f_1_20_5" style:display-name="Excel_CondFormat_1_4_1 5" style:family="table-cell" style:parent-style-name="Default">
      <style:table-cell-properties fo:background-color="#ffcc00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3_5f_1" style:display-name="Excel_CondFormat_1_3_1" style:family="table-cell" style:parent-style-name="Default">
      <style:table-cell-properties fo:background-color="#ffcc00"/>
    </style:style>
    <style:style style:name="Excel_5f_CondFormat_5f_1_5f_4_5f_1" style:display-name="Excel_CondFormat_1_4_1" style:family="table-cell" style:parent-style-name="Default">
      <style:table-cell-properties fo:background-color="#ffcc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3937in" fo:margin-bottom="0.3937in" fo:margin-left="0.1965in" fo:margin-right="0.1965in" style:first-page-number="continue" style:scale-to="60%" style:writing-mode="lr-tb"/>
      <style:header-style>
        <style:header-footer-properties fo:min-height="0.2953in" fo:margin-left="0.5516in" fo:margin-right="0.5516in" fo:margin-bottom="0in"/>
      </style:header-style>
      <style:footer-style>
        <style:header-footer-properties fo:min-height="0.2953in" fo:margin-left="0.5516in" fo:margin-right="0.5516in" fo:margin-top="0in"/>
      </style:footer-style>
    </style:page-layout>
    <style:page-layout style:name="Mpm4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3937in" fo:margin-right="0.3937in" style:first-page-number="continue" style:scale-to="85%" style:writing-mode="lr-tb"/>
      <style:header-style>
        <style:header-footer-properties fo:min-height="0.2953in" fo:margin-left="0.3543in" fo:margin-right="0.3543in" fo:margin-bottom="0in"/>
      </style:header-style>
      <style:footer-style>
        <style:header-footer-properties fo:min-height="0.2953in" fo:margin-left="0.3543in" fo:margin-right="0.3543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0">00/00/0000</text:date>, <text:time style:data-style-name="N2" text:time-value="15:05:53.166752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1._20_Semáforos" style:display-name="PageStyle_1. Semáfor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_20_Consulta_20_Nacional" style:display-name="PageStyle_2. Consulta Nacional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._20_Consulta_20_Nacional_20_1" style:display-name="PageStyle_2. Consulta Nacional 1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.1_20_Aspectos_20_importantes_20_Semáfo" style:display-name="PageStyle_1.1 Aspectos importantes Semáfo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.1_20_Aspectos_20_importantes_20_Semáfo_20_1" style:display-name="PageStyle_1.1 Aspectos importantes Semáfo 1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1.1_20_Aspectos_20_importantes_20_Semáfo_20_2" style:display-name="PageStyle_1.1 Aspectos importantes Semáfo 2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0T11:50:12.064437900</meta:creation-date>
    <dc:date>2025-10-20T19:19:04.721984200</dc:date>
    <meta:editing-duration>PT3H46M23S</meta:editing-duration>
    <meta:editing-cycles>4</meta:editing-cycles>
    <meta:generator>LibreOffice/25.2.5.2$Windows_X86_64 LibreOffice_project/03d19516eb2e1dd5d4ccd751a0d6f35f35e08022</meta:generator>
    <meta:document-statistic meta:table-count="6" meta:cell-count="1931" meta:object-count="0"/>
  </office:meta>
</office:document-meta>
</file>